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 fo:margin-left="0in"/>
    </style:style>
    <style:style style:name="ce10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">
      <style:table-cell-properties fo:border-bottom="0.74pt solid #000000" fo:background-color="#ffffff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8" style:family="table-cell" style:parent-style-name="Default" style:data-style-name="N122">
      <style:table-cell-properties fo:background-color="#ffffff"/>
    </style:style>
    <style:style style:name="ce19" style:family="table-cell" style:parent-style-name="Default" style:data-style-name="N1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">
      <style:table-cell-properties fo:background-color="#ccffcc"/>
    </style:style>
    <style:style style:name="ce22" style:family="table-cell" style:parent-style-name="Default" style:data-style-name="N10"/>
    <style:style style:name="ce23" style:family="table-cell" style:parent-style-name="Default" style:data-style-name="N2"/>
    <style:style style:name="ce24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2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8"/>
        <table:table-column table:style-name="co2" table:number-columns-repeated="2" table:default-cell-style-name="ce21"/>
        <table:table-column table:style-name="co2" table:default-cell-style-name="ce22"/>
        <table:table-column table:style-name="co5" table:default-cell-style-name="ce23"/>
        <table:table-column table:style-name="co2" table:default-cell-style-name="Default"/>
        <table:table-column table:style-name="co2" table:number-columns-repeated="2" table:default-cell-style-name="ce19"/>
        <table:table-column table:style-name="co2" table:number-columns-repeated="2" table:default-cell-style-name="ce24"/>
        <table:table-column table:style-name="co2" table:default-cell-style-name="ce25"/>
        <table:table-column table:style-name="co2" table:default-cell-style-name="ce19"/>
        <table:table-column table:style-name="co2" table:number-columns-repeated="1007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https://www.asep.org/asep/asep/Robergs2.pdf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<text:a xlink:href="http://journals.lww.com/acsm-msse/Fulltext/2011/07000/Quantity_and_Quality_of_Exercise_for_Developing.26.aspx" xlink:type="simple">Garber, et al (2011)</text:a>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9" office:value-type="date" office:date-value="1980-01-01" calcext:value-type="date">
            <text:p>01/01/80</text:p>
          </table:table-cell>
          <table:table-cell/>
          <table:table-cell table:style-name="ce12" office:value-type="string" calcext:value-type="string">
            <text:p>Training Min</text:p>
          </table:table-cell>
          <table:table-cell table:style-name="ce16" office:value-type="percentage" office:value="0.6" calcext:value-type="percentage">
            <office:annotation draw:style-name="gr1" draw:text-style-name="P1" svg:width="1.1413in" svg:height="1.4787in" svg:x="4.3772in" svg:y="0in" draw:caption-point-x="-0.2402in" draw:caption-point-y="0.5677in">
              <dc:creator>AM</dc:creator>
              <dc:date>2017-07-17T00:00:00</dc:date>
              <text:p text:style-name="P1"><text:span text:style-name="T1">Lower bound of training range as a percentage of heart rate reserve.</text:span></text:p>
            </office:annotation>
            <text:p>60%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0" table:formula="of:=TODAY()" office:value-type="date" office:date-value="2017-07-17" calcext:value-type="date">
            <text:p>07/17/17</text:p>
          </table:table-cell>
          <table:table-cell/>
          <table:table-cell table:style-name="ce13" office:value-type="string" calcext:value-type="string">
            <text:p>Training Max</text:p>
          </table:table-cell>
          <table:table-cell table:style-name="ce16" office:value-type="percentage" office:value="0.9" calcext:value-type="percentage">
            <office:annotation draw:style-name="gr1" draw:text-style-name="P1" svg:width="1.1413in" svg:height="1.4787in" svg:x="4.3772in" svg:y="0.1508in" draw:caption-point-x="-0.2402in" draw:caption-point-y="0.5945in">
              <dc:creator>AM</dc:creator>
              <dc:date>2017-07-17T00:00:00</dc:date>
              <text:p text:style-name="P1"><text:span text:style-name="T1">Upper bound of training range as a percentage of heart rate reserve.</text:span></text:p>
            </office:annotation>
            <text:p>90%</text:p>
          </table:table-cell>
          <table:table-cell table:style-name="ce6"/>
          <table:table-cell table:style-name="Default" table:number-columns-repeated="4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Target Deviation</text:p>
          </table:table-cell>
          <table:table-cell table:style-name="ce17" office:value-type="float" office:value="12" calcext:value-type="float">
            <office:annotation draw:style-name="gr1" draw:text-style-name="P1" svg:width="1.1413in" svg:height="1.4787in" svg:x="4.3772in" svg:y="0.4823in" draw:caption-point-x="-0.2402in" draw:caption-point-y="0.5945in">
              <dc:creator>AM</dc:creator>
              <dc:date>2017-07-17T00:00:00</dc:date>
              <text:p text:style-name="P1"><text:span text:style-name="T1">The most you expect your heart rate to exceed the target rate programmed into automatically-adjusting equipment</text:span></text:p>
            </office:annotation>
            <text:p>12</text:p>
          </table:table-cell>
          <table:table-cell table:style-name="Default"/>
          <table:table-cell table:style-name="ce19"/>
          <table:table-cell table:style-name="Default" table:number-columns-repeated="3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Duration in Minutes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2" table:formula="of:=[.B5]" office:value-type="date" office:date-value="2017-07-17" calcext:value-type="date">
            <text:p>07/17/17</text:p>
          </table:table-cell>
          <table:table-cell/>
          <table:table-cell office:value-type="string" calcext:value-type="string">
            <text:p>Minimum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string" calcext:value-type="string">
            <text:p>Sta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2" table:formula="of:=[.B9]+180" office:value-type="date" office:date-value="2018-01-13" calcext:value-type="date">
            <text:p>01/13/18</text:p>
          </table:table-cell>
          <table:table-cell/>
          <table:table-cell office:value-type="string" calcext:value-type="string">
            <text:p>Maximum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style-name="ce20" office:value-type="string" calcext:value-type="string">
            <text:p>En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Total Days</text:p>
          </table:table-cell>
          <table:table-cell table:formula="of:=[.B10]-[.B9]" office:value-type="float" office:value="180" calcext:value-type="float">
            <text:p>18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4">
          <table:table-cell table:style-name="ce7" office:value-type="string" calcext:value-type="string">
            <text:p>Schedule Accomplished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rget HR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office:annotation draw:style-name="gr2" draw:text-style-name="P1" svg:width="1.1413in" svg:height="0.3902in" svg:x="3.7681in" svg:y="2.1209in" draw:caption-point-x="-0.2402in" draw:caption-point-y="0.5945in">
              <dc:creator>AM</dc:creator>
              <dc:date>2017-07-17T00:00:00</dc:date>
              <text:p text:style-name="P1"><text:span text:style-name="T1">Body Weight (Optional)</text:span></text:p>
            </office:annotation>
            <text:p>Weight</text:p>
          </table:table-cell>
          <table:table-cell/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office:annotation draw:style-name="gr3" draw:text-style-name="P1" svg:width="1.1413in" svg:height="1.6343in" svg:x="6.1547in" svg:y="2.1209in" draw:caption-point-x="-0.2402in" draw:caption-point-y="0.5945in">
              <dc:creator>AM</dc:creator>
              <dc:date>2017-07-17T00:00:00</dc:date>
              <text:p text:style-name="P1"><text:span text:style-name="T1">This is the target heartrate to program equipment. It adjusts based on the entered deviation to keep your heartrate within the training limits.</text:span></text:p>
            </office:annotation>
            <text:p>Usable THR</text:p>
          </table:table-cell>
          <table:table-cell table:style-name="ce8" office:value-type="string" calcext:value-type="string">
            <text:p>Duration</text:p>
          </table:table-cell>
          <table:table-cell table:style-name="ce6" office:value-type="string" calcext:value-type="string">
            <text:p>Completion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RHR</text:p>
          </table:table-cell>
          <table:table-cell table:style-name="ce6" office:value-type="string" calcext:value-type="string">
            <text:p>Max HR</text:p>
          </table:table-cell>
          <table:table-cell table:style-name="ce6" office:value-type="string" calcext:value-type="string">
            <text:p>Reserve</text:p>
          </table:table-cell>
          <table:table-cell table:style-name="ce6" office:value-type="string" calcext:value-type="string">
            <office:annotation draw:style-name="gr4" draw:text-style-name="P1" svg:width="1.1413in" svg:height="0.7012in" svg:x="12.5976in" svg:y="2.1209in" draw:caption-point-x="-0.2402in" draw:caption-point-y="0.5945in">
              <dc:creator>AM</dc:creator>
              <dc:date>2017-07-17T00:00:00</dc:date>
              <text:p text:style-name="P1"><text:span text:style-name="T1">Lower bound of training range in BPM</text:span></text:p>
            </office:annotation>
            <text:p>Min TR</text:p>
          </table:table-cell>
          <table:table-cell table:style-name="ce6" office:value-type="string" calcext:value-type="string">
            <office:annotation draw:style-name="gr4" draw:text-style-name="P1" svg:width="1.1413in" svg:height="0.7012in" svg:x="13.4866in" svg:y="2.1209in" draw:caption-point-x="-0.2402in" draw:caption-point-y="0.5945in">
              <dc:creator>AM</dc:creator>
              <dc:date>2017-07-17T00:00:00</dc:date>
              <text:p text:style-name="P1"><text:span text:style-name="T1">Upper bound of training range in BPM</text:span></text:p>
            </office:annotation>
            <text:p>Max TR</text:p>
          </table:table-cell>
          <table:table-cell table:style-name="ce6" office:value-type="string" calcext:value-type="string">
            <text:p>Days til Next</text:p>
          </table:table-cell>
          <table:table-cell table:style-name="ce8" office:value-type="string" calcext:value-type="string">
            <text:p>Target HR</text:p>
          </table:table-cell>
          <table:table-cell table:style-name="ce6" table:number-columns-repeated="1007"/>
        </table:table-row>
        <table:table-row table:style-name="ro1">
          <table:table-cell table:number-columns-repeated="5"/>
          <table:table-cell table:formula="of:=[.$B$5]" office:value-type="date" office:date-value="2017-07-17" calcext:value-type="date">
            <text:p>Mon, Jul 17</text:p>
          </table:table-cell>
          <table:table-cell table:formula="of:= [.Q15] - MAX([.$E$6] - ([.O15]-[.Q15]); 0)" office:value-type="float" office:value="136.050480492813" calcext:value-type="float">
            <text:p>136</text:p>
          </table:table-cell>
          <table:table-cell table:formula="of:=[.I15]*([.$E$10]-[.$E$9]) + [.$E$9]" office:value-type="float" office:value="15" calcext:value-type="float">
            <text:p>15</text:p>
          </table:table-cell>
          <table:table-cell table:formula="of:=MIN(([.F15]-[.$B$9])/([.$B$10]-[.$B$9]);1)" office:value-type="percentage" office:value="0" calcext:value-type="percentage">
            <text:p>0%</text:p>
          </table:table-cell>
          <table:table-cell table:formula="of:=([.F15]-[.$B$4])/365.25" office:value-type="float" office:value="37.5414099931554" calcext:value-type="float">
            <text:p>37.5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5])" office:value-type="float" office:value="180.084134154689" calcext:value-type="float">
            <office:annotation draw:style-name="gr5" draw:text-style-name="P1" svg:width="1.1413in" svg:height="0.4484in" svg:x="10.8201in" svg:y="2.2988in" draw:caption-point-x="-0.2402in" draw:caption-point-y="0.5945in">
              <dc:creator>AM</dc:creator>
              <dc:date>2017-07-17T00:00:00</dc:date>
              <text:p text:style-name="P1"><text:span text:style-name="T1">Inbar method</text:span></text:p>
            </office:annotation>
            <text:p>180</text:p>
          </table:table-cell>
          <table:table-cell table:formula="of:=[.L15]-[.K15]" office:value-type="float" office:value="110.084134154689" calcext:value-type="float">
            <text:p>110</text:p>
          </table:table-cell>
          <table:table-cell table:formula="of:= [.$E$4] * [.M15]+[.K15]" office:value-type="float" office:value="136.050480492813" calcext:value-type="float">
            <text:p>136</text:p>
          </table:table-cell>
          <table:table-cell table:formula="of:= [.$E$5] * [.M15]+[.K15]" office:value-type="float" office:value="169.07572073922" calcext:value-type="float">
            <text:p>169</text:p>
          </table:table-cell>
          <table:table-cell table:formula="of:= 7 / ([.I15] * ([.$H$10] - [.$H$9]) + [.$H$9])" office:value-type="float" office:value="2.33333333333333" calcext:value-type="float">
            <text:p>2.3</text:p>
          </table:table-cell>
          <table:table-cell table:formula="of:=[.I15]*([.O15]-[.N15]) + [.N15]" office:value-type="float" office:value="136.050480492813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5]+[.P15]" office:value-type="date" office:date-value="2017-07-19T08:00:00" calcext:value-type="date">
            <text:p>Wed, Jul 19</text:p>
          </table:table-cell>
          <table:table-cell table:formula="of:= [.Q16] - MAX([.$E$6] - ([.O16]-[.Q16]); 0)" office:value-type="float" office:value="136.475942842295" calcext:value-type="float">
            <text:p>136</text:p>
          </table:table-cell>
          <table:table-cell table:formula="of:=[.I16]*([.$E$10]-[.$E$9]) + [.$E$9]" office:value-type="float" office:value="15.5833333333339" calcext:value-type="float">
            <text:p>16</text:p>
          </table:table-cell>
          <table:table-cell table:formula="of:=MIN(([.F16]-[.$B$9])/([.$B$10]-[.$B$9]);1)" office:value-type="percentage" office:value="0.0129629629629764" calcext:value-type="percentage">
            <text:p>1%</text:p>
          </table:table-cell>
          <table:table-cell table:formula="of:=([.F16]-[.$B$4])/365.25" office:value-type="float" office:value="37.5477983116587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6])" office:value-type="float" office:value="180.079758156514" calcext:value-type="float">
            <text:p>180</text:p>
          </table:table-cell>
          <table:table-cell table:formula="of:=[.L16]-[.K16]" office:value-type="float" office:value="110.079758156514" calcext:value-type="float">
            <text:p>110</text:p>
          </table:table-cell>
          <table:table-cell table:formula="of:= [.$E$4] * [.M16]+[.K16]" office:value-type="float" office:value="136.047854893908" calcext:value-type="float">
            <text:p>136</text:p>
          </table:table-cell>
          <table:table-cell table:formula="of:= [.$E$5] * [.M16]+[.K16]" office:value-type="float" office:value="169.071782340862" calcext:value-type="float">
            <text:p>169</text:p>
          </table:table-cell>
          <table:table-cell table:formula="of:= 7 / ([.I16] * ([.$H$10] - [.$H$9]) + [.$H$9])" office:value-type="float" office:value="2.31334149326803" calcext:value-type="float">
            <text:p>2.3</text:p>
          </table:table-cell>
          <table:table-cell table:formula="of:=[.I16]*([.O16]-[.N16]) + [.N16]" office:value-type="float" office:value="136.475942842295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6]+[.P16]" office:value-type="date" office:date-value="2017-07-21T15:31:12.705018" calcext:value-type="date">
            <text:p>Fri, Jul 21</text:p>
          </table:table-cell>
          <table:table-cell table:formula="of:= [.Q17] - MAX([.$E$6] - ([.O17]-[.Q17]); 0)" office:value-type="float" office:value="136.89772626016" calcext:value-type="float">
            <text:p>137</text:p>
          </table:table-cell>
          <table:table-cell table:formula="of:=[.I17]*([.$E$10]-[.$E$9]) + [.$E$9]" office:value-type="float" office:value="16.1616687066507" calcext:value-type="float">
            <text:p>16</text:p>
          </table:table-cell>
          <table:table-cell table:formula="of:=MIN(([.F17]-[.$B$9])/([.$B$10]-[.$B$9]);1)" office:value-type="percentage" office:value="0.0258148601477943" calcext:value-type="percentage">
            <text:p>3%</text:p>
          </table:table-cell>
          <table:table-cell table:formula="of:=([.F17]-[.$B$4])/365.25" office:value-type="float" office:value="37.5541318954869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7])" office:value-type="float" office:value="180.075419651591" calcext:value-type="float">
            <text:p>180</text:p>
          </table:table-cell>
          <table:table-cell table:formula="of:=[.L17]-[.K17]" office:value-type="float" office:value="110.075419651591" calcext:value-type="float">
            <text:p>110</text:p>
          </table:table-cell>
          <table:table-cell table:formula="of:= [.$E$4] * [.M17]+[.K17]" office:value-type="float" office:value="136.045251790955" calcext:value-type="float">
            <text:p>136</text:p>
          </table:table-cell>
          <table:table-cell table:formula="of:= [.$E$5] * [.M17]+[.K17]" office:value-type="float" office:value="169.067877686432" calcext:value-type="float">
            <text:p>169</text:p>
          </table:table-cell>
          <table:table-cell table:formula="of:= 7 / ([.I17] * ([.$H$10] - [.$H$9]) + [.$H$9])" office:value-type="float" office:value="2.29385628061125" calcext:value-type="float">
            <text:p>2.3</text:p>
          </table:table-cell>
          <table:table-cell table:formula="of:=[.I17]*([.O17]-[.N17]) + [.N17]" office:value-type="float" office:value="136.89772626016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7]+[.P17]" office:value-type="date" office:date-value="2017-07-23T22:34:21.887663" calcext:value-type="date">
            <text:p>Sun, Jul 23</text:p>
          </table:table-cell>
          <table:table-cell table:formula="of:= [.Q18] - MAX([.$E$6] - ([.O18]-[.Q18]); 0)" office:value-type="float" office:value="137.315923974419" calcext:value-type="float">
            <text:p>137</text:p>
          </table:table-cell>
          <table:table-cell table:formula="of:=[.I18]*([.$E$10]-[.$E$9]) + [.$E$9]" office:value-type="float" office:value="16.7351327768029" calcext:value-type="float">
            <text:p>17</text:p>
          </table:table-cell>
          <table:table-cell table:formula="of:=MIN(([.F18]-[.$B$9])/([.$B$10]-[.$B$9]);1)" office:value-type="percentage" office:value="0.0385585061511746" calcext:value-type="percentage">
            <text:p>4%</text:p>
          </table:table-cell>
          <table:table-cell table:formula="of:=([.F18]-[.$B$4])/365.25" office:value-type="float" office:value="37.5604121317104" calcext:value-type="float">
            <text:p>37.5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8])" office:value-type="float" office:value="180.071117689778" calcext:value-type="float">
            <text:p>180</text:p>
          </table:table-cell>
          <table:table-cell table:formula="of:=[.L18]-[.K18]" office:value-type="float" office:value="110.071117689778" calcext:value-type="float">
            <text:p>110</text:p>
          </table:table-cell>
          <table:table-cell table:formula="of:= [.$E$4] * [.M18]+[.K18]" office:value-type="float" office:value="136.042670613867" calcext:value-type="float">
            <text:p>136</text:p>
          </table:table-cell>
          <table:table-cell table:formula="of:= [.$E$5] * [.M18]+[.K18]" office:value-type="float" office:value="169.064005920801" calcext:value-type="float">
            <text:p>169</text:p>
          </table:table-cell>
          <table:table-cell table:formula="of:= 7 / ([.I18] * ([.$H$10] - [.$H$9]) + [.$H$9])" office:value-type="float" office:value="2.27485661806617" calcext:value-type="float">
            <text:p>2.3</text:p>
          </table:table-cell>
          <table:table-cell table:formula="of:=[.I18]*([.O18]-[.N18]) + [.N18]" office:value-type="float" office:value="137.315923974419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8]+[.P18]" office:value-type="date" office:date-value="2017-07-26T05:10:09.499464" calcext:value-type="date">
            <text:p>Wed, Jul 26</text:p>
          </table:table-cell>
          <table:table-cell table:formula="of:= [.Q19] - MAX([.$E$6] - ([.O19]-[.Q19]); 0)" office:value-type="float" office:value="137.730625334588" calcext:value-type="float">
            <text:p>138</text:p>
          </table:table-cell>
          <table:table-cell table:formula="of:=[.I19]*([.$E$10]-[.$E$9]) + [.$E$9]" office:value-type="float" office:value="17.3038469313196" calcext:value-type="float">
            <text:p>17</text:p>
          </table:table-cell>
          <table:table-cell table:formula="of:=MIN(([.F19]-[.$B$9])/([.$B$10]-[.$B$9]);1)" office:value-type="percentage" office:value="0.0511965984737698" calcext:value-type="percentage">
            <text:p>5%</text:p>
          </table:table-cell>
          <table:table-cell table:formula="of:=([.F19]-[.$B$4])/365.25" office:value-type="float" office:value="37.5666403496928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9])" office:value-type="float" office:value="180.06685136046" calcext:value-type="float">
            <text:p>180</text:p>
          </table:table-cell>
          <table:table-cell table:formula="of:=[.L19]-[.K19]" office:value-type="float" office:value="110.06685136046" calcext:value-type="float">
            <text:p>110</text:p>
          </table:table-cell>
          <table:table-cell table:formula="of:= [.$E$4] * [.M19]+[.K19]" office:value-type="float" office:value="136.040110816276" calcext:value-type="float">
            <text:p>136</text:p>
          </table:table-cell>
          <table:table-cell table:formula="of:= [.$E$5] * [.M19]+[.K19]" office:value-type="float" office:value="169.060166224414" calcext:value-type="float">
            <text:p>169</text:p>
          </table:table-cell>
          <table:table-cell table:formula="of:= 7 / ([.I19] * ([.$H$10] - [.$H$9]) + [.$H$9])" office:value-type="float" office:value="2.25632263727478" calcext:value-type="float">
            <text:p>2.3</text:p>
          </table:table-cell>
          <table:table-cell table:formula="of:=[.I19]*([.O19]-[.N19]) + [.N19]" office:value-type="float" office:value="137.730625334588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9]+[.P19]" office:value-type="date" office:date-value="2017-07-28T11:19:15.775324" calcext:value-type="date">
            <text:p>Fri, Jul 28</text:p>
          </table:table-cell>
          <table:table-cell table:formula="of:= [.Q20] - MAX([.$E$6] - ([.O20]-[.Q20]); 0)" office:value-type="float" office:value="138.141916034134" calcext:value-type="float">
            <text:p>138</text:p>
          </table:table-cell>
          <table:table-cell table:formula="of:=[.I20]*([.$E$10]-[.$E$9]) + [.$E$9]" office:value-type="float" office:value="17.8679275906379" calcext:value-type="float">
            <text:p>18</text:p>
          </table:table-cell>
          <table:table-cell table:formula="of:=MIN(([.F20]-[.$B$9])/([.$B$10]-[.$B$9]);1)" office:value-type="percentage" office:value="0.0637317242363982" calcext:value-type="percentage">
            <text:p>6%</text:p>
          </table:table-cell>
          <table:table-cell table:formula="of:=([.F20]-[.$B$4])/365.25" office:value-type="float" office:value="37.5728178244012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0])" office:value-type="float" office:value="180.062619790285" calcext:value-type="float">
            <text:p>180</text:p>
          </table:table-cell>
          <table:table-cell table:formula="of:=[.L20]-[.K20]" office:value-type="float" office:value="110.062619790285" calcext:value-type="float">
            <text:p>110</text:p>
          </table:table-cell>
          <table:table-cell table:formula="of:= [.$E$4] * [.M20]+[.K20]" office:value-type="float" office:value="136.037571874171" calcext:value-type="float">
            <text:p>136</text:p>
          </table:table-cell>
          <table:table-cell table:formula="of:= [.$E$5] * [.M20]+[.K20]" office:value-type="float" office:value="169.056357811257" calcext:value-type="float">
            <text:p>169</text:p>
          </table:table-cell>
          <table:table-cell table:formula="of:= 7 / ([.I20] * ([.$H$10] - [.$H$9]) + [.$H$9])" office:value-type="float" office:value="2.23823559102449" calcext:value-type="float">
            <text:p>2.2</text:p>
          </table:table-cell>
          <table:table-cell table:formula="of:=[.I20]*([.O20]-[.N20]) + [.N20]" office:value-type="float" office:value="138.141916034134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0]+[.P20]" office:value-type="date" office:date-value="2017-07-30T17:02:19.330389" calcext:value-type="date">
            <text:p>Sun, Jul 30</text:p>
          </table:table-cell>
          <table:table-cell table:formula="of:= [.Q21] - MAX([.$E$6] - ([.O21]-[.Q21]); 0)" office:value-type="float" office:value="138.549878316785" calcext:value-type="float">
            <text:p>139</text:p>
          </table:table-cell>
          <table:table-cell table:formula="of:=[.I21]*([.$E$10]-[.$E$9]) + [.$E$9]" office:value-type="float" office:value="18.4274864883937" calcext:value-type="float">
            <text:p>18</text:p>
          </table:table-cell>
          <table:table-cell table:formula="of:=MIN(([.F21]-[.$B$9])/([.$B$10]-[.$B$9]);1)" office:value-type="percentage" office:value="0.0761663664087488" calcext:value-type="percentage">
            <text:p>8%</text:p>
          </table:table-cell>
          <table:table-cell table:formula="of:=([.F21]-[.$B$4])/365.25" office:value-type="float" office:value="37.5789457794759" calcext:value-type="float">
            <text:p>37.5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1])" office:value-type="float" office:value="180.058422141059" calcext:value-type="float">
            <text:p>180</text:p>
          </table:table-cell>
          <table:table-cell table:formula="of:=[.L21]-[.K21]" office:value-type="float" office:value="110.058422141059" calcext:value-type="float">
            <text:p>110</text:p>
          </table:table-cell>
          <table:table-cell table:formula="of:= [.$E$4] * [.M21]+[.K21]" office:value-type="float" office:value="136.035053284635" calcext:value-type="float">
            <text:p>136</text:p>
          </table:table-cell>
          <table:table-cell table:formula="of:= [.$E$5] * [.M21]+[.K21]" office:value-type="float" office:value="169.052579926953" calcext:value-type="float">
            <text:p>169</text:p>
          </table:table-cell>
          <table:table-cell table:formula="of:= 7 / ([.I21] * ([.$H$10] - [.$H$9]) + [.$H$9])" office:value-type="float" office:value="2.22057777312851" calcext:value-type="float">
            <text:p>2.2</text:p>
          </table:table-cell>
          <table:table-cell table:formula="of:=[.I21]*([.O21]-[.N21]) + [.N21]" office:value-type="float" office:value="138.549878316785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1]+[.P21]" office:value-type="date" office:date-value="2017-08-01T22:19:57.249987" calcext:value-type="date">
            <text:p>Tue, Aug 1</text:p>
          </table:table-cell>
          <table:table-cell table:formula="of:= [.Q22] - MAX([.$E$6] - ([.O22]-[.Q22]); 0)" office:value-type="float" office:value="138.954591168087" calcext:value-type="float">
            <text:p>139</text:p>
          </table:table-cell>
          <table:table-cell table:formula="of:=[.I22]*([.$E$10]-[.$E$9]) + [.$E$9]" office:value-type="float" office:value="18.9826309316759" calcext:value-type="float">
            <text:p>19</text:p>
          </table:table-cell>
          <table:table-cell table:formula="of:=MIN(([.F22]-[.$B$9])/([.$B$10]-[.$B$9]);1)" office:value-type="percentage" office:value="0.0885029095927975" calcext:value-type="percentage">
            <text:p>9%</text:p>
          </table:table-cell>
          <table:table-cell table:formula="of:=([.F22]-[.$B$4])/365.25" office:value-type="float" office:value="37.58502539008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2])" office:value-type="float" office:value="180.054257607795" calcext:value-type="float">
            <text:p>180</text:p>
          </table:table-cell>
          <table:table-cell table:formula="of:=[.L22]-[.K22]" office:value-type="float" office:value="110.054257607795" calcext:value-type="float">
            <text:p>110</text:p>
          </table:table-cell>
          <table:table-cell table:formula="of:= [.$E$4] * [.M22]+[.K22]" office:value-type="float" office:value="136.032554564677" calcext:value-type="float">
            <text:p>136</text:p>
          </table:table-cell>
          <table:table-cell table:formula="of:= [.$E$5] * [.M22]+[.K22]" office:value-type="float" office:value="169.048831847016" calcext:value-type="float">
            <text:p>169</text:p>
          </table:table-cell>
          <table:table-cell table:formula="of:= 7 / ([.I22] * ([.$H$10] - [.$H$9]) + [.$H$9])" office:value-type="float" office:value="2.20333244519974" calcext:value-type="float">
            <text:p>2.2</text:p>
          </table:table-cell>
          <table:table-cell table:formula="of:=[.I22]*([.O22]-[.N22]) + [.N22]" office:value-type="float" office:value="138.954591168087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2]+[.P22]" office:value-type="date" office:date-value="2017-08-04T03:12:45.173252" calcext:value-type="date">
            <text:p>Fri, Aug 4</text:p>
          </table:table-cell>
          <table:table-cell table:formula="of:= [.Q23] - MAX([.$E$6] - ([.O23]-[.Q23]); 0)" office:value-type="float" office:value="139.356130493489" calcext:value-type="float">
            <text:p>139</text:p>
          </table:table-cell>
          <table:table-cell table:formula="of:=[.I23]*([.$E$10]-[.$E$9]) + [.$E$9]" office:value-type="float" office:value="19.5334640429755" calcext:value-type="float">
            <text:p>20</text:p>
          </table:table-cell>
          <table:table-cell table:formula="of:=MIN(([.F23]-[.$B$9])/([.$B$10]-[.$B$9]);1)" office:value-type="percentage" office:value="0.100743645399456" calcext:value-type="percentage">
            <text:p>10%</text:p>
          </table:table-cell>
          <table:table-cell table:formula="of:=([.F23]-[.$B$4])/365.25" office:value-type="float" office:value="37.5910577855493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3])" office:value-type="float" office:value="180.050125416899" calcext:value-type="float">
            <text:p>180</text:p>
          </table:table-cell>
          <table:table-cell table:formula="of:=[.L23]-[.K23]" office:value-type="float" office:value="110.050125416899" calcext:value-type="float">
            <text:p>110</text:p>
          </table:table-cell>
          <table:table-cell table:formula="of:= [.$E$4] * [.M23]+[.K23]" office:value-type="float" office:value="136.030075250139" calcext:value-type="float">
            <text:p>136</text:p>
          </table:table-cell>
          <table:table-cell table:formula="of:= [.$E$5] * [.M23]+[.K23]" office:value-type="float" office:value="169.045112875209" calcext:value-type="float">
            <text:p>169</text:p>
          </table:table-cell>
          <table:table-cell table:formula="of:= 7 / ([.I23] * ([.$H$10] - [.$H$9]) + [.$H$9])" office:value-type="float" office:value="2.18648376962733" calcext:value-type="float">
            <text:p>2.2</text:p>
          </table:table-cell>
          <table:table-cell table:formula="of:=[.I23]*([.O23]-[.N23]) + [.N23]" office:value-type="float" office:value="139.356130493489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3]+[.P23]" office:value-type="date" office:date-value="2017-08-06T07:41:17.370948" calcext:value-type="date">
            <text:p>Sun, Aug 6</text:p>
          </table:table-cell>
          <table:table-cell table:formula="of:= [.Q24] - MAX([.$E$6] - ([.O24]-[.Q24]); 0)" office:value-type="float" office:value="139.754569284098" calcext:value-type="float">
            <text:p>140</text:p>
          </table:table-cell>
          <table:table-cell table:formula="of:=[.I24]*([.$E$10]-[.$E$9]) + [.$E$9]" office:value-type="float" office:value="20.0800849853822" calcext:value-type="float">
            <text:p>20</text:p>
          </table:table-cell>
          <table:table-cell table:formula="of:=MIN(([.F24]-[.$B$9])/([.$B$10]-[.$B$9]);1)" office:value-type="percentage" office:value="0.112890777452938" calcext:value-type="percentage">
            <text:p>11%</text:p>
          </table:table-cell>
          <table:table-cell table:formula="of:=([.F24]-[.$B$4])/365.25" office:value-type="float" office:value="37.597044051859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4])" office:value-type="float" office:value="180.046024824477" calcext:value-type="float">
            <text:p>180</text:p>
          </table:table-cell>
          <table:table-cell table:formula="of:=[.L24]-[.K24]" office:value-type="float" office:value="110.046024824477" calcext:value-type="float">
            <text:p>110</text:p>
          </table:table-cell>
          <table:table-cell table:formula="of:= [.$E$4] * [.M24]+[.K24]" office:value-type="float" office:value="136.027614894686" calcext:value-type="float">
            <text:p>136</text:p>
          </table:table-cell>
          <table:table-cell table:formula="of:= [.$E$5] * [.M24]+[.K24]" office:value-type="float" office:value="169.041422342029" calcext:value-type="float">
            <text:p>169</text:p>
          </table:table-cell>
          <table:table-cell table:formula="of:= 7 / ([.I24] * ([.$H$10] - [.$H$9]) + [.$H$9])" office:value-type="float" office:value="2.17001674814408" calcext:value-type="float">
            <text:p>2.2</text:p>
          </table:table-cell>
          <table:table-cell table:formula="of:=[.I24]*([.O24]-[.N24]) + [.N24]" office:value-type="float" office:value="139.754569284098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4]+[.P24]" office:value-type="date" office:date-value="2017-08-08T11:46:06.817988" calcext:value-type="date">
            <text:p>Tue, Aug 8</text:p>
          </table:table-cell>
          <table:table-cell table:formula="of:= [.Q25] - MAX([.$E$6] - ([.O25]-[.Q25]); 0)" office:value-type="float" office:value="140.149977771126" calcext:value-type="float">
            <text:p>140</text:p>
          </table:table-cell>
          <table:table-cell table:formula="of:=[.I25]*([.$E$10]-[.$E$9]) + [.$E$9]" office:value-type="float" office:value="20.6225891724189" calcext:value-type="float">
            <text:p>21</text:p>
          </table:table-cell>
          <table:table-cell table:formula="of:=MIN(([.F25]-[.$B$9])/([.$B$10]-[.$B$9]);1)" office:value-type="percentage" office:value="0.124946426053753" calcext:value-type="percentage">
            <text:p>12%</text:p>
          </table:table-cell>
          <table:table-cell table:formula="of:=([.F25]-[.$B$4])/365.25" office:value-type="float" office:value="37.602985233921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5])" office:value-type="float" office:value="180.041955114764" calcext:value-type="float">
            <text:p>180</text:p>
          </table:table-cell>
          <table:table-cell table:formula="of:=[.L25]-[.K25]" office:value-type="float" office:value="110.041955114764" calcext:value-type="float">
            <text:p>110</text:p>
          </table:table-cell>
          <table:table-cell table:formula="of:= [.$E$4] * [.M25]+[.K25]" office:value-type="float" office:value="136.025173068858" calcext:value-type="float">
            <text:p>136</text:p>
          </table:table-cell>
          <table:table-cell table:formula="of:= [.$E$5] * [.M25]+[.K25]" office:value-type="float" office:value="169.037759603288" calcext:value-type="float">
            <text:p>169</text:p>
          </table:table-cell>
          <table:table-cell table:formula="of:= 7 / ([.I25] * ([.$H$10] - [.$H$9]) + [.$H$9])" office:value-type="float" office:value="2.1539171654415" calcext:value-type="float">
            <text:p>2.2</text:p>
          </table:table-cell>
          <table:table-cell table:formula="of:=[.I25]*([.O25]-[.N25]) + [.N25]" office:value-type="float" office:value="140.149977771126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5]+[.P25]" office:value-type="date" office:date-value="2017-08-10T15:27:45.261082" calcext:value-type="date">
            <text:p>Thu, Aug 10</text:p>
          </table:table-cell>
          <table:table-cell table:formula="of:= [.Q26] - MAX([.$E$6] - ([.O26]-[.Q26]); 0)" office:value-type="float" office:value="140.54242356996" calcext:value-type="float">
            <text:p>141</text:p>
          </table:table-cell>
          <table:table-cell table:formula="of:=[.I26]*([.$E$10]-[.$E$9]) + [.$E$9]" office:value-type="float" office:value="21.1610684637799" calcext:value-type="float">
            <text:p>21</text:p>
          </table:table-cell>
          <table:table-cell table:formula="of:=MIN(([.F26]-[.$B$9])/([.$B$10]-[.$B$9]);1)" office:value-type="percentage" office:value="0.136912632528442" calcext:value-type="percentage">
            <text:p>14%</text:p>
          </table:table-cell>
          <table:table-cell table:formula="of:=([.F26]-[.$B$4])/365.25" office:value-type="float" office:value="37.6088823377279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6])" office:value-type="float" office:value="180.037915598656" calcext:value-type="float">
            <text:p>180</text:p>
          </table:table-cell>
          <table:table-cell table:formula="of:=[.L26]-[.K26]" office:value-type="float" office:value="110.037915598656" calcext:value-type="float">
            <text:p>110</text:p>
          </table:table-cell>
          <table:table-cell table:formula="of:= [.$E$4] * [.M26]+[.K26]" office:value-type="float" office:value="136.022749359194" calcext:value-type="float">
            <text:p>136</text:p>
          </table:table-cell>
          <table:table-cell table:formula="of:= [.$E$5] * [.M26]+[.K26]" office:value-type="float" office:value="169.034124038791" calcext:value-type="float">
            <text:p>169</text:p>
          </table:table-cell>
          <table:table-cell table:formula="of:= 7 / ([.I26] * ([.$H$10] - [.$H$9]) + [.$H$9])" office:value-type="float" office:value="2.1381715373494" calcext:value-type="float">
            <text:p>2.1</text:p>
          </table:table-cell>
          <table:table-cell table:formula="of:=[.I26]*([.O26]-[.N26]) + [.N26]" office:value-type="float" office:value="140.54242356996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6]+[.P26]" office:value-type="date" office:date-value="2017-08-12T18:46:43.281909" calcext:value-type="date">
            <text:p>Sat, Aug 12</text:p>
          </table:table-cell>
          <table:table-cell table:formula="of:= [.Q27] - MAX([.$E$6] - ([.O27]-[.Q27]); 0)" office:value-type="float" office:value="140.931971814707" calcext:value-type="float">
            <text:p>141</text:p>
          </table:table-cell>
          <table:table-cell table:formula="of:=[.I27]*([.$E$10]-[.$E$9]) + [.$E$9]" office:value-type="float" office:value="21.6956113481174" calcext:value-type="float">
            <text:p>22</text:p>
          </table:table-cell>
          <table:table-cell table:formula="of:=MIN(([.F27]-[.$B$9])/([.$B$10]-[.$B$9]);1)" office:value-type="percentage" office:value="0.148791363291497" calcext:value-type="percentage">
            <text:p>15%</text:p>
          </table:table-cell>
          <table:table-cell table:formula="of:=([.F27]-[.$B$4])/365.25" office:value-type="float" office:value="37.6147363323545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7])" office:value-type="float" office:value="180.033905612337" calcext:value-type="float">
            <text:p>180</text:p>
          </table:table-cell>
          <table:table-cell table:formula="of:=[.L27]-[.K27]" office:value-type="float" office:value="110.033905612337" calcext:value-type="float">
            <text:p>110</text:p>
          </table:table-cell>
          <table:table-cell table:formula="of:= [.$E$4] * [.M27]+[.K27]" office:value-type="float" office:value="136.020343367402" calcext:value-type="float">
            <text:p>136</text:p>
          </table:table-cell>
          <table:table-cell table:formula="of:= [.$E$5] * [.M27]+[.K27]" office:value-type="float" office:value="169.030515051104" calcext:value-type="float">
            <text:p>169</text:p>
          </table:table-cell>
          <table:table-cell table:formula="of:= 7 / ([.I27] * ([.$H$10] - [.$H$9]) + [.$H$9])" office:value-type="float" office:value="2.12276706314916" calcext:value-type="float">
            <text:p>2.1</text:p>
          </table:table-cell>
          <table:table-cell table:formula="of:=[.I27]*([.O27]-[.N27]) + [.N27]" office:value-type="float" office:value="140.931971814707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7]+[.P27]" office:value-type="date" office:date-value="2017-08-14T21:43:30.356165" calcext:value-type="date">
            <text:p>Mon, Aug 14</text:p>
          </table:table-cell>
          <table:table-cell table:formula="of:= [.Q28] - MAX([.$E$6] - ([.O28]-[.Q28]); 0)" office:value-type="float" office:value="141.318685283949" calcext:value-type="float">
            <text:p>141</text:p>
          </table:table-cell>
          <table:table-cell table:formula="of:=[.I28]*([.$E$10]-[.$E$9]) + [.$E$9]" office:value-type="float" office:value="22.2263031139046" calcext:value-type="float">
            <text:p>22</text:p>
          </table:table-cell>
          <table:table-cell table:formula="of:=MIN(([.F28]-[.$B$9])/([.$B$10]-[.$B$9]);1)" office:value-type="percentage" office:value="0.160584513642324" calcext:value-type="percentage">
            <text:p>16%</text:p>
          </table:table-cell>
          <table:table-cell table:formula="of:=([.F28]-[.$B$4])/365.25" office:value-type="float" office:value="37.6205481518292" calcext:value-type="float">
            <text:p>37.6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8])" office:value-type="float" office:value="180.029924515997" calcext:value-type="float">
            <text:p>180</text:p>
          </table:table-cell>
          <table:table-cell table:formula="of:=[.L28]-[.K28]" office:value-type="float" office:value="110.029924515997" calcext:value-type="float">
            <text:p>110</text:p>
          </table:table-cell>
          <table:table-cell table:formula="of:= [.$E$4] * [.M28]+[.K28]" office:value-type="float" office:value="136.017954709598" calcext:value-type="float">
            <text:p>136</text:p>
          </table:table-cell>
          <table:table-cell table:formula="of:= [.$E$5] * [.M28]+[.K28]" office:value-type="float" office:value="169.026932064397" calcext:value-type="float">
            <text:p>169</text:p>
          </table:table-cell>
          <table:table-cell table:formula="of:= 7 / ([.I28] * ([.$H$10] - [.$H$9]) + [.$H$9])" office:value-type="float" office:value="2.10769158163658" calcext:value-type="float">
            <text:p>2.1</text:p>
          </table:table-cell>
          <table:table-cell table:formula="of:=[.I28]*([.O28]-[.N28]) + [.N28]" office:value-type="float" office:value="141.318685283949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8]+[.P28]" office:value-type="date" office:date-value="2017-08-17T00:18:34.908819" calcext:value-type="date">
            <text:p>Thu, Aug 17</text:p>
          </table:table-cell>
          <table:table-cell table:formula="of:= [.Q29] - MAX([.$E$6] - ([.O29]-[.Q29]); 0)" office:value-type="float" office:value="141.702624518429" calcext:value-type="float">
            <text:p>142</text:p>
          </table:table-cell>
          <table:table-cell table:formula="of:=[.I29]*([.$E$10]-[.$E$9]) + [.$E$9]" office:value-type="float" office:value="22.7532260093139" calcext:value-type="float">
            <text:p>23</text:p>
          </table:table-cell>
          <table:table-cell table:formula="of:=MIN(([.F29]-[.$B$9])/([.$B$10]-[.$B$9]);1)" office:value-type="percentage" office:value="0.172293911318088" calcext:value-type="percentage">
            <text:p>17%</text:p>
          </table:table-cell>
          <table:table-cell table:formula="of:=([.F29]-[.$B$4])/365.25" office:value-type="float" office:value="37.626318696885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9])" office:value-type="float" office:value="180.025971692634" calcext:value-type="float">
            <text:p>180</text:p>
          </table:table-cell>
          <table:table-cell table:formula="of:=[.L29]-[.K29]" office:value-type="float" office:value="110.025971692634" calcext:value-type="float">
            <text:p>110</text:p>
          </table:table-cell>
          <table:table-cell table:formula="of:= [.$E$4] * [.M29]+[.K29]" office:value-type="float" office:value="136.01558301558" calcext:value-type="float">
            <text:p>136</text:p>
          </table:table-cell>
          <table:table-cell table:formula="of:= [.$E$5] * [.M29]+[.K29]" office:value-type="float" office:value="169.02337452337" calcext:value-type="float">
            <text:p>169</text:p>
          </table:table-cell>
          <table:table-cell table:formula="of:= 7 / ([.I29] * ([.$H$10] - [.$H$9]) + [.$H$9])" office:value-type="float" office:value="2.09293353059052" calcext:value-type="float">
            <text:p>2.1</text:p>
          </table:table-cell>
          <table:table-cell table:formula="of:=[.I29]*([.O29]-[.N29]) + [.N29]" office:value-type="float" office:value="141.702624518429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9]+[.P29]" office:value-type="date" office:date-value="2017-08-19T02:32:24.365862" calcext:value-type="date">
            <text:p>Sat, Aug 19</text:p>
          </table:table-cell>
          <table:table-cell table:formula="of:= [.Q30] - MAX([.$E$6] - ([.O30]-[.Q30]); 0)" office:value-type="float" office:value="142.083847931266" calcext:value-type="float">
            <text:p>142</text:p>
          </table:table-cell>
          <table:table-cell table:formula="of:=[.I30]*([.$E$10]-[.$E$9]) + [.$E$9]" office:value-type="float" office:value="23.2764593919619" calcext:value-type="float">
            <text:p>23</text:p>
          </table:table-cell>
          <table:table-cell table:formula="of:=MIN(([.F30]-[.$B$9])/([.$B$10]-[.$B$9]);1)" office:value-type="percentage" office:value="0.183921319821376" calcext:value-type="percentage">
            <text:p>18%</text:p>
          </table:table-cell>
          <table:table-cell table:formula="of:=([.F30]-[.$B$4])/365.25" office:value-type="float" office:value="37.6320488365992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0])" office:value-type="float" office:value="180.02204654693" calcext:value-type="float">
            <text:p>180</text:p>
          </table:table-cell>
          <table:table-cell table:formula="of:=[.L30]-[.K30]" office:value-type="float" office:value="110.02204654693" calcext:value-type="float">
            <text:p>110</text:p>
          </table:table-cell>
          <table:table-cell table:formula="of:= [.$E$4] * [.M30]+[.K30]" office:value-type="float" office:value="136.013227928158" calcext:value-type="float">
            <text:p>136</text:p>
          </table:table-cell>
          <table:table-cell table:formula="of:= [.$E$5] * [.M30]+[.K30]" office:value-type="float" office:value="169.019841892237" calcext:value-type="float">
            <text:p>169</text:p>
          </table:table-cell>
          <table:table-cell table:formula="of:= 7 / ([.I30] * ([.$H$10] - [.$H$9]) + [.$H$9])" office:value-type="float" office:value="2.0784819093396" calcext:value-type="float">
            <text:p>2.1</text:p>
          </table:table-cell>
          <table:table-cell table:formula="of:=[.I30]*([.O30]-[.N30]) + [.N30]" office:value-type="float" office:value="142.08384793126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0]+[.P30]" office:value-type="date" office:date-value="2017-08-21T04:25:25.202829" calcext:value-type="date">
            <text:p>Mon, Aug 21</text:p>
          </table:table-cell>
          <table:table-cell table:formula="of:= [.Q31] - MAX([.$E$6] - ([.O31]-[.Q31]); 0)" office:value-type="float" office:value="142.462411911286" calcext:value-type="float">
            <text:p>142</text:p>
          </table:table-cell>
          <table:table-cell table:formula="of:=[.I31]*([.$E$10]-[.$E$9]) + [.$E$9]" office:value-type="float" office:value="23.7960798692966" calcext:value-type="float">
            <text:p>24</text:p>
          </table:table-cell>
          <table:table-cell table:formula="of:=MIN(([.F31]-[.$B$9])/([.$B$10]-[.$B$9]);1)" office:value-type="percentage" office:value="0.195468441539924" calcext:value-type="percentage">
            <text:p>20%</text:p>
          </table:table-cell>
          <table:table-cell table:formula="of:=([.F31]-[.$B$4])/365.25" office:value-type="float" office:value="37.6377394099307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1])" office:value-type="float" office:value="180.018148504197" calcext:value-type="float">
            <text:p>180</text:p>
          </table:table-cell>
          <table:table-cell table:formula="of:=[.L31]-[.K31]" office:value-type="float" office:value="110.018148504197" calcext:value-type="float">
            <text:p>110</text:p>
          </table:table-cell>
          <table:table-cell table:formula="of:= [.$E$4] * [.M31]+[.K31]" office:value-type="float" office:value="136.010889102518" calcext:value-type="float">
            <text:p>136</text:p>
          </table:table-cell>
          <table:table-cell table:formula="of:= [.$E$5] * [.M31]+[.K31]" office:value-type="float" office:value="169.016333653778" calcext:value-type="float">
            <text:p>169</text:p>
          </table:table-cell>
          <table:table-cell table:formula="of:= 7 / ([.I31] * ([.$H$10] - [.$H$9]) + [.$H$9])" office:value-type="float" office:value="2.06432624415061" calcext:value-type="float">
            <text:p>2.1</text:p>
          </table:table-cell>
          <table:table-cell table:formula="of:=[.I31]*([.O31]-[.N31]) + [.N31]" office:value-type="float" office:value="142.46241191128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1]+[.P31]" office:value-type="date" office:date-value="2017-08-23T05:58:02.990324" calcext:value-type="date">
            <text:p>Wed, Aug 23</text:p>
          </table:table-cell>
          <table:table-cell table:formula="of:= [.Q32] - MAX([.$E$6] - ([.O32]-[.Q32]); 0)" office:value-type="float" office:value="142.838370919989" calcext:value-type="float">
            <text:p>143</text:p>
          </table:table-cell>
          <table:table-cell table:formula="of:=[.I32]*([.$E$10]-[.$E$9]) + [.$E$9]" office:value-type="float" office:value="24.3121614303345" calcext:value-type="float">
            <text:p>24</text:p>
          </table:table-cell>
          <table:table-cell table:formula="of:=MIN(([.F32]-[.$B$9])/([.$B$10]-[.$B$9]);1)" office:value-type="percentage" office:value="0.206936920674101" calcext:value-type="percentage">
            <text:p>21%</text:p>
          </table:table-cell>
          <table:table-cell table:formula="of:=([.F32]-[.$B$4])/365.25" office:value-type="float" office:value="37.6433912271631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2])" office:value-type="float" office:value="180.014277009393" calcext:value-type="float">
            <text:p>180</text:p>
          </table:table-cell>
          <table:table-cell table:formula="of:=[.L32]-[.K32]" office:value-type="float" office:value="110.014277009393" calcext:value-type="float">
            <text:p>110</text:p>
          </table:table-cell>
          <table:table-cell table:formula="of:= [.$E$4] * [.M32]+[.K32]" office:value-type="float" office:value="136.008566205636" calcext:value-type="float">
            <text:p>136</text:p>
          </table:table-cell>
          <table:table-cell table:formula="of:= [.$E$5] * [.M32]+[.K32]" office:value-type="float" office:value="169.012849308454" calcext:value-type="float">
            <text:p>169</text:p>
          </table:table-cell>
          <table:table-cell table:formula="of:= 7 / ([.I32] * ([.$H$10] - [.$H$9]) + [.$H$9])" office:value-type="float" office:value="2.0504565561906" calcext:value-type="float">
            <text:p>2.1</text:p>
          </table:table-cell>
          <table:table-cell table:formula="of:=[.I32]*([.O32]-[.N32]) + [.N32]" office:value-type="float" office:value="142.838370919989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2]+[.P32]" office:value-type="date" office:date-value="2017-08-25T07:10:42.436779" calcext:value-type="date">
            <text:p>Fri, Aug 25</text:p>
          </table:table-cell>
          <table:table-cell table:formula="of:= [.Q33] - MAX([.$E$6] - ([.O33]-[.Q33]); 0)" office:value-type="float" office:value="143.211777582617" calcext:value-type="float">
            <text:p>143</text:p>
          </table:table-cell>
          <table:table-cell table:formula="of:=[.I33]*([.$E$10]-[.$E$9]) + [.$E$9]" office:value-type="float" office:value="24.8247755693828" calcext:value-type="float">
            <text:p>25</text:p>
          </table:table-cell>
          <table:table-cell table:formula="of:=MIN(([.F33]-[.$B$9])/([.$B$10]-[.$B$9]);1)" office:value-type="percentage" office:value="0.218328345986285" calcext:value-type="percentage">
            <text:p>22%</text:p>
          </table:table-cell>
          <table:table-cell table:formula="of:=([.F33]-[.$B$4])/365.25" office:value-type="float" office:value="37.6490050712595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3])" office:value-type="float" office:value="180.010431526187" calcext:value-type="float">
            <text:p>180</text:p>
          </table:table-cell>
          <table:table-cell table:formula="of:=[.L33]-[.K33]" office:value-type="float" office:value="110.010431526187" calcext:value-type="float">
            <text:p>110</text:p>
          </table:table-cell>
          <table:table-cell table:formula="of:= [.$E$4] * [.M33]+[.K33]" office:value-type="float" office:value="136.006258915712" calcext:value-type="float">
            <text:p>136</text:p>
          </table:table-cell>
          <table:table-cell table:formula="of:= [.$E$5] * [.M33]+[.K33]" office:value-type="float" office:value="169.009388373569" calcext:value-type="float">
            <text:p>169</text:p>
          </table:table-cell>
          <table:table-cell table:formula="of:= 7 / ([.I33] * ([.$H$10] - [.$H$9]) + [.$H$9])" office:value-type="float" office:value="2.03686333183957" calcext:value-type="float">
            <text:p>2.0</text:p>
          </table:table-cell>
          <table:table-cell table:formula="of:=[.I33]*([.O33]-[.N33]) + [.N33]" office:value-type="float" office:value="143.211777582617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3]+[.P33]" office:value-type="date" office:date-value="2017-08-27T08:03:47.42865" calcext:value-type="date">
            <text:p>Sun, Aug 27</text:p>
          </table:table-cell>
          <table:table-cell table:formula="of:= [.Q34] - MAX([.$E$6] - ([.O34]-[.Q34]); 0)" office:value-type="float" office:value="143.582682773755" calcext:value-type="float">
            <text:p>144</text:p>
          </table:table-cell>
          <table:table-cell table:formula="of:=[.I34]*([.$E$10]-[.$E$9]) + [.$E$9]" office:value-type="float" office:value="25.3339914023436" calcext:value-type="float">
            <text:p>25</text:p>
          </table:table-cell>
          <table:table-cell table:formula="of:=MIN(([.F34]-[.$B$9])/([.$B$10]-[.$B$9]);1)" office:value-type="percentage" office:value="0.229644253385413" calcext:value-type="percentage">
            <text:p>23%</text:p>
          </table:table-cell>
          <table:table-cell table:formula="of:=([.F34]-[.$B$4])/365.25" office:value-type="float" office:value="37.6545816991359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4])" office:value-type="float" office:value="180.006611536092" calcext:value-type="float">
            <text:p>180</text:p>
          </table:table-cell>
          <table:table-cell table:formula="of:=[.L34]-[.K34]" office:value-type="float" office:value="110.006611536092" calcext:value-type="float">
            <text:p>110</text:p>
          </table:table-cell>
          <table:table-cell table:formula="of:= [.$E$4] * [.M34]+[.K34]" office:value-type="float" office:value="136.003966921655" calcext:value-type="float">
            <text:p>136</text:p>
          </table:table-cell>
          <table:table-cell table:formula="of:= [.$E$5] * [.M34]+[.K34]" office:value-type="float" office:value="169.005950382483" calcext:value-type="float">
            <text:p>169</text:p>
          </table:table-cell>
          <table:table-cell table:formula="of:= 7 / ([.I34] * ([.$H$10] - [.$H$9]) + [.$H$9])" office:value-type="float" office:value="2.02353749515225" calcext:value-type="float">
            <text:p>2.0</text:p>
          </table:table-cell>
          <table:table-cell table:formula="of:=[.I34]*([.O34]-[.N34]) + [.N34]" office:value-type="float" office:value="143.582682773755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4]+[.P34]" office:value-type="date" office:date-value="2017-08-29T08:37:41.068231" calcext:value-type="date">
            <text:p>Tue, Aug 29</text:p>
          </table:table-cell>
          <table:table-cell table:formula="of:= [.Q35] - MAX([.$E$6] - ([.O35]-[.Q35]); 0)" office:value-type="float" office:value="143.951135697869" calcext:value-type="float">
            <text:p>144</text:p>
          </table:table-cell>
          <table:table-cell table:formula="of:=[.I35]*([.$E$10]-[.$E$9]) + [.$E$9]" office:value-type="float" office:value="25.8398757761315" calcext:value-type="float">
            <text:p>26</text:p>
          </table:table-cell>
          <table:table-cell table:formula="of:=MIN(([.F35]-[.$B$9])/([.$B$10]-[.$B$9]);1)" office:value-type="percentage" office:value="0.240886128358478" calcext:value-type="percentage">
            <text:p>24%</text:p>
          </table:table-cell>
          <table:table-cell table:formula="of:=([.F35]-[.$B$4])/365.25" office:value-type="float" office:value="37.6601218428598" calcext:value-type="float">
            <text:p>37.6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5])" office:value-type="float" office:value="180.002816537641" calcext:value-type="float">
            <text:p>180</text:p>
          </table:table-cell>
          <table:table-cell table:formula="of:=[.L35]-[.K35]" office:value-type="float" office:value="110.002816537641" calcext:value-type="float">
            <text:p>110</text:p>
          </table:table-cell>
          <table:table-cell table:formula="of:= [.$E$4] * [.M35]+[.K35]" office:value-type="float" office:value="136.001689922585" calcext:value-type="float">
            <text:p>136</text:p>
          </table:table-cell>
          <table:table-cell table:formula="of:= [.$E$5] * [.M35]+[.K35]" office:value-type="float" office:value="169.002534883877" calcext:value-type="float">
            <text:p>169</text:p>
          </table:table-cell>
          <table:table-cell table:formula="of:= 7 / ([.I35] * ([.$H$10] - [.$H$9]) + [.$H$9])" office:value-type="float" office:value="2.01047038228757" calcext:value-type="float">
            <text:p>2.0</text:p>
          </table:table-cell>
          <table:table-cell table:formula="of:=[.I35]*([.O35]-[.N35]) + [.N35]" office:value-type="float" office:value="143.951135697869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5]+[.P35]" office:value-type="date" office:date-value="2017-08-31T08:52:45.709261" calcext:value-type="date">
            <text:p>Thu, Aug 31</text:p>
          </table:table-cell>
          <table:table-cell table:formula="of:= [.Q36] - MAX([.$E$6] - ([.O36]-[.Q36]); 0)" office:value-type="float" office:value="144.317183965144" calcext:value-type="float">
            <text:p>144</text:p>
          </table:table-cell>
          <table:table-cell table:formula="of:=[.I36]*([.$E$10]-[.$E$9]) + [.$E$9]" office:value-type="float" office:value="26.3424933717033" calcext:value-type="float">
            <text:p>26</text:p>
          </table:table-cell>
          <table:table-cell table:formula="of:=MIN(([.F36]-[.$B$9])/([.$B$10]-[.$B$9]);1)" office:value-type="percentage" office:value="0.252055408260074" calcext:value-type="percentage">
            <text:p>25%</text:p>
          </table:table-cell>
          <table:table-cell table:formula="of:=([.F36]-[.$B$4])/365.25" office:value-type="float" office:value="37.6656262107784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6])" office:value-type="float" office:value="179.999046045617" calcext:value-type="float">
            <text:p>180</text:p>
          </table:table-cell>
          <table:table-cell table:formula="of:=[.L36]-[.K36]" office:value-type="float" office:value="109.999046045617" calcext:value-type="float">
            <text:p>110</text:p>
          </table:table-cell>
          <table:table-cell table:formula="of:= [.$E$4] * [.M36]+[.K36]" office:value-type="float" office:value="135.99942762737" calcext:value-type="float">
            <text:p>136</text:p>
          </table:table-cell>
          <table:table-cell table:formula="of:= [.$E$5] * [.M36]+[.K36]" office:value-type="float" office:value="168.999141441055" calcext:value-type="float">
            <text:p>169</text:p>
          </table:table-cell>
          <table:table-cell table:formula="of:= 7 / ([.I36] * ([.$H$10] - [.$H$9]) + [.$H$9])" office:value-type="float" office:value="1.99765371774159" calcext:value-type="float">
            <text:p>2.0</text:p>
          </table:table-cell>
          <table:table-cell table:formula="of:=[.I36]*([.O36]-[.N36]) + [.N36]" office:value-type="float" office:value="144.317183965144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6]+[.P36]" office:value-type="date" office:date-value="2017-09-02T08:49:22.990474" calcext:value-type="date">
            <text:p>Sat, Sep 2</text:p>
          </table:table-cell>
          <table:table-cell table:formula="of:= [.Q37] - MAX([.$E$6] - ([.O37]-[.Q37]); 0)" office:value-type="float" office:value="144.680873662939" calcext:value-type="float">
            <text:p>145</text:p>
          </table:table-cell>
          <table:table-cell table:formula="of:=[.I37]*([.$E$10]-[.$E$9]) + [.$E$9]" office:value-type="float" office:value="26.841906801139" calcext:value-type="float">
            <text:p>27</text:p>
          </table:table-cell>
          <table:table-cell table:formula="of:=MIN(([.F37]-[.$B$9])/([.$B$10]-[.$B$9]);1)" office:value-type="percentage" office:value="0.263153484469755" calcext:value-type="percentage">
            <text:p>26%</text:p>
          </table:table-cell>
          <table:table-cell table:formula="of:=([.F37]-[.$B$4])/365.25" office:value-type="float" office:value="37.6710954885819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7])" office:value-type="float" office:value="179.995299590321" calcext:value-type="float">
            <text:p>180</text:p>
          </table:table-cell>
          <table:table-cell table:formula="of:=[.L37]-[.K37]" office:value-type="float" office:value="109.995299590321" calcext:value-type="float">
            <text:p>110</text:p>
          </table:table-cell>
          <table:table-cell table:formula="of:= [.$E$4] * [.M37]+[.K37]" office:value-type="float" office:value="135.997179754193" calcext:value-type="float">
            <text:p>136</text:p>
          </table:table-cell>
          <table:table-cell table:formula="of:= [.$E$5] * [.M37]+[.K37]" office:value-type="float" office:value="168.995769631289" calcext:value-type="float">
            <text:p>169</text:p>
          </table:table-cell>
          <table:table-cell table:formula="of:= 7 / ([.I37] * ([.$H$10] - [.$H$9]) + [.$H$9])" office:value-type="float" office:value="1.9850795922356" calcext:value-type="float">
            <text:p>2.0</text:p>
          </table:table-cell>
          <table:table-cell table:formula="of:=[.I37]*([.O37]-[.N37]) + [.N37]" office:value-type="float" office:value="144.680873662939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7]+[.P37]" office:value-type="date" office:date-value="2017-09-04T08:27:53.867242" calcext:value-type="date">
            <text:p>Mon, Sep 4</text:p>
          </table:table-cell>
          <table:table-cell table:formula="of:= [.Q38] - MAX([.$E$6] - ([.O38]-[.Q38]); 0)" office:value-type="float" office:value="145.042249423176" calcext:value-type="float">
            <text:p>145</text:p>
          </table:table-cell>
          <table:table-cell table:formula="of:=[.I38]*([.$E$10]-[.$E$9]) + [.$E$9]" office:value-type="float" office:value="27.338176699197" calcext:value-type="float">
            <text:p>27</text:p>
          </table:table-cell>
          <table:table-cell table:formula="of:=MIN(([.F38]-[.$B$9])/([.$B$10]-[.$B$9]);1)" office:value-type="percentage" office:value="0.2741817044266" calcext:value-type="percentage">
            <text:p>27%</text:p>
          </table:table-cell>
          <table:table-cell table:formula="of:=([.F38]-[.$B$4])/365.25" office:value-type="float" office:value="37.6765303403061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8])" office:value-type="float" office:value="179.99157671689" calcext:value-type="float">
            <text:p>180</text:p>
          </table:table-cell>
          <table:table-cell table:formula="of:=[.L38]-[.K38]" office:value-type="float" office:value="109.99157671689" calcext:value-type="float">
            <text:p>110</text:p>
          </table:table-cell>
          <table:table-cell table:formula="of:= [.$E$4] * [.M38]+[.K38]" office:value-type="float" office:value="135.994946030134" calcext:value-type="float">
            <text:p>136</text:p>
          </table:table-cell>
          <table:table-cell table:formula="of:= [.$E$5] * [.M38]+[.K38]" office:value-type="float" office:value="168.992419045201" calcext:value-type="float">
            <text:p>169</text:p>
          </table:table-cell>
          <table:table-cell table:formula="of:= 7 / ([.I38] * ([.$H$10] - [.$H$9]) + [.$H$9])" office:value-type="float" office:value="1.97274044212465" calcext:value-type="float">
            <text:p>2.0</text:p>
          </table:table-cell>
          <table:table-cell table:formula="of:=[.I38]*([.O38]-[.N38]) + [.N38]" office:value-type="float" office:value="145.04224942317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8]+[.P38]" office:value-type="date" office:date-value="2017-09-06T07:48:38.641442" calcext:value-type="date">
            <text:p>Wed, Sep 6</text:p>
          </table:table-cell>
          <table:table-cell table:formula="of:= [.Q39] - MAX([.$E$6] - ([.O39]-[.Q39]); 0)" office:value-type="float" office:value="145.401354485946" calcext:value-type="float">
            <text:p>145</text:p>
          </table:table-cell>
          <table:table-cell table:formula="of:=[.I39]*([.$E$10]-[.$E$9]) + [.$E$9]" office:value-type="float" office:value="27.8313618097291" calcext:value-type="float">
            <text:p>28</text:p>
          </table:table-cell>
          <table:table-cell table:formula="of:=MIN(([.F39]-[.$B$9])/([.$B$10]-[.$B$9]);1)" office:value-type="percentage" office:value="0.285141373549535" calcext:value-type="percentage">
            <text:p>29%</text:p>
          </table:table-cell>
          <table:table-cell table:formula="of:=([.F39]-[.$B$4])/365.25" office:value-type="float" office:value="37.6819314092783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9])" office:value-type="float" office:value="179.987876984644" calcext:value-type="float">
            <text:p>180</text:p>
          </table:table-cell>
          <table:table-cell table:formula="of:=[.L39]-[.K39]" office:value-type="float" office:value="109.987876984644" calcext:value-type="float">
            <text:p>110</text:p>
          </table:table-cell>
          <table:table-cell table:formula="of:= [.$E$4] * [.M39]+[.K39]" office:value-type="float" office:value="135.992726190787" calcext:value-type="float">
            <text:p>136</text:p>
          </table:table-cell>
          <table:table-cell table:formula="of:= [.$E$5] * [.M39]+[.K39]" office:value-type="float" office:value="168.98908928618" calcext:value-type="float">
            <text:p>169</text:p>
          </table:table-cell>
          <table:table-cell table:formula="of:= 7 / ([.I39] * ([.$H$10] - [.$H$9]) + [.$H$9])" office:value-type="float" office:value="1.9606290302043" calcext:value-type="float">
            <text:p>2.0</text:p>
          </table:table-cell>
          <table:table-cell table:formula="of:=[.I39]*([.O39]-[.N39]) + [.N39]" office:value-type="float" office:value="145.40135448594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9]+[.P39]" office:value-type="date" office:date-value="2017-09-08T06:51:56.989652" calcext:value-type="date">
            <text:p>Fri, Sep 8</text:p>
          </table:table-cell>
          <table:table-cell table:formula="of:= [.Q40] - MAX([.$E$6] - ([.O40]-[.Q40]); 0)" office:value-type="float" office:value="145.758230759572" calcext:value-type="float">
            <text:p>146</text:p>
          </table:table-cell>
          <table:table-cell table:formula="of:=[.I40]*([.$E$10]-[.$E$9]) + [.$E$9]" office:value-type="float" office:value="28.3215190672799" calcext:value-type="float">
            <text:p>28</text:p>
          </table:table-cell>
          <table:table-cell table:formula="of:=MIN(([.F40]-[.$B$9])/([.$B$10]-[.$B$9]);1)" office:value-type="percentage" office:value="0.296033757050666" calcext:value-type="percentage">
            <text:p>30%</text:p>
          </table:table-cell>
          <table:table-cell table:formula="of:=([.F40]-[.$B$4])/365.25" office:value-type="float" office:value="37.687299319012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0])" office:value-type="float" office:value="179.984199966477" calcext:value-type="float">
            <text:p>180</text:p>
          </table:table-cell>
          <table:table-cell table:formula="of:=[.L40]-[.K40]" office:value-type="float" office:value="109.984199966477" calcext:value-type="float">
            <text:p>110</text:p>
          </table:table-cell>
          <table:table-cell table:formula="of:= [.$E$4] * [.M40]+[.K40]" office:value-type="float" office:value="135.990519979886" calcext:value-type="float">
            <text:p>136</text:p>
          </table:table-cell>
          <table:table-cell table:formula="of:= [.$E$5] * [.M40]+[.K40]" office:value-type="float" office:value="168.985779969829" calcext:value-type="float">
            <text:p>169</text:p>
          </table:table-cell>
          <table:table-cell table:formula="of:= 7 / ([.I40] * ([.$H$10] - [.$H$9]) + [.$H$9])" office:value-type="float" office:value="1.94873842780521" calcext:value-type="float">
            <text:p>1.9</text:p>
          </table:table-cell>
          <table:table-cell table:formula="of:=[.I40]*([.O40]-[.N40]) + [.N40]" office:value-type="float" office:value="145.758230759572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0]+[.P40]" office:value-type="date" office:date-value="2017-09-10T05:38:07.989814" calcext:value-type="date">
            <text:p>Sun, Sep 10</text:p>
          </table:table-cell>
          <table:table-cell table:formula="of:= [.Q41] - MAX([.$E$6] - ([.O41]-[.Q41]); 0)" office:value-type="float" office:value="146.11291887739" calcext:value-type="float">
            <text:p>146</text:p>
          </table:table-cell>
          <table:table-cell table:formula="of:=[.I41]*([.$E$10]-[.$E$9]) + [.$E$9]" office:value-type="float" office:value="28.8087036742309" calcext:value-type="float">
            <text:p>29</text:p>
          </table:table-cell>
          <table:table-cell table:formula="of:=MIN(([.F41]-[.$B$9])/([.$B$10]-[.$B$9]);1)" office:value-type="percentage" office:value="0.306860081649575" calcext:value-type="percentage">
            <text:p>31%</text:p>
          </table:table-cell>
          <table:table-cell table:formula="of:=([.F41]-[.$B$4])/365.25" office:value-type="float" office:value="37.6926346740504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1])" office:value-type="float" office:value="179.980545248275" calcext:value-type="float">
            <text:p>180</text:p>
          </table:table-cell>
          <table:table-cell table:formula="of:=[.L41]-[.K41]" office:value-type="float" office:value="109.980545248275" calcext:value-type="float">
            <text:p>110</text:p>
          </table:table-cell>
          <table:table-cell table:formula="of:= [.$E$4] * [.M41]+[.K41]" office:value-type="float" office:value="135.988327148965" calcext:value-type="float">
            <text:p>136</text:p>
          </table:table-cell>
          <table:table-cell table:formula="of:= [.$E$5] * [.M41]+[.K41]" office:value-type="float" office:value="168.982490723448" calcext:value-type="float">
            <text:p>169</text:p>
          </table:table-cell>
          <table:table-cell table:formula="of:= 7 / ([.I41] * ([.$H$10] - [.$H$9]) + [.$H$9])" office:value-type="float" office:value="1.93706199807385" calcext:value-type="float">
            <text:p>1.9</text:p>
          </table:table-cell>
          <table:table-cell table:formula="of:=[.I41]*([.O41]-[.N41]) + [.N41]" office:value-type="float" office:value="146.11291887739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1]+[.P41]" office:value-type="date" office:date-value="2017-09-12T04:07:30.146448" calcext:value-type="date">
            <text:p>Tue, Sep 12</text:p>
          </table:table-cell>
          <table:table-cell table:formula="of:= [.Q42] - MAX([.$E$6] - ([.O42]-[.Q42]); 0)" office:value-type="float" office:value="146.465458251445" calcext:value-type="float">
            <text:p>146</text:p>
          </table:table-cell>
          <table:table-cell table:formula="of:=[.I42]*([.$E$10]-[.$E$9]) + [.$E$9]" office:value-type="float" office:value="29.29296917375" calcext:value-type="float">
            <text:p>29</text:p>
          </table:table-cell>
          <table:table-cell table:formula="of:=MIN(([.F42]-[.$B$9])/([.$B$10]-[.$B$9]);1)" office:value-type="percentage" office:value="0.317621537194443" calcext:value-type="percentage">
            <text:p>32%</text:p>
          </table:table-cell>
          <table:table-cell table:formula="of:=([.F42]-[.$B$4])/365.25" office:value-type="float" office:value="37.6979380607666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2])" office:value-type="float" office:value="179.976912428375" calcext:value-type="float">
            <text:p>180</text:p>
          </table:table-cell>
          <table:table-cell table:formula="of:=[.L42]-[.K42]" office:value-type="float" office:value="109.976912428375" calcext:value-type="float">
            <text:p>110</text:p>
          </table:table-cell>
          <table:table-cell table:formula="of:= [.$E$4] * [.M42]+[.K42]" office:value-type="float" office:value="135.986147457025" calcext:value-type="float">
            <text:p>136</text:p>
          </table:table-cell>
          <table:table-cell table:formula="of:= [.$E$5] * [.M42]+[.K42]" office:value-type="float" office:value="168.979221185537" calcext:value-type="float">
            <text:p>169</text:p>
          </table:table-cell>
          <table:table-cell table:formula="of:= 7 / ([.I42] * ([.$H$10] - [.$H$9]) + [.$H$9])" office:value-type="float" office:value="1.92559338034823" calcext:value-type="float">
            <text:p>1.9</text:p>
          </table:table-cell>
          <table:table-cell table:formula="of:=[.I42]*([.O42]-[.N42]) + [.N42]" office:value-type="float" office:value="146.465458251445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2]+[.P42]" office:value-type="date" office:date-value="2017-09-14T02:20:21.41451" calcext:value-type="date">
            <text:p>Thu, Sep 14</text:p>
          </table:table-cell>
          <table:table-cell table:formula="of:= [.Q43] - MAX([.$E$6] - ([.O43]-[.Q43]); 0)" office:value-type="float" office:value="146.815887123309" calcext:value-type="float">
            <text:p>147</text:p>
          </table:table-cell>
          <table:table-cell table:formula="of:=[.I43]*([.$E$10]-[.$E$9]) + [.$E$9]" office:value-type="float" office:value="29.7743675188376" calcext:value-type="float">
            <text:p>30</text:p>
          </table:table-cell>
          <table:table-cell table:formula="of:=MIN(([.F43]-[.$B$9])/([.$B$10]-[.$B$9]);1)" office:value-type="percentage" office:value="0.328319278196391" calcext:value-type="percentage">
            <text:p>33%</text:p>
          </table:table-cell>
          <table:table-cell table:formula="of:=([.F43]-[.$B$4])/365.25" office:value-type="float" office:value="37.7032100481187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3])" office:value-type="float" office:value="179.973301117039" calcext:value-type="float">
            <text:p>180</text:p>
          </table:table-cell>
          <table:table-cell table:formula="of:=[.L43]-[.K43]" office:value-type="float" office:value="109.973301117039" calcext:value-type="float">
            <text:p>110</text:p>
          </table:table-cell>
          <table:table-cell table:formula="of:= [.$E$4] * [.M43]+[.K43]" office:value-type="float" office:value="135.983980670223" calcext:value-type="float">
            <text:p>136</text:p>
          </table:table-cell>
          <table:table-cell table:formula="of:= [.$E$5] * [.M43]+[.K43]" office:value-type="float" office:value="168.975971005335" calcext:value-type="float">
            <text:p>169</text:p>
          </table:table-cell>
          <table:table-cell table:formula="of:= 7 / ([.I43] * ([.$H$10] - [.$H$9]) + [.$H$9])" office:value-type="float" office:value="1.91432647554463" calcext:value-type="float">
            <text:p>1.9</text:p>
          </table:table-cell>
          <table:table-cell table:formula="of:=[.I43]*([.O43]-[.N43]) + [.N43]" office:value-type="float" office:value="146.815887123309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3]+[.P43]" office:value-type="date" office:date-value="2017-09-16T00:16:59.221998" calcext:value-type="date">
            <text:p>Sat, Sep 16</text:p>
          </table:table-cell>
          <table:table-cell table:formula="of:= [.Q44] - MAX([.$E$6] - ([.O44]-[.Q44]); 0)" office:value-type="float" office:value="147.164242612225" calcext:value-type="float">
            <text:p>147</text:p>
          </table:table-cell>
          <table:table-cell table:formula="of:=[.I44]*([.$E$10]-[.$E$9]) + [.$E$9]" office:value-type="float" office:value="30.2529491377245" calcext:value-type="float">
            <text:p>30</text:p>
          </table:table-cell>
          <table:table-cell table:formula="of:=MIN(([.F44]-[.$B$9])/([.$B$10]-[.$B$9]);1)" office:value-type="percentage" office:value="0.338954425282767" calcext:value-type="percentage">
            <text:p>34%</text:p>
          </table:table-cell>
          <table:table-cell table:formula="of:=([.F44]-[.$B$4])/365.25" office:value-type="float" office:value="37.7084511883666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4])" office:value-type="float" office:value="179.969710935969" calcext:value-type="float">
            <text:p>180</text:p>
          </table:table-cell>
          <table:table-cell table:formula="of:=[.L44]-[.K44]" office:value-type="float" office:value="109.969710935969" calcext:value-type="float">
            <text:p>110</text:p>
          </table:table-cell>
          <table:table-cell table:formula="of:= [.$E$4] * [.M44]+[.K44]" office:value-type="float" office:value="135.981826561581" calcext:value-type="float">
            <text:p>136</text:p>
          </table:table-cell>
          <table:table-cell table:formula="of:= [.$E$5] * [.M44]+[.K44]" office:value-type="float" office:value="168.972739842372" calcext:value-type="float">
            <text:p>169</text:p>
          </table:table-cell>
          <table:table-cell table:formula="of:= 7 / ([.I44] * ([.$H$10] - [.$H$9]) + [.$H$9])" office:value-type="float" office:value="1.90325543247861" calcext:value-type="float">
            <text:p>1.9</text:p>
          </table:table-cell>
          <table:table-cell table:formula="of:=[.I44]*([.O44]-[.N44]) + [.N44]" office:value-type="float" office:value="147.164242612225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4]+[.P44]" office:value-type="date" office:date-value="2017-09-17T21:57:40.491364" calcext:value-type="date">
            <text:p>Sun, Sep 17</text:p>
          </table:table-cell>
          <table:table-cell table:formula="of:= [.Q45] - MAX([.$E$6] - ([.O45]-[.Q45]); 0)" office:value-type="float" office:value="147.510560760715" calcext:value-type="float">
            <text:p>148</text:p>
          </table:table-cell>
          <table:table-cell table:formula="of:=[.I45]*([.$E$10]-[.$E$9]) + [.$E$9]" office:value-type="float" office:value="30.7287629958446" calcext:value-type="float">
            <text:p>31</text:p>
          </table:table-cell>
          <table:table-cell table:formula="of:=MIN(([.F45]-[.$B$9])/([.$B$10]-[.$B$9]);1)" office:value-type="percentage" office:value="0.349528066574324" calcext:value-type="percentage">
            <text:p>35%</text:p>
          </table:table-cell>
          <table:table-cell table:formula="of:=([.F45]-[.$B$4])/365.25" office:value-type="float" office:value="37.7136620177505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5])" office:value-type="float" office:value="179.966141517841" calcext:value-type="float">
            <text:p>180</text:p>
          </table:table-cell>
          <table:table-cell table:formula="of:=[.L45]-[.K45]" office:value-type="float" office:value="109.966141517841" calcext:value-type="float">
            <text:p>110</text:p>
          </table:table-cell>
          <table:table-cell table:formula="of:= [.$E$4] * [.M45]+[.K45]" office:value-type="float" office:value="135.979684910705" calcext:value-type="float">
            <text:p>136</text:p>
          </table:table-cell>
          <table:table-cell table:formula="of:= [.$E$5] * [.M45]+[.K45]" office:value-type="float" office:value="168.969527366057" calcext:value-type="float">
            <text:p>169</text:p>
          </table:table-cell>
          <table:table-cell table:formula="of:= 7 / ([.I45] * ([.$H$10] - [.$H$9]) + [.$H$9])" office:value-type="float" office:value="1.89237463505091" calcext:value-type="float">
            <text:p>1.9</text:p>
          </table:table-cell>
          <table:table-cell table:formula="of:=[.I45]*([.O45]-[.N45]) + [.N45]" office:value-type="float" office:value="147.510560760715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5]+[.P45]" office:value-type="date" office:date-value="2017-09-19T19:22:41.659832" calcext:value-type="date">
            <text:p>Tue, Sep 19</text:p>
          </table:table-cell>
          <table:table-cell table:formula="of:= [.Q46] - MAX([.$E$6] - ([.O46]-[.Q46]); 0)" office:value-type="float" office:value="147.854876577844" calcext:value-type="float">
            <text:p>148</text:p>
          </table:table-cell>
          <table:table-cell table:formula="of:=[.I46]*([.$E$10]-[.$E$9]) + [.$E$9]" office:value-type="float" office:value="31.2018566546067" calcext:value-type="float">
            <text:p>31</text:p>
          </table:table-cell>
          <table:table-cell table:formula="of:=MIN(([.F46]-[.$B$9])/([.$B$10]-[.$B$9]);1)" office:value-type="percentage" office:value="0.360041258991259" calcext:value-type="percentage">
            <text:p>36%</text:p>
          </table:table-cell>
          <table:table-cell table:formula="of:=([.F46]-[.$B$4])/365.25" office:value-type="float" office:value="37.7188430571346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6])" office:value-type="float" office:value="179.962592505863" calcext:value-type="float">
            <text:p>180</text:p>
          </table:table-cell>
          <table:table-cell table:formula="of:=[.L46]-[.K46]" office:value-type="float" office:value="109.962592505863" calcext:value-type="float">
            <text:p>110</text:p>
          </table:table-cell>
          <table:table-cell table:formula="of:= [.$E$4] * [.M46]+[.K46]" office:value-type="float" office:value="135.977555503518" calcext:value-type="float">
            <text:p>136</text:p>
          </table:table-cell>
          <table:table-cell table:formula="of:= [.$E$5] * [.M46]+[.K46]" office:value-type="float" office:value="168.966333255276" calcext:value-type="float">
            <text:p>169</text:p>
          </table:table-cell>
          <table:table-cell table:formula="of:= 7 / ([.I46] * ([.$H$10] - [.$H$9]) + [.$H$9])" office:value-type="float" office:value="1.88167869023407" calcext:value-type="float">
            <text:p>1.9</text:p>
          </table:table-cell>
          <table:table-cell table:formula="of:=[.I46]*([.O46]-[.N46]) + [.N46]" office:value-type="float" office:value="147.854876577844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6]+[.P46]" office:value-type="date" office:date-value="2017-09-21T16:32:18.698668" calcext:value-type="date">
            <text:p>Thu, Sep 21</text:p>
          </table:table-cell>
          <table:table-cell table:formula="of:= [.Q47] - MAX([.$E$6] - ([.O47]-[.Q47]); 0)" office:value-type="float" office:value="148.197224080266" calcext:value-type="float">
            <text:p>148</text:p>
          </table:table-cell>
          <table:table-cell table:formula="of:=[.I47]*([.$E$10]-[.$E$9]) + [.$E$9]" office:value-type="float" office:value="31.6722763271646" calcext:value-type="float">
            <text:p>32</text:p>
          </table:table-cell>
          <table:table-cell table:formula="of:=MIN(([.F47]-[.$B$9])/([.$B$10]-[.$B$9]);1)" office:value-type="percentage" office:value="0.370495029492546" calcext:value-type="percentage">
            <text:p>37%</text:p>
          </table:table-cell>
          <table:table-cell table:formula="of:=([.F47]-[.$B$4])/365.25" office:value-type="float" office:value="37.7239948126178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7])" office:value-type="float" office:value="179.959063553357" calcext:value-type="float">
            <text:p>180</text:p>
          </table:table-cell>
          <table:table-cell table:formula="of:=[.L47]-[.K47]" office:value-type="float" office:value="109.959063553357" calcext:value-type="float">
            <text:p>110</text:p>
          </table:table-cell>
          <table:table-cell table:formula="of:= [.$E$4] * [.M47]+[.K47]" office:value-type="float" office:value="135.975438132014" calcext:value-type="float">
            <text:p>136</text:p>
          </table:table-cell>
          <table:table-cell table:formula="of:= [.$E$5] * [.M47]+[.K47]" office:value-type="float" office:value="168.963157198021" calcext:value-type="float">
            <text:p>169</text:p>
          </table:table-cell>
          <table:table-cell table:formula="of:= 7 / ([.I47] * ([.$H$10] - [.$H$9]) + [.$H$9])" office:value-type="float" office:value="1.87116241680125" calcext:value-type="float">
            <text:p>1.9</text:p>
          </table:table-cell>
          <table:table-cell table:formula="of:=[.I47]*([.O47]-[.N47]) + [.N47]" office:value-type="float" office:value="148.197224080266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7]+[.P47]" office:value-type="date" office:date-value="2017-09-23T13:26:47.13148" calcext:value-type="date">
            <text:p>Sat, Sep 23</text:p>
          </table:table-cell>
          <table:table-cell table:formula="of:= [.Q48] - MAX([.$E$6] - ([.O48]-[.Q48]); 0)" office:value-type="float" office:value="148.537636331202" calcext:value-type="float">
            <text:p>149</text:p>
          </table:table-cell>
          <table:table-cell table:formula="of:=[.I48]*([.$E$10]-[.$E$9]) + [.$E$9]" office:value-type="float" office:value="32.1400669313643" calcext:value-type="float">
            <text:p>32</text:p>
          </table:table-cell>
          <table:table-cell table:formula="of:=MIN(([.F48]-[.$B$9])/([.$B$10]-[.$B$9]);1)" office:value-type="percentage" office:value="0.380890376252541" calcext:value-type="percentage">
            <text:p>38%</text:p>
          </table:table-cell>
          <table:table-cell table:formula="of:=([.F48]-[.$B$4])/365.25" office:value-type="float" office:value="37.7291177761135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8])" office:value-type="float" office:value="179.955554323362" calcext:value-type="float">
            <text:p>180</text:p>
          </table:table-cell>
          <table:table-cell table:formula="of:=[.L48]-[.K48]" office:value-type="float" office:value="109.955554323362" calcext:value-type="float">
            <text:p>110</text:p>
          </table:table-cell>
          <table:table-cell table:formula="of:= [.$E$4] * [.M48]+[.K48]" office:value-type="float" office:value="135.973332594017" calcext:value-type="float">
            <text:p>136</text:p>
          </table:table-cell>
          <table:table-cell table:formula="of:= [.$E$5] * [.M48]+[.K48]" office:value-type="float" office:value="168.959998891026" calcext:value-type="float">
            <text:p>169</text:p>
          </table:table-cell>
          <table:table-cell table:formula="of:= 7 / ([.I48] * ([.$H$10] - [.$H$9]) + [.$H$9])" office:value-type="float" office:value="1.86082083474389" calcext:value-type="float">
            <text:p>1.9</text:p>
          </table:table-cell>
          <table:table-cell table:formula="of:=[.I48]*([.O48]-[.N48]) + [.N48]" office:value-type="float" office:value="148.53763633120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8]+[.P48]" office:value-type="date" office:date-value="2017-09-25T10:06:22.051601" calcext:value-type="date">
            <text:p>Mon, Sep 25</text:p>
          </table:table-cell>
          <table:table-cell table:formula="of:= [.Q49] - MAX([.$E$6] - ([.O49]-[.Q49]); 0)" office:value-type="float" office:value="148.876145477462" calcext:value-type="float">
            <text:p>149</text:p>
          </table:table-cell>
          <table:table-cell table:formula="of:=[.I49]*([.$E$10]-[.$E$9]) + [.$E$9]" office:value-type="float" office:value="32.6052721400501" calcext:value-type="float">
            <text:p>33</text:p>
          </table:table-cell>
          <table:table-cell table:formula="of:=MIN(([.F49]-[.$B$9])/([.$B$10]-[.$B$9]);1)" office:value-type="percentage" office:value="0.391228269778892" calcext:value-type="percentage">
            <text:p>39%</text:p>
          </table:table-cell>
          <table:table-cell table:formula="of:=([.F49]-[.$B$4])/365.25" office:value-type="float" office:value="37.7342124259006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9])" office:value-type="float" office:value="179.952064488258" calcext:value-type="float">
            <text:p>180</text:p>
          </table:table-cell>
          <table:table-cell table:formula="of:=[.L49]-[.K49]" office:value-type="float" office:value="109.952064488258" calcext:value-type="float">
            <text:p>110</text:p>
          </table:table-cell>
          <table:table-cell table:formula="of:= [.$E$4] * [.M49]+[.K49]" office:value-type="float" office:value="135.971238692955" calcext:value-type="float">
            <text:p>136</text:p>
          </table:table-cell>
          <table:table-cell table:formula="of:= [.$E$5] * [.M49]+[.K49]" office:value-type="float" office:value="168.956858039432" calcext:value-type="float">
            <text:p>169</text:p>
          </table:table-cell>
          <table:table-cell table:formula="of:= 7 / ([.I49] * ([.$H$10] - [.$H$9]) + [.$H$9])" office:value-type="float" office:value="1.85064915532867" calcext:value-type="float">
            <text:p>1.9</text:p>
          </table:table-cell>
          <table:table-cell table:formula="of:=[.I49]*([.O49]-[.N49]) + [.N49]" office:value-type="float" office:value="148.87614547746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9]+[.P49]" office:value-type="date" office:date-value="2017-09-27T06:31:18.138622" calcext:value-type="date">
            <text:p>Wed, Sep 27</text:p>
          </table:table-cell>
          <table:table-cell table:formula="of:= [.Q50] - MAX([.$E$6] - ([.O50]-[.Q50]); 0)" office:value-type="float" office:value="149.212782784647" calcext:value-type="float">
            <text:p>149</text:p>
          </table:table-cell>
          <table:table-cell table:formula="of:=[.I50]*([.$E$10]-[.$E$9]) + [.$E$9]" office:value-type="float" office:value="33.0679344288819" calcext:value-type="float">
            <text:p>33</text:p>
          </table:table-cell>
          <table:table-cell table:formula="of:=MIN(([.F50]-[.$B$9])/([.$B$10]-[.$B$9]);1)" office:value-type="percentage" office:value="0.401509653975154" calcext:value-type="percentage">
            <text:p>40%</text:p>
          </table:table-cell>
          <table:table-cell table:formula="of:=([.F50]-[.$B$4])/365.25" office:value-type="float" office:value="37.7392792271472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0])" office:value-type="float" office:value="179.948593729404" calcext:value-type="float">
            <text:p>180</text:p>
          </table:table-cell>
          <table:table-cell table:formula="of:=[.L50]-[.K50]" office:value-type="float" office:value="109.948593729404" calcext:value-type="float">
            <text:p>110</text:p>
          </table:table-cell>
          <table:table-cell table:formula="of:= [.$E$4] * [.M50]+[.K50]" office:value-type="float" office:value="135.969156237643" calcext:value-type="float">
            <text:p>136</text:p>
          </table:table-cell>
          <table:table-cell table:formula="of:= [.$E$5] * [.M50]+[.K50]" office:value-type="float" office:value="168.953734356464" calcext:value-type="float">
            <text:p>169</text:p>
          </table:table-cell>
          <table:table-cell table:formula="of:= 7 / ([.I50] * ([.$H$10] - [.$H$9]) + [.$H$9])" office:value-type="float" office:value="1.84064277174884" calcext:value-type="float">
            <text:p>1.8</text:p>
          </table:table-cell>
          <table:table-cell table:formula="of:=[.I50]*([.O50]-[.N50]) + [.N50]" office:value-type="float" office:value="149.212782784647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0]+[.P50]" office:value-type="date" office:date-value="2017-09-29T02:41:49.674101" calcext:value-type="date">
            <text:p>Fri, Sep 29</text:p>
          </table:table-cell>
          <table:table-cell table:formula="of:= [.Q51] - MAX([.$E$6] - ([.O51]-[.Q51]); 0)" office:value-type="float" office:value="149.547578670622" calcext:value-type="float">
            <text:p>150</text:p>
          </table:table-cell>
          <table:table-cell table:formula="of:=[.I51]*([.$E$10]-[.$E$9]) + [.$E$9]" office:value-type="float" office:value="33.5280951218192" calcext:value-type="float">
            <text:p>34</text:p>
          </table:table-cell>
          <table:table-cell table:formula="of:=MIN(([.F51]-[.$B$9])/([.$B$10]-[.$B$9]);1)" office:value-type="percentage" office:value="0.411735447151538" calcext:value-type="percentage">
            <text:p>41%</text:p>
          </table:table-cell>
          <table:table-cell table:formula="of:=([.F51]-[.$B$4])/365.25" office:value-type="float" office:value="37.7443186324087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1])" office:value-type="float" office:value="179.9451417368" calcext:value-type="float">
            <text:p>180</text:p>
          </table:table-cell>
          <table:table-cell table:formula="of:=[.L51]-[.K51]" office:value-type="float" office:value="109.9451417368" calcext:value-type="float">
            <text:p>110</text:p>
          </table:table-cell>
          <table:table-cell table:formula="of:= [.$E$4] * [.M51]+[.K51]" office:value-type="float" office:value="135.96708504208" calcext:value-type="float">
            <text:p>136</text:p>
          </table:table-cell>
          <table:table-cell table:formula="of:= [.$E$5] * [.M51]+[.K51]" office:value-type="float" office:value="168.95062756312" calcext:value-type="float">
            <text:p>169</text:p>
          </table:table-cell>
          <table:table-cell table:formula="of:= 7 / ([.I51] * ([.$H$10] - [.$H$9]) + [.$H$9])" office:value-type="float" office:value="1.83079725032821" calcext:value-type="float">
            <text:p>1.8</text:p>
          </table:table-cell>
          <table:table-cell table:formula="of:=[.I51]*([.O51]-[.N51]) + [.N51]" office:value-type="float" office:value="149.547578670622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1]+[.P51]" office:value-type="date" office:date-value="2017-09-30T22:38:10.556529" calcext:value-type="date">
            <text:p>Sat, Sep 30</text:p>
          </table:table-cell>
          <table:table-cell table:formula="of:= [.Q52] - MAX([.$E$6] - ([.O52]-[.Q52]); 0)" office:value-type="float" office:value="149.88056273738" calcext:value-type="float">
            <text:p>150</text:p>
          </table:table-cell>
          <table:table-cell table:formula="of:=[.I52]*([.$E$10]-[.$E$9]) + [.$E$9]" office:value-type="float" office:value="33.9857944344021" calcext:value-type="float">
            <text:p>34</text:p>
          </table:table-cell>
          <table:table-cell table:formula="of:=MIN(([.F52]-[.$B$9])/([.$B$10]-[.$B$9]);1)" office:value-type="percentage" office:value="0.421906542986714" calcext:value-type="percentage">
            <text:p>42%</text:p>
          </table:table-cell>
          <table:table-cell table:formula="of:=([.F52]-[.$B$4])/365.25" office:value-type="float" office:value="37.7493310821016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2])" office:value-type="float" office:value="179.94170820876" calcext:value-type="float">
            <text:p>180</text:p>
          </table:table-cell>
          <table:table-cell table:formula="of:=[.L52]-[.K52]" office:value-type="float" office:value="109.94170820876" calcext:value-type="float">
            <text:p>110</text:p>
          </table:table-cell>
          <table:table-cell table:formula="of:= [.$E$4] * [.M52]+[.K52]" office:value-type="float" office:value="135.965024925256" calcext:value-type="float">
            <text:p>136</text:p>
          </table:table-cell>
          <table:table-cell table:formula="of:= [.$E$5] * [.M52]+[.K52]" office:value-type="float" office:value="168.947537387884" calcext:value-type="float">
            <text:p>169</text:p>
          </table:table-cell>
          <table:table-cell table:formula="of:= 7 / ([.I52] * ([.$H$10] - [.$H$9]) + [.$H$9])" office:value-type="float" office:value="1.82110832223968" calcext:value-type="float">
            <text:p>1.8</text:p>
          </table:table-cell>
          <table:table-cell table:formula="of:=[.I52]*([.O52]-[.N52]) + [.N52]" office:value-type="float" office:value="149.88056273738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2]+[.P52]" office:value-type="date" office:date-value="2017-10-02T18:20:34.315571" calcext:value-type="date">
            <text:p>Mon, Oct 2</text:p>
          </table:table-cell>
          <table:table-cell table:formula="of:= [.Q53] - MAX([.$E$6] - ([.O53]-[.Q53]); 0)" office:value-type="float" office:value="150.21176380137" calcext:value-type="float">
            <text:p>150</text:p>
          </table:table-cell>
          <table:table-cell table:formula="of:=[.I53]*([.$E$10]-[.$E$9]) + [.$E$9]" office:value-type="float" office:value="34.4410715149625" calcext:value-type="float">
            <text:p>34</text:p>
          </table:table-cell>
          <table:table-cell table:formula="of:=MIN(([.F53]-[.$B$9])/([.$B$10]-[.$B$9]);1)" office:value-type="percentage" office:value="0.43202381144361" calcext:value-type="percentage">
            <text:p>43%</text:p>
          </table:table-cell>
          <table:table-cell table:formula="of:=([.F53]-[.$B$4])/365.25" office:value-type="float" office:value="37.7543170049551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3])" office:value-type="float" office:value="179.938292851606" calcext:value-type="float">
            <text:p>180</text:p>
          </table:table-cell>
          <table:table-cell table:formula="of:=[.L53]-[.K53]" office:value-type="float" office:value="109.938292851606" calcext:value-type="float">
            <text:p>110</text:p>
          </table:table-cell>
          <table:table-cell table:formula="of:= [.$E$4] * [.M53]+[.K53]" office:value-type="float" office:value="135.962975710963" calcext:value-type="float">
            <text:p>136</text:p>
          </table:table-cell>
          <table:table-cell table:formula="of:= [.$E$5] * [.M53]+[.K53]" office:value-type="float" office:value="168.944463566445" calcext:value-type="float">
            <text:p>169</text:p>
          </table:table-cell>
          <table:table-cell table:formula="of:= 7 / ([.I53] * ([.$H$10] - [.$H$9]) + [.$H$9])" office:value-type="float" office:value="1.81157187570312" calcext:value-type="float">
            <text:p>1.8</text:p>
          </table:table-cell>
          <table:table-cell table:formula="of:=[.I53]*([.O53]-[.N53]) + [.N53]" office:value-type="float" office:value="150.21176380137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3]+[.P53]" office:value-type="date" office:date-value="2017-10-04T13:49:14.125632" calcext:value-type="date">
            <text:p>Wed, Oct 4</text:p>
          </table:table-cell>
          <table:table-cell table:formula="of:= [.Q54] - MAX([.$E$6] - ([.O54]-[.Q54]); 0)" office:value-type="float" office:value="150.541209922402" calcext:value-type="float">
            <text:p>151</text:p>
          </table:table-cell>
          <table:table-cell table:formula="of:=[.I54]*([.$E$10]-[.$E$9]) + [.$E$9]" office:value-type="float" office:value="34.8939644838883" calcext:value-type="float">
            <text:p>35</text:p>
          </table:table-cell>
          <table:table-cell table:formula="of:=MIN(([.F54]-[.$B$9])/([.$B$10]-[.$B$9]);1)" office:value-type="percentage" office:value="0.442088099641963" calcext:value-type="percentage">
            <text:p>44%</text:p>
          </table:table-cell>
          <table:table-cell table:formula="of:=([.F54]-[.$B$4])/365.25" office:value-type="float" office:value="37.7592768184409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4])" office:value-type="float" office:value="179.934895379368" calcext:value-type="float">
            <text:p>180</text:p>
          </table:table-cell>
          <table:table-cell table:formula="of:=[.L54]-[.K54]" office:value-type="float" office:value="109.934895379368" calcext:value-type="float">
            <text:p>110</text:p>
          </table:table-cell>
          <table:table-cell table:formula="of:= [.$E$4] * [.M54]+[.K54]" office:value-type="float" office:value="135.960937227621" calcext:value-type="float">
            <text:p>136</text:p>
          </table:table-cell>
          <table:table-cell table:formula="of:= [.$E$5] * [.M54]+[.K54]" office:value-type="float" office:value="168.941405841431" calcext:value-type="float">
            <text:p>169</text:p>
          </table:table-cell>
          <table:table-cell table:formula="of:= 7 / ([.I54] * ([.$H$10] - [.$H$9]) + [.$H$9])" office:value-type="float" office:value="1.80218394862996" calcext:value-type="float">
            <text:p>1.8</text:p>
          </table:table-cell>
          <table:table-cell table:formula="of:=[.I54]*([.O54]-[.N54]) + [.N54]" office:value-type="float" office:value="150.54120992240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4]+[.P54]" office:value-type="date" office:date-value="2017-10-06T09:04:22.818794" calcext:value-type="date">
            <text:p>Fri, Oct 6</text:p>
          </table:table-cell>
          <table:table-cell table:formula="of:= [.Q55] - MAX([.$E$6] - ([.O55]-[.Q55]); 0)" office:value-type="float" office:value="150.86892843119" calcext:value-type="float">
            <text:p>151</text:p>
          </table:table-cell>
          <table:table-cell table:formula="of:=[.I55]*([.$E$10]-[.$E$9]) + [.$E$9]" office:value-type="float" office:value="35.3445104710463" calcext:value-type="float">
            <text:p>35</text:p>
          </table:table-cell>
          <table:table-cell table:formula="of:=MIN(([.F55]-[.$B$9])/([.$B$10]-[.$B$9]);1)" office:value-type="percentage" office:value="0.452100232689918" calcext:value-type="percentage">
            <text:p>45%</text:p>
          </table:table-cell>
          <table:table-cell table:formula="of:=([.F55]-[.$B$4])/365.25" office:value-type="float" office:value="37.7642109291833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5])" office:value-type="float" office:value="179.931515513509" calcext:value-type="float">
            <text:p>180</text:p>
          </table:table-cell>
          <table:table-cell table:formula="of:=[.L55]-[.K55]" office:value-type="float" office:value="109.931515513509" calcext:value-type="float">
            <text:p>110</text:p>
          </table:table-cell>
          <table:table-cell table:formula="of:= [.$E$4] * [.M55]+[.K55]" office:value-type="float" office:value="135.958909308106" calcext:value-type="float">
            <text:p>136</text:p>
          </table:table-cell>
          <table:table-cell table:formula="of:= [.$E$5] * [.M55]+[.K55]" office:value-type="float" office:value="168.938363962159" calcext:value-type="float">
            <text:p>169</text:p>
          </table:table-cell>
          <table:table-cell table:formula="of:= 7 / ([.I55] * ([.$H$10] - [.$H$9]) + [.$H$9])" office:value-type="float" office:value="1.79294072168473" calcext:value-type="float">
            <text:p>1.8</text:p>
          </table:table-cell>
          <table:table-cell table:formula="of:=[.I55]*([.O55]-[.N55]) + [.N55]" office:value-type="float" office:value="150.86892843119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5]+[.P55]" office:value-type="date" office:date-value="2017-10-08T04:06:12.897147" calcext:value-type="date">
            <text:p>Sun, Oct 8</text:p>
          </table:table-cell>
          <table:table-cell table:formula="of:= [.Q56] - MAX([.$E$6] - ([.O56]-[.Q56]); 0)" office:value-type="float" office:value="151.19494595562" calcext:value-type="float">
            <text:p>151</text:p>
          </table:table-cell>
          <table:table-cell table:formula="of:=[.I56]*([.$E$10]-[.$E$9]) + [.$E$9]" office:value-type="float" office:value="35.7927456514681" calcext:value-type="float">
            <text:p>36</text:p>
          </table:table-cell>
          <table:table-cell table:formula="of:=MIN(([.F56]-[.$B$9])/([.$B$10]-[.$B$9]);1)" office:value-type="percentage" office:value="0.462061014477068" calcext:value-type="percentage">
            <text:p>46%</text:p>
          </table:table-cell>
          <table:table-cell table:formula="of:=([.F56]-[.$B$4])/365.25" office:value-type="float" office:value="37.7691197333494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6])" office:value-type="float" office:value="179.928152982656" calcext:value-type="float">
            <text:p>180</text:p>
          </table:table-cell>
          <table:table-cell table:formula="of:=[.L56]-[.K56]" office:value-type="float" office:value="109.928152982656" calcext:value-type="float">
            <text:p>110</text:p>
          </table:table-cell>
          <table:table-cell table:formula="of:= [.$E$4] * [.M56]+[.K56]" office:value-type="float" office:value="135.956891789593" calcext:value-type="float">
            <text:p>136</text:p>
          </table:table-cell>
          <table:table-cell table:formula="of:= [.$E$5] * [.M56]+[.K56]" office:value-type="float" office:value="168.93533768439" calcext:value-type="float">
            <text:p>169</text:p>
          </table:table-cell>
          <table:table-cell table:formula="of:= 7 / ([.I56] * ([.$H$10] - [.$H$9]) + [.$H$9])" office:value-type="float" office:value="1.783838511736" calcext:value-type="float">
            <text:p>1.8</text:p>
          </table:table-cell>
          <table:table-cell table:formula="of:=[.I56]*([.O56]-[.N56]) + [.N56]" office:value-type="float" office:value="151.1949459556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6]+[.P56]" office:value-type="date" office:date-value="2017-10-09T22:54:56.544561" calcext:value-type="date">
            <text:p>Mon, Oct 9</text:p>
          </table:table-cell>
          <table:table-cell table:formula="of:= [.Q57] - MAX([.$E$6] - ([.O57]-[.Q57]); 0)" office:value-type="float" office:value="151.519288445817" calcext:value-type="float">
            <text:p>152</text:p>
          </table:table-cell>
          <table:table-cell table:formula="of:=[.I57]*([.$E$10]-[.$E$9]) + [.$E$9]" office:value-type="float" office:value="36.238705279402" calcext:value-type="float">
            <text:p>36</text:p>
          </table:table-cell>
          <table:table-cell table:formula="of:=MIN(([.F57]-[.$B$9])/([.$B$10]-[.$B$9]);1)" office:value-type="percentage" office:value="0.471971228431155" calcext:value-type="percentage">
            <text:p>47%</text:p>
          </table:table-cell>
          <table:table-cell table:formula="of:=([.F57]-[.$B$4])/365.25" office:value-type="float" office:value="37.7740036170229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7])" office:value-type="float" office:value="179.924807522339" calcext:value-type="float">
            <text:p>180</text:p>
          </table:table-cell>
          <table:table-cell table:formula="of:=[.L57]-[.K57]" office:value-type="float" office:value="109.924807522339" calcext:value-type="float">
            <text:p>110</text:p>
          </table:table-cell>
          <table:table-cell table:formula="of:= [.$E$4] * [.M57]+[.K57]" office:value-type="float" office:value="135.954884513404" calcext:value-type="float">
            <text:p>136</text:p>
          </table:table-cell>
          <table:table-cell table:formula="of:= [.$E$5] * [.M57]+[.K57]" office:value-type="float" office:value="168.932326770105" calcext:value-type="float">
            <text:p>169</text:p>
          </table:table-cell>
          <table:table-cell table:formula="of:= 7 / ([.I57] * ([.$H$10] - [.$H$9]) + [.$H$9])" office:value-type="float" office:value="1.77487376567076" calcext:value-type="float">
            <text:p>1.8</text:p>
          </table:table-cell>
          <table:table-cell table:formula="of:=[.I57]*([.O57]-[.N57]) + [.N57]" office:value-type="float" office:value="151.519288445817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7]+[.P57]" office:value-type="date" office:date-value="2017-10-11T17:30:45.637915" calcext:value-type="date">
            <text:p>Wed, Oct 11</text:p>
          </table:table-cell>
          <table:table-cell table:formula="of:= [.Q58] - MAX([.$E$6] - ([.O58]-[.Q58]); 0)" office:value-type="float" office:value="151.841981198065" calcext:value-type="float">
            <text:p>152</text:p>
          </table:table-cell>
          <table:table-cell table:formula="of:=[.I58]*([.$E$10]-[.$E$9]) + [.$E$9]" office:value-type="float" office:value="36.6824237208202" calcext:value-type="float">
            <text:p>37</text:p>
          </table:table-cell>
          <table:table-cell table:formula="of:=MIN(([.F58]-[.$B$9])/([.$B$10]-[.$B$9]);1)" office:value-type="percentage" office:value="0.481831638240449" calcext:value-type="percentage">
            <text:p>48%</text:p>
          </table:table-cell>
          <table:table-cell table:formula="of:=([.F58]-[.$B$4])/365.25" office:value-type="float" office:value="37.778862956559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8])" office:value-type="float" office:value="179.921478874757" calcext:value-type="float">
            <text:p>180</text:p>
          </table:table-cell>
          <table:table-cell table:formula="of:=[.L58]-[.K58]" office:value-type="float" office:value="109.921478874757" calcext:value-type="float">
            <text:p>110</text:p>
          </table:table-cell>
          <table:table-cell table:formula="of:= [.$E$4] * [.M58]+[.K58]" office:value-type="float" office:value="135.952887324854" calcext:value-type="float">
            <text:p>136</text:p>
          </table:table-cell>
          <table:table-cell table:formula="of:= [.$E$5] * [.M58]+[.K58]" office:value-type="float" office:value="168.929330987281" calcext:value-type="float">
            <text:p>169</text:p>
          </table:table-cell>
          <table:table-cell table:formula="of:= 7 / ([.I58] * ([.$H$10] - [.$H$9]) + [.$H$9])" office:value-type="float" office:value="1.76604305454899" calcext:value-type="float">
            <text:p>1.8</text:p>
          </table:table-cell>
          <table:table-cell table:formula="of:=[.I58]*([.O58]-[.N58]) + [.N58]" office:value-type="float" office:value="151.841981198065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8]+[.P58]" office:value-type="date" office:date-value="2017-10-13T11:53:51.757829" calcext:value-type="date">
            <text:p>Fri, Oct 13</text:p>
          </table:table-cell>
          <table:table-cell table:formula="of:= [.Q59] - MAX([.$E$6] - ([.O59]-[.Q59]); 0)" office:value-type="float" office:value="152.163048877663" calcext:value-type="float">
            <text:p>152</text:p>
          </table:table-cell>
          <table:table-cell table:formula="of:=[.I59]*([.$E$10]-[.$E$9]) + [.$E$9]" office:value-type="float" office:value="37.123934484458" calcext:value-type="float">
            <text:p>37</text:p>
          </table:table-cell>
          <table:table-cell table:formula="of:=MIN(([.F59]-[.$B$9])/([.$B$10]-[.$B$9]);1)" office:value-type="percentage" office:value="0.491642988543511" calcext:value-type="percentage">
            <text:p>49%</text:p>
          </table:table-cell>
          <table:table-cell table:formula="of:=([.F59]-[.$B$4])/365.25" office:value-type="float" office:value="37.783698118926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9])" office:value-type="float" office:value="179.918166788536" calcext:value-type="float">
            <text:p>180</text:p>
          </table:table-cell>
          <table:table-cell table:formula="of:=[.L59]-[.K59]" office:value-type="float" office:value="109.918166788536" calcext:value-type="float">
            <text:p>110</text:p>
          </table:table-cell>
          <table:table-cell table:formula="of:= [.$E$4] * [.M59]+[.K59]" office:value-type="float" office:value="135.950900073121" calcext:value-type="float">
            <text:p>136</text:p>
          </table:table-cell>
          <table:table-cell table:formula="of:= [.$E$5] * [.M59]+[.K59]" office:value-type="float" office:value="168.926350109682" calcext:value-type="float">
            <text:p>169</text:p>
          </table:table-cell>
          <table:table-cell table:formula="of:= 7 / ([.I59] * ([.$H$10] - [.$H$9]) + [.$H$9])" office:value-type="float" office:value="1.75734306807645" calcext:value-type="float">
            <text:p>1.8</text:p>
          </table:table-cell>
          <table:table-cell table:formula="of:=[.I59]*([.O59]-[.N59]) + [.N59]" office:value-type="float" office:value="152.16304887766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9]+[.P59]" office:value-type="date" office:date-value="2017-10-15T06:04:26.198911" calcext:value-type="date">
            <text:p>Sun, Oct 15</text:p>
          </table:table-cell>
          <table:table-cell table:formula="of:= [.Q60] - MAX([.$E$6] - ([.O60]-[.Q60]); 0)" office:value-type="float" office:value="152.482515540753" calcext:value-type="float">
            <text:p>152</text:p>
          </table:table-cell>
          <table:table-cell table:formula="of:=[.I60]*([.$E$10]-[.$E$9]) + [.$E$9]" office:value-type="float" office:value="37.5632702514777" calcext:value-type="float">
            <text:p>38</text:p>
          </table:table-cell>
          <table:table-cell table:formula="of:=MIN(([.F60]-[.$B$9])/([.$B$10]-[.$B$9]);1)" office:value-type="percentage" office:value="0.501406005588392" calcext:value-type="percentage">
            <text:p>50%</text:p>
          </table:table-cell>
          <table:table-cell table:formula="of:=([.F60]-[.$B$4])/365.25" office:value-type="float" office:value="37.7885094620285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0])" office:value-type="float" office:value="179.914871018511" calcext:value-type="float">
            <text:p>180</text:p>
          </table:table-cell>
          <table:table-cell table:formula="of:=[.L60]-[.K60]" office:value-type="float" office:value="109.914871018511" calcext:value-type="float">
            <text:p>110</text:p>
          </table:table-cell>
          <table:table-cell table:formula="of:= [.$E$4] * [.M60]+[.K60]" office:value-type="float" office:value="135.948922611106" calcext:value-type="float">
            <text:p>136</text:p>
          </table:table-cell>
          <table:table-cell table:formula="of:= [.$E$5] * [.M60]+[.K60]" office:value-type="float" office:value="168.923383916659" calcext:value-type="float">
            <text:p>169</text:p>
          </table:table-cell>
          <table:table-cell table:formula="of:= 7 / ([.I60] * ([.$H$10] - [.$H$9]) + [.$H$9])" office:value-type="float" office:value="1.7487706093752" calcext:value-type="float">
            <text:p>1.7</text:p>
          </table:table-cell>
          <table:table-cell table:formula="of:=[.I60]*([.O60]-[.N60]) + [.N60]" office:value-type="float" office:value="152.48251554075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0]+[.P60]" office:value-type="date" office:date-value="2017-10-17T00:02:39.979561" calcext:value-type="date">
            <text:p>Tue, Oct 17</text:p>
          </table:table-cell>
          <table:table-cell table:formula="of:= [.Q61] - MAX([.$E$6] - ([.O61]-[.Q61]); 0)" office:value-type="float" office:value="152.80040465519" calcext:value-type="float">
            <text:p>153</text:p>
          </table:table-cell>
          <table:table-cell table:formula="of:=[.I61]*([.$E$10]-[.$E$9]) + [.$E$9]" office:value-type="float" office:value="38.0004629038212" calcext:value-type="float">
            <text:p>38</text:p>
          </table:table-cell>
          <table:table-cell table:formula="of:=MIN(([.F61]-[.$B$9])/([.$B$10]-[.$B$9]);1)" office:value-type="percentage" office:value="0.511121397862694" calcext:value-type="percentage">
            <text:p>51%</text:p>
          </table:table-cell>
          <table:table-cell table:formula="of:=([.F61]-[.$B$4])/365.25" office:value-type="float" office:value="37.7932973350179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1])" office:value-type="float" office:value="179.911591325513" calcext:value-type="float">
            <text:p>180</text:p>
          </table:table-cell>
          <table:table-cell table:formula="of:=[.L61]-[.K61]" office:value-type="float" office:value="109.911591325513" calcext:value-type="float">
            <text:p>110</text:p>
          </table:table-cell>
          <table:table-cell table:formula="of:= [.$E$4] * [.M61]+[.K61]" office:value-type="float" office:value="135.946954795308" calcext:value-type="float">
            <text:p>136</text:p>
          </table:table-cell>
          <table:table-cell table:formula="of:= [.$E$5] * [.M61]+[.K61]" office:value-type="float" office:value="168.920432192961" calcext:value-type="float">
            <text:p>169</text:p>
          </table:table-cell>
          <table:table-cell table:formula="of:= 7 / ([.I61] * ([.$H$10] - [.$H$9]) + [.$H$9])" office:value-type="float" office:value="1.7403225900334" calcext:value-type="float">
            <text:p>1.7</text:p>
          </table:table-cell>
          <table:table-cell table:formula="of:=[.I61]*([.O61]-[.N61]) + [.N61]" office:value-type="float" office:value="152.8004046551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1]+[.P61]" office:value-type="date" office:date-value="2017-10-18T17:48:43.85134" calcext:value-type="date">
            <text:p>Wed, Oct 18</text:p>
          </table:table-cell>
          <table:table-cell table:formula="of:= [.Q62] - MAX([.$E$6] - ([.O62]-[.Q62]); 0)" office:value-type="float" office:value="153.116739120509" calcext:value-type="float">
            <text:p>153</text:p>
          </table:table-cell>
          <table:table-cell table:formula="of:=[.I62]*([.$E$10]-[.$E$9]) + [.$E$9]" office:value-type="float" office:value="38.4355435513298" calcext:value-type="float">
            <text:p>38</text:p>
          </table:table-cell>
          <table:table-cell table:formula="of:=MIN(([.F62]-[.$B$9])/([.$B$10]-[.$B$9]);1)" office:value-type="percentage" office:value="0.520789856696218" calcext:value-type="percentage">
            <text:p>52%</text:p>
          </table:table-cell>
          <table:table-cell table:formula="of:=([.F62]-[.$B$4])/365.25" office:value-type="float" office:value="37.7980620785909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2])" office:value-type="float" office:value="179.908327476165" calcext:value-type="float">
            <text:p>180</text:p>
          </table:table-cell>
          <table:table-cell table:formula="of:=[.L62]-[.K62]" office:value-type="float" office:value="109.908327476165" calcext:value-type="float">
            <text:p>110</text:p>
          </table:table-cell>
          <table:table-cell table:formula="of:= [.$E$4] * [.M62]+[.K62]" office:value-type="float" office:value="135.944996485699" calcext:value-type="float">
            <text:p>136</text:p>
          </table:table-cell>
          <table:table-cell table:formula="of:= [.$E$5] * [.M62]+[.K62]" office:value-type="float" office:value="168.917494728549" calcext:value-type="float">
            <text:p>169</text:p>
          </table:table-cell>
          <table:table-cell table:formula="of:= 7 / ([.I62] * ([.$H$10] - [.$H$9]) + [.$H$9])" office:value-type="float" office:value="1.73199602541658" calcext:value-type="float">
            <text:p>1.7</text:p>
          </table:table-cell>
          <table:table-cell table:formula="of:=[.I62]*([.O62]-[.N62]) + [.N62]" office:value-type="float" office:value="153.11673912050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2]+[.P62]" office:value-type="date" office:date-value="2017-10-20T11:22:48.307936" calcext:value-type="date">
            <text:p>Fri, Oct 20</text:p>
          </table:table-cell>
          <table:table-cell table:formula="of:= [.Q63] - MAX([.$E$6] - ([.O63]-[.Q63]); 0)" office:value-type="float" office:value="153.431541287011" calcext:value-type="float">
            <text:p>153</text:p>
          </table:table-cell>
          <table:table-cell table:formula="of:=[.I63]*([.$E$10]-[.$E$9]) + [.$E$9]" office:value-type="float" office:value="38.8685425576841" calcext:value-type="float">
            <text:p>39</text:p>
          </table:table-cell>
          <table:table-cell table:formula="of:=MIN(([.F63]-[.$B$9])/([.$B$10]-[.$B$9]);1)" office:value-type="percentage" office:value="0.530412056837425" calcext:value-type="percentage">
            <text:p>53%</text:p>
          </table:table-cell>
          <table:table-cell table:formula="of:=([.F63]-[.$B$4])/365.25" office:value-type="float" office:value="37.8028040252724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3])" office:value-type="float" office:value="179.905079242688" calcext:value-type="float">
            <text:p>180</text:p>
          </table:table-cell>
          <table:table-cell table:formula="of:=[.L63]-[.K63]" office:value-type="float" office:value="109.905079242688" calcext:value-type="float">
            <text:p>110</text:p>
          </table:table-cell>
          <table:table-cell table:formula="of:= [.$E$4] * [.M63]+[.K63]" office:value-type="float" office:value="135.943047545613" calcext:value-type="float">
            <text:p>136</text:p>
          </table:table-cell>
          <table:table-cell table:formula="of:= [.$E$5] * [.M63]+[.K63]" office:value-type="float" office:value="168.91457131842" calcext:value-type="float">
            <text:p>169</text:p>
          </table:table-cell>
          <table:table-cell table:formula="of:= 7 / ([.I63] * ([.$H$10] - [.$H$9]) + [.$H$9])" office:value-type="float" office:value="1.72378803022457" calcext:value-type="float">
            <text:p>1.7</text:p>
          </table:table-cell>
          <table:table-cell table:formula="of:=[.I63]*([.O63]-[.N63]) + [.N63]" office:value-type="float" office:value="153.431541287011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3]+[.P63]" office:value-type="date" office:date-value="2017-10-22T04:45:03.593747" calcext:value-type="date">
            <text:p>Sun, Oct 22</text:p>
          </table:table-cell>
          <table:table-cell table:formula="of:= [.Q64] - MAX([.$E$6] - ([.O64]-[.Q64]); 0)" office:value-type="float" office:value="153.744832974051" calcext:value-type="float">
            <text:p>154</text:p>
          </table:table-cell>
          <table:table-cell table:formula="of:=[.I64]*([.$E$10]-[.$E$9]) + [.$E$9]" office:value-type="float" office:value="39.2994895652409" calcext:value-type="float">
            <text:p>39</text:p>
          </table:table-cell>
          <table:table-cell table:formula="of:=MIN(([.F64]-[.$B$9])/([.$B$10]-[.$B$9]);1)" office:value-type="percentage" office:value="0.539988657005354" calcext:value-type="percentage">
            <text:p>54%</text:p>
          </table:table-cell>
          <table:table-cell table:formula="of:=([.F64]-[.$B$4])/365.25" office:value-type="float" office:value="37.8075234996878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4])" office:value-type="float" office:value="179.901846402714" calcext:value-type="float">
            <text:p>180</text:p>
          </table:table-cell>
          <table:table-cell table:formula="of:=[.L64]-[.K64]" office:value-type="float" office:value="109.901846402714" calcext:value-type="float">
            <text:p>110</text:p>
          </table:table-cell>
          <table:table-cell table:formula="of:= [.$E$4] * [.M64]+[.K64]" office:value-type="float" office:value="135.941107841628" calcext:value-type="float">
            <text:p>136</text:p>
          </table:table-cell>
          <table:table-cell table:formula="of:= [.$E$5] * [.M64]+[.K64]" office:value-type="float" office:value="168.911661762443" calcext:value-type="float">
            <text:p>169</text:p>
          </table:table-cell>
          <table:table-cell table:formula="of:= 7 / ([.I64] * ([.$H$10] - [.$H$9]) + [.$H$9])" office:value-type="float" office:value="1.71569581427864" calcext:value-type="float">
            <text:p>1.7</text:p>
          </table:table-cell>
          <table:table-cell table:formula="of:=[.I64]*([.O64]-[.N64]) + [.N64]" office:value-type="float" office:value="153.744832974051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4]+[.P64]" office:value-type="date" office:date-value="2017-10-23T21:55:39.712101" calcext:value-type="date">
            <text:p>Mon, Oct 23</text:p>
          </table:table-cell>
          <table:table-cell table:formula="of:= [.Q65] - MAX([.$E$6] - ([.O65]-[.Q65]); 0)" office:value-type="float" office:value="154.056635487536" calcext:value-type="float">
            <text:p>154</text:p>
          </table:table-cell>
          <table:table-cell table:formula="of:=[.I65]*([.$E$10]-[.$E$9]) + [.$E$9]" office:value-type="float" office:value="39.7284135188111" calcext:value-type="float">
            <text:p>40</text:p>
          </table:table-cell>
          <table:table-cell table:formula="of:=MIN(([.F65]-[.$B$9])/([.$B$10]-[.$B$9]);1)" office:value-type="percentage" office:value="0.549520300418024" calcext:value-type="percentage">
            <text:p>55%</text:p>
          </table:table-cell>
          <table:table-cell table:formula="of:=([.F65]-[.$B$4])/365.25" office:value-type="float" office:value="37.8122208188234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5])" office:value-type="float" office:value="179.898628739106" calcext:value-type="float">
            <text:p>180</text:p>
          </table:table-cell>
          <table:table-cell table:formula="of:=[.L65]-[.K65]" office:value-type="float" office:value="109.898628739106" calcext:value-type="float">
            <text:p>110</text:p>
          </table:table-cell>
          <table:table-cell table:formula="of:= [.$E$4] * [.M65]+[.K65]" office:value-type="float" office:value="135.939177243464" calcext:value-type="float">
            <text:p>136</text:p>
          </table:table-cell>
          <table:table-cell table:formula="of:= [.$E$5] * [.M65]+[.K65]" office:value-type="float" office:value="168.908765865195" calcext:value-type="float">
            <text:p>169</text:p>
          </table:table-cell>
          <table:table-cell table:formula="of:= 7 / ([.I65] * ([.$H$10] - [.$H$9]) + [.$H$9])" office:value-type="float" office:value="1.70771667852528" calcext:value-type="float">
            <text:p>1.7</text:p>
          </table:table-cell>
          <table:table-cell table:formula="of:=[.I65]*([.O65]-[.N65]) + [.N65]" office:value-type="float" office:value="154.056635487536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5]+[.P65]" office:value-type="date" office:date-value="2017-10-25T14:54:46.433126" calcext:value-type="date">
            <text:p>Wed, Oct 25</text:p>
          </table:table-cell>
          <table:table-cell table:formula="of:= [.Q66] - MAX([.$E$6] - ([.O66]-[.Q66]); 0)" office:value-type="float" office:value="154.366969636697" calcext:value-type="float">
            <text:p>154</text:p>
          </table:table-cell>
          <table:table-cell table:formula="of:=[.I66]*([.$E$10]-[.$E$9]) + [.$E$9]" office:value-type="float" office:value="40.155342688442" calcext:value-type="float">
            <text:p>40</text:p>
          </table:table-cell>
          <table:table-cell table:formula="of:=MIN(([.F66]-[.$B$9])/([.$B$10]-[.$B$9]);1)" office:value-type="percentage" office:value="0.559007615298712" calcext:value-type="percentage">
            <text:p>56%</text:p>
          </table:table-cell>
          <table:table-cell table:formula="of:=([.F66]-[.$B$4])/365.25" office:value-type="float" office:value="37.8168962922759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6])" office:value-type="float" office:value="179.895426039791" calcext:value-type="float">
            <text:p>180</text:p>
          </table:table-cell>
          <table:table-cell table:formula="of:=[.L66]-[.K66]" office:value-type="float" office:value="109.895426039791" calcext:value-type="float">
            <text:p>110</text:p>
          </table:table-cell>
          <table:table-cell table:formula="of:= [.$E$4] * [.M66]+[.K66]" office:value-type="float" office:value="135.937255623875" calcext:value-type="float">
            <text:p>136</text:p>
          </table:table-cell>
          <table:table-cell table:formula="of:= [.$E$5] * [.M66]+[.K66]" office:value-type="float" office:value="168.905883435812" calcext:value-type="float">
            <text:p>169</text:p>
          </table:table-cell>
          <table:table-cell table:formula="of:= 7 / ([.I66] * ([.$H$10] - [.$H$9]) + [.$H$9])" office:value-type="float" office:value="1.69984801124314" calcext:value-type="float">
            <text:p>1.7</text:p>
          </table:table-cell>
          <table:table-cell table:formula="of:=[.I66]*([.O66]-[.N66]) + [.N66]" office:value-type="float" office:value="154.366969636697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6]+[.P66]" office:value-type="date" office:date-value="2017-10-27T07:42:33.301297" calcext:value-type="date">
            <text:p>Fri, Oct 27</text:p>
          </table:table-cell>
          <table:table-cell table:formula="of:= [.Q67] - MAX([.$E$6] - ([.O67]-[.Q67]); 0)" office:value-type="float" office:value="154.675855750157" calcext:value-type="float">
            <text:p>155</text:p>
          </table:table-cell>
          <table:table-cell table:formula="of:=[.I67]*([.$E$10]-[.$E$9]) + [.$E$9]" office:value-type="float" office:value="40.5803046912533" calcext:value-type="float">
            <text:p>41</text:p>
          </table:table-cell>
          <table:table-cell table:formula="of:=MIN(([.F67]-[.$B$9])/([.$B$10]-[.$B$9]);1)" office:value-type="percentage" office:value="0.568451215361185" calcext:value-type="percentage">
            <text:p>57%</text:p>
          </table:table-cell>
          <table:table-cell table:formula="of:=([.F67]-[.$B$4])/365.25" office:value-type="float" office:value="37.8215502224915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7])" office:value-type="float" office:value="179.892238097593" calcext:value-type="float">
            <text:p>180</text:p>
          </table:table-cell>
          <table:table-cell table:formula="of:=[.L67]-[.K67]" office:value-type="float" office:value="109.892238097593" calcext:value-type="float">
            <text:p>110</text:p>
          </table:table-cell>
          <table:table-cell table:formula="of:= [.$E$4] * [.M67]+[.K67]" office:value-type="float" office:value="135.935342858556" calcext:value-type="float">
            <text:p>136</text:p>
          </table:table-cell>
          <table:table-cell table:formula="of:= [.$E$5] * [.M67]+[.K67]" office:value-type="float" office:value="168.903014287834" calcext:value-type="float">
            <text:p>169</text:p>
          </table:table-cell>
          <table:table-cell table:formula="of:= 7 / ([.I67] * ([.$H$10] - [.$H$9]) + [.$H$9])" office:value-type="float" office:value="1.69208728444139" calcext:value-type="float">
            <text:p>1.7</text:p>
          </table:table-cell>
          <table:table-cell table:formula="of:=[.I67]*([.O67]-[.N67]) + [.N67]" office:value-type="float" office:value="154.675855750157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7]+[.P67]" office:value-type="date" office:date-value="2017-10-29T00:19:09.642673" calcext:value-type="date">
            <text:p>Sun, Oct 29</text:p>
          </table:table-cell>
          <table:table-cell table:formula="of:= [.Q68] - MAX([.$E$6] - ([.O68]-[.Q68]); 0)" office:value-type="float" office:value="154.983313691343" calcext:value-type="float">
            <text:p>155</text:p>
          </table:table-cell>
          <table:table-cell table:formula="of:=[.I68]*([.$E$10]-[.$E$9]) + [.$E$9]" office:value-type="float" office:value="41.0033265123639" calcext:value-type="float">
            <text:p>41</text:p>
          </table:table-cell>
          <table:table-cell table:formula="of:=MIN(([.F68]-[.$B$9])/([.$B$10]-[.$B$9]);1)" office:value-type="percentage" office:value="0.577851700274752" calcext:value-type="percentage">
            <text:p>58%</text:p>
          </table:table-cell>
          <table:table-cell table:formula="of:=([.F68]-[.$B$4])/365.25" office:value-type="float" office:value="37.8261829049951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8])" office:value-type="float" office:value="179.889064710078" calcext:value-type="float">
            <text:p>180</text:p>
          </table:table-cell>
          <table:table-cell table:formula="of:=[.L68]-[.K68]" office:value-type="float" office:value="109.889064710078" calcext:value-type="float">
            <text:p>110</text:p>
          </table:table-cell>
          <table:table-cell table:formula="of:= [.$E$4] * [.M68]+[.K68]" office:value-type="float" office:value="135.933438826047" calcext:value-type="float">
            <text:p>136</text:p>
          </table:table-cell>
          <table:table-cell table:formula="of:= [.$E$5] * [.M68]+[.K68]" office:value-type="float" office:value="168.900158239071" calcext:value-type="float">
            <text:p>169</text:p>
          </table:table-cell>
          <table:table-cell table:formula="of:= 7 / ([.I68] * ([.$H$10] - [.$H$9]) + [.$H$9])" office:value-type="float" office:value="1.68443205043806" calcext:value-type="float">
            <text:p>1.7</text:p>
          </table:table-cell>
          <table:table-cell table:formula="of:=[.I68]*([.O68]-[.N68]) + [.N68]" office:value-type="float" office:value="154.983313691343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8]+[.P68]" office:value-type="date" office:date-value="2017-10-30T16:44:44.571831" calcext:value-type="date">
            <text:p>Mon, Oct 30</text:p>
          </table:table-cell>
          <table:table-cell table:formula="of:= [.Q69] - MAX([.$E$6] - ([.O69]-[.Q69]); 0)" office:value-type="float" office:value="155.28936287326" calcext:value-type="float">
            <text:p>155</text:p>
          </table:table-cell>
          <table:table-cell table:formula="of:=[.I69]*([.$E$10]-[.$E$9]) + [.$E$9]" office:value-type="float" office:value="41.4244345249736" calcext:value-type="float">
            <text:p>41</text:p>
          </table:table-cell>
          <table:table-cell table:formula="of:=MIN(([.F69]-[.$B$9])/([.$B$10]-[.$B$9]);1)" office:value-type="percentage" office:value="0.587209656110523" calcext:value-type="percentage">
            <text:p>59%</text:p>
          </table:table-cell>
          <table:table-cell table:formula="of:=([.F69]-[.$B$4])/365.25" office:value-type="float" office:value="37.8307946286102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9])" office:value-type="float" office:value="179.885905679402" calcext:value-type="float">
            <text:p>180</text:p>
          </table:table-cell>
          <table:table-cell table:formula="of:=[.L69]-[.K69]" office:value-type="float" office:value="109.885905679402" calcext:value-type="float">
            <text:p>110</text:p>
          </table:table-cell>
          <table:table-cell table:formula="of:= [.$E$4] * [.M69]+[.K69]" office:value-type="float" office:value="135.931543407641" calcext:value-type="float">
            <text:p>136</text:p>
          </table:table-cell>
          <table:table-cell table:formula="of:= [.$E$5] * [.M69]+[.K69]" office:value-type="float" office:value="168.897315111462" calcext:value-type="float">
            <text:p>169</text:p>
          </table:table-cell>
          <table:table-cell table:formula="of:= 7 / ([.I69] * ([.$H$10] - [.$H$9]) + [.$H$9])" office:value-type="float" office:value="1.67687993860769" calcext:value-type="float">
            <text:p>1.7</text:p>
          </table:table-cell>
          <table:table-cell table:formula="of:=[.I69]*([.O69]-[.N69]) + [.N69]" office:value-type="float" office:value="155.28936287326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9]+[.P69]" office:value-type="date" office:date-value="2017-11-01T08:59:26.998526" calcext:value-type="date">
            <text:p>Wed, Nov 1</text:p>
          </table:table-cell>
          <table:table-cell table:formula="of:= [.Q70] - MAX([.$E$6] - ([.O70]-[.Q70]); 0)" office:value-type="float" office:value="155.59402227267" calcext:value-type="float">
            <text:p>156</text:p>
          </table:table-cell>
          <table:table-cell table:formula="of:=[.I70]*([.$E$10]-[.$E$9]) + [.$E$9]" office:value-type="float" office:value="41.8436545096247" calcext:value-type="float">
            <text:p>42</text:p>
          </table:table-cell>
          <table:table-cell table:formula="of:=MIN(([.F70]-[.$B$9])/([.$B$10]-[.$B$9]);1)" office:value-type="percentage" office:value="0.596525655769437" calcext:value-type="percentage">
            <text:p>60%</text:p>
          </table:table-cell>
          <table:table-cell table:formula="of:=([.F70]-[.$B$4])/365.25" office:value-type="float" office:value="37.8353856756701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0])" office:value-type="float" office:value="179.882760812166" calcext:value-type="float">
            <text:p>180</text:p>
          </table:table-cell>
          <table:table-cell table:formula="of:=[.L70]-[.K70]" office:value-type="float" office:value="109.882760812166" calcext:value-type="float">
            <text:p>110</text:p>
          </table:table-cell>
          <table:table-cell table:formula="of:= [.$E$4] * [.M70]+[.K70]" office:value-type="float" office:value="135.9296564873" calcext:value-type="float">
            <text:p>136</text:p>
          </table:table-cell>
          <table:table-cell table:formula="of:= [.$E$5] * [.M70]+[.K70]" office:value-type="float" office:value="168.894484730949" calcext:value-type="float">
            <text:p>169</text:p>
          </table:table-cell>
          <table:table-cell table:formula="of:= 7 / ([.I70] * ([.$H$10] - [.$H$9]) + [.$H$9])" office:value-type="float" office:value="1.66942865228877" calcext:value-type="float">
            <text:p>1.7</text:p>
          </table:table-cell>
          <table:table-cell table:formula="of:=[.I70]*([.O70]-[.N70]) + [.N70]" office:value-type="float" office:value="155.59402227267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0]+[.P70]" office:value-type="date" office:date-value="2017-11-03T01:03:25.634084" calcext:value-type="date">
            <text:p>Fri, Nov 3</text:p>
          </table:table-cell>
          <table:table-cell table:formula="of:= [.Q71] - MAX([.$E$6] - ([.O71]-[.Q71]); 0)" office:value-type="float" office:value="155.897310443709" calcext:value-type="float">
            <text:p>156</text:p>
          </table:table-cell>
          <table:table-cell table:formula="of:=[.I71]*([.$E$10]-[.$E$9]) + [.$E$9]" office:value-type="float" office:value="42.2610116726974" calcext:value-type="float">
            <text:p>42</text:p>
          </table:table-cell>
          <table:table-cell table:formula="of:=MIN(([.F71]-[.$B$9])/([.$B$10]-[.$B$9]);1)" office:value-type="percentage" office:value="0.605800259393274" calcext:value-type="percentage">
            <text:p>61%</text:p>
          </table:table-cell>
          <table:table-cell table:formula="of:=([.F71]-[.$B$4])/365.25" office:value-type="float" office:value="37.8399563222198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1])" office:value-type="float" office:value="179.879629919279" calcext:value-type="float">
            <text:p>180</text:p>
          </table:table-cell>
          <table:table-cell table:formula="of:=[.L71]-[.K71]" office:value-type="float" office:value="109.879629919279" calcext:value-type="float">
            <text:p>110</text:p>
          </table:table-cell>
          <table:table-cell table:formula="of:= [.$E$4] * [.M71]+[.K71]" office:value-type="float" office:value="135.927777951568" calcext:value-type="float">
            <text:p>136</text:p>
          </table:table-cell>
          <table:table-cell table:formula="of:= [.$E$5] * [.M71]+[.K71]" office:value-type="float" office:value="168.891666927351" calcext:value-type="float">
            <text:p>169</text:p>
          </table:table-cell>
          <table:table-cell table:formula="of:= 7 / ([.I71] * ([.$H$10] - [.$H$9]) + [.$H$9])" office:value-type="float" office:value="1.66207596584133" calcext:value-type="float">
            <text:p>1.7</text:p>
          </table:table-cell>
          <table:table-cell table:formula="of:=[.I71]*([.O71]-[.N71]) + [.N71]" office:value-type="float" office:value="155.897310443709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1]+[.P71]" office:value-type="date" office:date-value="2017-11-04T16:56:48.997533" calcext:value-type="date">
            <text:p>Sat, Nov 4</text:p>
          </table:table-cell>
          <table:table-cell table:formula="of:= [.Q72] - MAX([.$E$6] - ([.O72]-[.Q72]); 0)" office:value-type="float" office:value="156.199245530948" calcext:value-type="float">
            <text:p>156</text:p>
          </table:table-cell>
          <table:table-cell table:formula="of:=[.I72]*([.$E$10]-[.$E$9]) + [.$E$9]" office:value-type="float" office:value="42.6765306641573" calcext:value-type="float">
            <text:p>43</text:p>
          </table:table-cell>
          <table:table-cell table:formula="of:=MIN(([.F72]-[.$B$9])/([.$B$10]-[.$B$9]);1)" office:value-type="percentage" office:value="0.615034014759052" calcext:value-type="percentage">
            <text:p>62%</text:p>
          </table:table-cell>
          <table:table-cell table:formula="of:=([.F72]-[.$B$4])/365.25" office:value-type="float" office:value="37.8445068382112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2])" office:value-type="float" office:value="179.876512815825" calcext:value-type="float">
            <text:p>180</text:p>
          </table:table-cell>
          <table:table-cell table:formula="of:=[.L72]-[.K72]" office:value-type="float" office:value="109.876512815825" calcext:value-type="float">
            <text:p>110</text:p>
          </table:table-cell>
          <table:table-cell table:formula="of:= [.$E$4] * [.M72]+[.K72]" office:value-type="float" office:value="135.925907689495" calcext:value-type="float">
            <text:p>136</text:p>
          </table:table-cell>
          <table:table-cell table:formula="of:= [.$E$5] * [.M72]+[.K72]" office:value-type="float" office:value="168.888861534243" calcext:value-type="float">
            <text:p>169</text:p>
          </table:table-cell>
          <table:table-cell table:formula="of:= 7 / ([.I72] * ([.$H$10] - [.$H$9]) + [.$H$9])" office:value-type="float" office:value="1.65481972184676" calcext:value-type="float">
            <text:p>1.7</text:p>
          </table:table-cell>
          <table:table-cell table:formula="of:=[.I72]*([.O72]-[.N72]) + [.N72]" office:value-type="float" office:value="156.199245530948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2]+[.P72]" office:value-type="date" office:date-value="2017-11-06T08:39:45.4215" calcext:value-type="date">
            <text:p>Mon, Nov 6</text:p>
          </table:table-cell>
          <table:table-cell table:formula="of:= [.Q73] - MAX([.$E$6] - ([.O73]-[.Q73]); 0)" office:value-type="float" office:value="156.499845281953" calcext:value-type="float">
            <text:p>156</text:p>
          </table:table-cell>
          <table:table-cell table:formula="of:=[.I73]*([.$E$10]-[.$E$9]) + [.$E$9]" office:value-type="float" office:value="43.0902355946182" calcext:value-type="float">
            <text:p>43</text:p>
          </table:table-cell>
          <table:table-cell table:formula="of:=MIN(([.F73]-[.$B$9])/([.$B$10]-[.$B$9]);1)" office:value-type="percentage" office:value="0.624227457658182" calcext:value-type="percentage">
            <text:p>62%</text:p>
          </table:table-cell>
          <table:table-cell table:formula="of:=([.F73]-[.$B$4])/365.25" office:value-type="float" office:value="37.8490374876892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3])" office:value-type="float" office:value="179.873409320933" calcext:value-type="float">
            <text:p>180</text:p>
          </table:table-cell>
          <table:table-cell table:formula="of:=[.L73]-[.K73]" office:value-type="float" office:value="109.873409320933" calcext:value-type="float">
            <text:p>110</text:p>
          </table:table-cell>
          <table:table-cell table:formula="of:= [.$E$4] * [.M73]+[.K73]" office:value-type="float" office:value="135.92404559256" calcext:value-type="float">
            <text:p>136</text:p>
          </table:table-cell>
          <table:table-cell table:formula="of:= [.$E$5] * [.M73]+[.K73]" office:value-type="float" office:value="168.88606838884" calcext:value-type="float">
            <text:p>169</text:p>
          </table:table-cell>
          <table:table-cell table:formula="of:= 7 / ([.I73] * ([.$H$10] - [.$H$9]) + [.$H$9])" office:value-type="float" office:value="1.64765782844108" calcext:value-type="float">
            <text:p>1.6</text:p>
          </table:table-cell>
          <table:table-cell table:formula="of:=[.I73]*([.O73]-[.N73]) + [.N73]" office:value-type="float" office:value="156.499845281953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3]+[.P73]" office:value-type="date" office:date-value="2017-11-08T00:12:23.057877" calcext:value-type="date">
            <text:p>Wed, Nov 8</text:p>
          </table:table-cell>
          <table:table-cell table:formula="of:= [.Q74] - MAX([.$E$6] - ([.O74]-[.Q74]); 0)" office:value-type="float" office:value="156.799127059346" calcext:value-type="float">
            <text:p>157</text:p>
          </table:table-cell>
          <table:table-cell table:formula="of:=[.I74]*([.$E$10]-[.$E$9]) + [.$E$9]" office:value-type="float" office:value="43.5021500517287" calcext:value-type="float">
            <text:p>44</text:p>
          </table:table-cell>
          <table:table-cell table:formula="of:=MIN(([.F74]-[.$B$9])/([.$B$10]-[.$B$9]);1)" office:value-type="percentage" office:value="0.633381112260637" calcext:value-type="percentage">
            <text:p>63%</text:p>
          </table:table-cell>
          <table:table-cell table:formula="of:=([.F74]-[.$B$4])/365.25" office:value-type="float" office:value="37.8535485289717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4])" office:value-type="float" office:value="179.870319257654" calcext:value-type="float">
            <text:p>180</text:p>
          </table:table-cell>
          <table:table-cell table:formula="of:=[.L74]-[.K74]" office:value-type="float" office:value="109.870319257654" calcext:value-type="float">
            <text:p>110</text:p>
          </table:table-cell>
          <table:table-cell table:formula="of:= [.$E$4] * [.M74]+[.K74]" office:value-type="float" office:value="135.922191554593" calcext:value-type="float">
            <text:p>136</text:p>
          </table:table-cell>
          <table:table-cell table:formula="of:= [.$E$5] * [.M74]+[.K74]" office:value-type="float" office:value="168.883287331889" calcext:value-type="float">
            <text:p>169</text:p>
          </table:table-cell>
          <table:table-cell table:formula="of:= 7 / ([.I74] * ([.$H$10] - [.$H$9]) + [.$H$9])" office:value-type="float" office:value="1.64058825677482" calcext:value-type="float">
            <text:p>1.6</text:p>
          </table:table-cell>
          <table:table-cell table:formula="of:=[.I74]*([.O74]-[.N74]) + [.N74]" office:value-type="float" office:value="156.799127059346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4]+[.P74]" office:value-type="date" office:date-value="2017-11-09T15:34:49.883263" calcext:value-type="date">
            <text:p>Thu, Nov 9</text:p>
          </table:table-cell>
          <table:table-cell table:formula="of:= [.Q75] - MAX([.$E$6] - ([.O75]-[.Q75]); 0)" office:value-type="float" office:value="156.880518207562" calcext:value-type="float">
            <text:p>157</text:p>
          </table:table-cell>
          <table:table-cell table:formula="of:=[.I75]*([.$E$10]-[.$E$9]) + [.$E$9]" office:value-type="float" office:value="43.9122971159231" calcext:value-type="float">
            <text:p>44</text:p>
          </table:table-cell>
          <table:table-cell table:formula="of:=MIN(([.F75]-[.$B$9])/([.$B$10]-[.$B$9]);1)" office:value-type="percentage" office:value="0.642495491464959" calcext:value-type="percentage">
            <text:p>64%</text:p>
          </table:table-cell>
          <table:table-cell table:formula="of:=([.F75]-[.$B$4])/365.25" office:value-type="float" office:value="37.8580402148219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5])" office:value-type="float" office:value="179.867242452847" calcext:value-type="float">
            <text:p>180</text:p>
          </table:table-cell>
          <table:table-cell table:formula="of:=[.L75]-[.K75]" office:value-type="float" office:value="109.867242452847" calcext:value-type="float">
            <text:p>110</text:p>
          </table:table-cell>
          <table:table-cell table:formula="of:= [.$E$4] * [.M75]+[.K75]" office:value-type="float" office:value="135.920345471708" calcext:value-type="float">
            <text:p>136</text:p>
          </table:table-cell>
          <table:table-cell table:formula="of:= [.$E$5] * [.M75]+[.K75]" office:value-type="float" office:value="168.880518207562" calcext:value-type="float">
            <text:p>169</text:p>
          </table:table-cell>
          <table:table-cell table:formula="of:= 7 / ([.I75] * ([.$H$10] - [.$H$9]) + [.$H$9])" office:value-type="float" office:value="1.63360903859211" calcext:value-type="float">
            <text:p>1.6</text:p>
          </table:table-cell>
          <table:table-cell table:formula="of:=[.I75]*([.O75]-[.N75]) + [.N75]" office:value-type="float" office:value="157.09710785240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5]+[.P75]" office:value-type="date" office:date-value="2017-11-11T06:47:13.704197" calcext:value-type="date">
            <text:p>Sat, Nov 11</text:p>
          </table:table-cell>
          <table:table-cell table:formula="of:= [.Q76] - MAX([.$E$6] - ([.O76]-[.Q76]); 0)" office:value-type="float" office:value="156.877760863353" calcext:value-type="float">
            <text:p>157</text:p>
          </table:table-cell>
          <table:table-cell table:formula="of:=[.I76]*([.$E$10]-[.$E$9]) + [.$E$9]" office:value-type="float" office:value="44.3206993755703" calcext:value-type="float">
            <text:p>44</text:p>
          </table:table-cell>
          <table:table-cell table:formula="of:=MIN(([.F76]-[.$B$9])/([.$B$10]-[.$B$9]);1)" office:value-type="percentage" office:value="0.651571097234895" calcext:value-type="percentage">
            <text:p>65%</text:p>
          </table:table-cell>
          <table:table-cell table:formula="of:=([.F76]-[.$B$4])/365.25" office:value-type="float" office:value="37.862512792614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6])" office:value-type="float" office:value="179.864178737059" calcext:value-type="float">
            <text:p>180</text:p>
          </table:table-cell>
          <table:table-cell table:formula="of:=[.L76]-[.K76]" office:value-type="float" office:value="109.864178737059" calcext:value-type="float">
            <text:p>110</text:p>
          </table:table-cell>
          <table:table-cell table:formula="of:= [.$E$4] * [.M76]+[.K76]" office:value-type="float" office:value="135.918507242236" calcext:value-type="float">
            <text:p>136</text:p>
          </table:table-cell>
          <table:table-cell table:formula="of:= [.$E$5] * [.M76]+[.K76]" office:value-type="float" office:value="168.877760863353" calcext:value-type="float">
            <text:p>169</text:p>
          </table:table-cell>
          <table:table-cell table:formula="of:= 7 / ([.I76] * ([.$H$10] - [.$H$9]) + [.$H$9])" office:value-type="float" office:value="1.6267182639226" calcext:value-type="float">
            <text:p>1.6</text:p>
          </table:table-cell>
          <table:table-cell table:formula="of:=[.I76]*([.O76]-[.N76]) + [.N76]" office:value-type="float" office:value="157.39380428819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6]+[.P76]" office:value-type="date" office:date-value="2017-11-12T21:49:42.1622" calcext:value-type="date">
            <text:p>Sun, Nov 12</text:p>
          </table:table-cell>
          <table:table-cell table:formula="of:= [.Q77] - MAX([.$E$6] - ([.O77]-[.Q77]); 0)" office:value-type="float" office:value="156.87501514998" calcext:value-type="float">
            <text:p>157</text:p>
          </table:table-cell>
          <table:table-cell table:formula="of:=[.I77]*([.$E$10]-[.$E$9]) + [.$E$9]" office:value-type="float" office:value="44.7273789415503" calcext:value-type="float">
            <text:p>45</text:p>
          </table:table-cell>
          <table:table-cell table:formula="of:=MIN(([.F77]-[.$B$9])/([.$B$10]-[.$B$9]);1)" office:value-type="percentage" office:value="0.660608420923341" calcext:value-type="percentage">
            <text:p>66%</text:p>
          </table:table-cell>
          <table:table-cell table:formula="of:=([.F77]-[.$B$4])/365.25" office:value-type="float" office:value="37.8669665044934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7])" office:value-type="float" office:value="179.861127944422" calcext:value-type="float">
            <text:p>180</text:p>
          </table:table-cell>
          <table:table-cell table:formula="of:=[.L77]-[.K77]" office:value-type="float" office:value="109.861127944422" calcext:value-type="float">
            <text:p>110</text:p>
          </table:table-cell>
          <table:table-cell table:formula="of:= [.$E$4] * [.M77]+[.K77]" office:value-type="float" office:value="135.916676766653" calcext:value-type="float">
            <text:p>136</text:p>
          </table:table-cell>
          <table:table-cell table:formula="of:= [.$E$5] * [.M77]+[.K77]" office:value-type="float" office:value="168.87501514998" calcext:value-type="float">
            <text:p>169</text:p>
          </table:table-cell>
          <table:table-cell table:formula="of:= 7 / ([.I77] * ([.$H$10] - [.$H$9]) + [.$H$9])" office:value-type="float" office:value="1.61991407887981" calcext:value-type="float">
            <text:p>1.6</text:p>
          </table:table-cell>
          <table:table-cell table:formula="of:=[.I77]*([.O77]-[.N77]) + [.N77]" office:value-type="float" office:value="157.6892326423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7]+[.P77]" office:value-type="date" office:date-value="2017-11-14T12:42:22.738615" calcext:value-type="date">
            <text:p>Tue, Nov 14</text:p>
          </table:table-cell>
          <table:table-cell table:formula="of:= [.Q78] - MAX([.$E$6] - ([.O78]-[.Q78]); 0)" office:value-type="float" office:value="156.872280921288" calcext:value-type="float">
            <text:p>157</text:p>
          </table:table-cell>
          <table:table-cell table:formula="of:=[.I78]*([.$E$10]-[.$E$9]) + [.$E$9]" office:value-type="float" office:value="45.1323574612707" calcext:value-type="float">
            <text:p>45</text:p>
          </table:table-cell>
          <table:table-cell table:formula="of:=MIN(([.F78]-[.$B$9])/([.$B$10]-[.$B$9]);1)" office:value-type="percentage" office:value="0.669607943583792" calcext:value-type="percentage">
            <text:p>67%</text:p>
          </table:table-cell>
          <table:table-cell table:formula="of:=([.F78]-[.$B$4])/365.25" office:value-type="float" office:value="37.8714015875293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8])" office:value-type="float" office:value="179.858089912542" calcext:value-type="float">
            <text:p>180</text:p>
          </table:table-cell>
          <table:table-cell table:formula="of:=[.L78]-[.K78]" office:value-type="float" office:value="109.858089912542" calcext:value-type="float">
            <text:p>110</text:p>
          </table:table-cell>
          <table:table-cell table:formula="of:= [.$E$4] * [.M78]+[.K78]" office:value-type="float" office:value="135.914853947525" calcext:value-type="float">
            <text:p>136</text:p>
          </table:table-cell>
          <table:table-cell table:formula="of:= [.$E$5] * [.M78]+[.K78]" office:value-type="float" office:value="168.872280921288" calcext:value-type="float">
            <text:p>169</text:p>
          </table:table-cell>
          <table:table-cell table:formula="of:= 7 / ([.I78] * ([.$H$10] - [.$H$9]) + [.$H$9])" office:value-type="float" office:value="1.6131946835605" calcext:value-type="float">
            <text:p>1.6</text:p>
          </table:table-cell>
          <table:table-cell table:formula="of:=[.I78]*([.O78]-[.N78]) + [.N78]" office:value-type="float" office:value="157.98340884924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8]+[.P78]" office:value-type="date" office:date-value="2017-11-16T03:25:22.759275" calcext:value-type="date">
            <text:p>Thu, Nov 16</text:p>
          </table:table-cell>
          <table:table-cell table:formula="of:= [.Q79] - MAX([.$E$6] - ([.O79]-[.Q79]); 0)" office:value-type="float" office:value="156.869558034163" calcext:value-type="float">
            <text:p>157</text:p>
          </table:table-cell>
          <table:table-cell table:formula="of:=[.I79]*([.$E$10]-[.$E$9]) + [.$E$9]" office:value-type="float" office:value="45.5356561321605" calcext:value-type="float">
            <text:p>46</text:p>
          </table:table-cell>
          <table:table-cell table:formula="of:=MIN(([.F79]-[.$B$9])/([.$B$10]-[.$B$9]);1)" office:value-type="percentage" office:value="0.678570136270234" calcext:value-type="percentage">
            <text:p>68%</text:p>
          </table:table-cell>
          <table:table-cell table:formula="of:=([.F79]-[.$B$4])/365.25" office:value-type="float" office:value="37.8758182738635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9])" office:value-type="float" office:value="179.855064482404" calcext:value-type="float">
            <text:p>180</text:p>
          </table:table-cell>
          <table:table-cell table:formula="of:=[.L79]-[.K79]" office:value-type="float" office:value="109.855064482404" calcext:value-type="float">
            <text:p>110</text:p>
          </table:table-cell>
          <table:table-cell table:formula="of:= [.$E$4] * [.M79]+[.K79]" office:value-type="float" office:value="135.913038689442" calcext:value-type="float">
            <text:p>136</text:p>
          </table:table-cell>
          <table:table-cell table:formula="of:= [.$E$5] * [.M79]+[.K79]" office:value-type="float" office:value="168.869558034163" calcext:value-type="float">
            <text:p>169</text:p>
          </table:table-cell>
          <table:table-cell table:formula="of:= 7 / ([.I79] * ([.$H$10] - [.$H$9]) + [.$H$9])" office:value-type="float" office:value="1.60655833003939" calcext:value-type="float">
            <text:p>1.6</text:p>
          </table:table-cell>
          <table:table-cell table:formula="of:=[.I79]*([.O79]-[.N79]) + [.N79]" office:value-type="float" office:value="158.27634851218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9]+[.P79]" office:value-type="date" office:date-value="2017-11-17T17:58:49.39899" calcext:value-type="date">
            <text:p>Fri, Nov 17</text:p>
          </table:table-cell>
          <table:table-cell table:formula="of:= [.Q80] - MAX([.$E$6] - ([.O80]-[.Q80]); 0)" office:value-type="float" office:value="156.86684634844" calcext:value-type="float">
            <text:p>157</text:p>
          </table:table-cell>
          <table:table-cell table:formula="of:=[.I80]*([.$E$10]-[.$E$9]) + [.$E$9]" office:value-type="float" office:value="45.9372957146698" calcext:value-type="float">
            <text:p>46</text:p>
          </table:table-cell>
          <table:table-cell table:formula="of:=MIN(([.F80]-[.$B$9])/([.$B$10]-[.$B$9]);1)" office:value-type="percentage" office:value="0.687495460325994" calcext:value-type="percentage">
            <text:p>69%</text:p>
          </table:table-cell>
          <table:table-cell table:formula="of:=([.F80]-[.$B$4])/365.25" office:value-type="float" office:value="37.880216790852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0])" office:value-type="float" office:value="179.852051498266" calcext:value-type="float">
            <text:p>180</text:p>
          </table:table-cell>
          <table:table-cell table:formula="of:=[.L80]-[.K80]" office:value-type="float" office:value="109.852051498266" calcext:value-type="float">
            <text:p>110</text:p>
          </table:table-cell>
          <table:table-cell table:formula="of:= [.$E$4] * [.M80]+[.K80]" office:value-type="float" office:value="135.91123089896" calcext:value-type="float">
            <text:p>136</text:p>
          </table:table-cell>
          <table:table-cell table:formula="of:= [.$E$5] * [.M80]+[.K80]" office:value-type="float" office:value="168.86684634844" calcext:value-type="float">
            <text:p>169</text:p>
          </table:table-cell>
          <table:table-cell table:formula="of:= 7 / ([.I80] * ([.$H$10] - [.$H$9]) + [.$H$9])" office:value-type="float" office:value="1.60000332045416" calcext:value-type="float">
            <text:p>1.6</text:p>
          </table:table-cell>
          <table:table-cell table:formula="of:=[.I80]*([.O80]-[.N80]) + [.N80]" office:value-type="float" office:value="158.568066912727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0]+[.P80]" office:value-type="date" office:date-value="2017-11-19T08:22:49.685877" calcext:value-type="date">
            <text:p>Sun, Nov 19</text:p>
          </table:table-cell>
          <table:table-cell table:formula="of:= [.Q81] - MAX([.$E$6] - ([.O81]-[.Q81]); 0)" office:value-type="float" office:value="156.864145726819" calcext:value-type="float">
            <text:p>157</text:p>
          </table:table-cell>
          <table:table-cell table:formula="of:=[.I81]*([.$E$10]-[.$E$9]) + [.$E$9]" office:value-type="float" office:value="46.3372965447834" calcext:value-type="float">
            <text:p>46</text:p>
          </table:table-cell>
          <table:table-cell table:formula="of:=MIN(([.F81]-[.$B$9])/([.$B$10]-[.$B$9]);1)" office:value-type="percentage" office:value="0.696384367661853" calcext:value-type="percentage">
            <text:p>70%</text:p>
          </table:table-cell>
          <table:table-cell table:formula="of:=([.F81]-[.$B$4])/365.25" office:value-type="float" office:value="37.8845973612023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1])" office:value-type="float" office:value="179.849050807576" calcext:value-type="float">
            <text:p>180</text:p>
          </table:table-cell>
          <table:table-cell table:formula="of:=[.L81]-[.K81]" office:value-type="float" office:value="109.849050807576" calcext:value-type="float">
            <text:p>110</text:p>
          </table:table-cell>
          <table:table-cell table:formula="of:= [.$E$4] * [.M81]+[.K81]" office:value-type="float" office:value="135.909430484546" calcext:value-type="float">
            <text:p>136</text:p>
          </table:table-cell>
          <table:table-cell table:formula="of:= [.$E$5] * [.M81]+[.K81]" office:value-type="float" office:value="168.864145726819" calcext:value-type="float">
            <text:p>169</text:p>
          </table:table-cell>
          <table:table-cell table:formula="of:= 7 / ([.I81] * ([.$H$10] - [.$H$9]) + [.$H$9])" office:value-type="float" office:value="1.59352800517603" calcext:value-type="float">
            <text:p>1.6</text:p>
          </table:table-cell>
          <table:table-cell table:formula="of:=[.I81]*([.O81]-[.N81]) + [.N81]" office:value-type="float" office:value="158.858579020013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1]+[.P81]" office:value-type="date" office:date-value="2017-11-20T22:37:30.505525" calcext:value-type="date">
            <text:p>Mon, Nov 20</text:p>
          </table:table-cell>
          <table:table-cell table:formula="of:= [.Q82] - MAX([.$E$6] - ([.O82]-[.Q82]); 0)" office:value-type="float" office:value="156.861456034785" calcext:value-type="float">
            <text:p>157</text:p>
          </table:table-cell>
          <table:table-cell table:formula="of:=[.I82]*([.$E$10]-[.$E$9]) + [.$E$9]" office:value-type="float" office:value="46.7356785460779" calcext:value-type="float">
            <text:p>47</text:p>
          </table:table-cell>
          <table:table-cell table:formula="of:=MIN(([.F82]-[.$B$9])/([.$B$10]-[.$B$9]);1)" office:value-type="percentage" office:value="0.705237301023953" calcext:value-type="percentage">
            <text:p>71%</text:p>
          </table:table-cell>
          <table:table-cell table:formula="of:=([.F82]-[.$B$4])/365.25" office:value-type="float" office:value="37.8889602031056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2])" office:value-type="float" office:value="179.846062260873" calcext:value-type="float">
            <text:p>180</text:p>
          </table:table-cell>
          <table:table-cell table:formula="of:=[.L82]-[.K82]" office:value-type="float" office:value="109.846062260873" calcext:value-type="float">
            <text:p>110</text:p>
          </table:table-cell>
          <table:table-cell table:formula="of:= [.$E$4] * [.M82]+[.K82]" office:value-type="float" office:value="135.907637356524" calcext:value-type="float">
            <text:p>136</text:p>
          </table:table-cell>
          <table:table-cell table:formula="of:= [.$E$5] * [.M82]+[.K82]" office:value-type="float" office:value="168.861456034785" calcext:value-type="float">
            <text:p>169</text:p>
          </table:table-cell>
          <table:table-cell table:formula="of:= 7 / ([.I82] * ([.$H$10] - [.$H$9]) + [.$H$9])" office:value-type="float" office:value="1.58713078106145" calcext:value-type="float">
            <text:p>1.6</text:p>
          </table:table-cell>
          <table:table-cell table:formula="of:=[.I82]*([.O82]-[.N82]) + [.N82]" office:value-type="float" office:value="159.147899499614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2]+[.P82]" office:value-type="date" office:date-value="2017-11-22T12:42:58.605008" calcext:value-type="date">
            <text:p>Wed, Nov 22</text:p>
          </table:table-cell>
          <table:table-cell table:formula="of:= [.Q83] - MAX([.$E$6] - ([.O83]-[.Q83]); 0)" office:value-type="float" office:value="156.858777140531" calcext:value-type="float">
            <text:p>157</text:p>
          </table:table-cell>
          <table:table-cell table:formula="of:=[.I83]*([.$E$10]-[.$E$9]) + [.$E$9]" office:value-type="float" office:value="47.1324612413428" calcext:value-type="float">
            <text:p>47</text:p>
          </table:table-cell>
          <table:table-cell table:formula="of:=MIN(([.F83]-[.$B$9])/([.$B$10]-[.$B$9]);1)" office:value-type="percentage" office:value="0.714054694252061" calcext:value-type="percentage">
            <text:p>71%</text:p>
          </table:table-cell>
          <table:table-cell table:formula="of:=([.F83]-[.$B$4])/365.25" office:value-type="float" office:value="37.8933055303638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3])" office:value-type="float" office:value="179.843085711701" calcext:value-type="float">
            <text:p>180</text:p>
          </table:table-cell>
          <table:table-cell table:formula="of:=[.L83]-[.K83]" office:value-type="float" office:value="109.843085711701" calcext:value-type="float">
            <text:p>110</text:p>
          </table:table-cell>
          <table:table-cell table:formula="of:= [.$E$4] * [.M83]+[.K83]" office:value-type="float" office:value="135.90585142702" calcext:value-type="float">
            <text:p>136</text:p>
          </table:table-cell>
          <table:table-cell table:formula="of:= [.$E$5] * [.M83]+[.K83]" office:value-type="float" office:value="168.858777140531" calcext:value-type="float">
            <text:p>169</text:p>
          </table:table-cell>
          <table:table-cell table:formula="of:= 7 / ([.I83] * ([.$H$10] - [.$H$9]) + [.$H$9])" office:value-type="float" office:value="1.58081008978071" calcext:value-type="float">
            <text:p>1.6</text:p>
          </table:table-cell>
          <table:table-cell table:formula="of:=[.I83]*([.O83]-[.N83]) + [.N83]" office:value-type="float" office:value="159.436042722092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3]+[.P83]" office:value-type="date" office:date-value="2017-11-24T02:39:20.596765" calcext:value-type="date">
            <text:p>Fri, Nov 24</text:p>
          </table:table-cell>
          <table:table-cell table:formula="of:= [.Q84] - MAX([.$E$6] - ([.O84]-[.Q84]); 0)" office:value-type="float" office:value="156.856108914876" calcext:value-type="float">
            <text:p>157</text:p>
          </table:table-cell>
          <table:table-cell table:formula="of:=[.I84]*([.$E$10]-[.$E$9]) + [.$E$9]" office:value-type="float" office:value="47.5276637637871" calcext:value-type="float">
            <text:p>48</text:p>
          </table:table-cell>
          <table:table-cell table:formula="of:=MIN(([.F84]-[.$B$9])/([.$B$10]-[.$B$9]);1)" office:value-type="percentage" office:value="0.722836972528603" calcext:value-type="percentage">
            <text:p>72%</text:p>
          </table:table-cell>
          <table:table-cell table:formula="of:=([.F84]-[.$B$4])/365.25" office:value-type="float" office:value="37.8976335525124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4])" office:value-type="float" office:value="179.840121016529" calcext:value-type="float">
            <text:p>180</text:p>
          </table:table-cell>
          <table:table-cell table:formula="of:=[.L84]-[.K84]" office:value-type="float" office:value="109.840121016529" calcext:value-type="float">
            <text:p>110</text:p>
          </table:table-cell>
          <table:table-cell table:formula="of:= [.$E$4] * [.M84]+[.K84]" office:value-type="float" office:value="135.904072609917" calcext:value-type="float">
            <text:p>136</text:p>
          </table:table-cell>
          <table:table-cell table:formula="of:= [.$E$5] * [.M84]+[.K84]" office:value-type="float" office:value="168.856108914876" calcext:value-type="float">
            <text:p>169</text:p>
          </table:table-cell>
          <table:table-cell table:formula="of:= 7 / ([.I84] * ([.$H$10] - [.$H$9]) + [.$H$9])" office:value-type="float" office:value="1.57456441621922" calcext:value-type="float">
            <text:p>1.6</text:p>
          </table:table-cell>
          <table:table-cell table:formula="of:=[.I84]*([.O84]-[.N84]) + [.N84]" office:value-type="float" office:value="159.723022771246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4]+[.P84]" office:value-type="date" office:date-value="2017-11-25T16:26:42.962326" calcext:value-type="date">
            <text:p>Sat, Nov 25</text:p>
          </table:table-cell>
          <table:table-cell table:formula="of:= [.Q85] - MAX([.$E$6] - ([.O85]-[.Q85]); 0)" office:value-type="float" office:value="156.8534512312" calcext:value-type="float">
            <text:p>157</text:p>
          </table:table-cell>
          <table:table-cell table:formula="of:=[.I85]*([.$E$10]-[.$E$9]) + [.$E$9]" office:value-type="float" office:value="47.9213048678412" calcext:value-type="float">
            <text:p>48</text:p>
          </table:table-cell>
          <table:table-cell table:formula="of:=MIN(([.F85]-[.$B$9])/([.$B$10]-[.$B$9]);1)" office:value-type="percentage" office:value="0.731584552618693" calcext:value-type="percentage">
            <text:p>73%</text:p>
          </table:table-cell>
          <table:table-cell table:formula="of:=([.F85]-[.$B$4])/365.25" office:value-type="float" office:value="37.9019444749387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5])" office:value-type="float" office:value="179.837168034667" calcext:value-type="float">
            <text:p>180</text:p>
          </table:table-cell>
          <table:table-cell table:formula="of:=[.L85]-[.K85]" office:value-type="float" office:value="109.837168034667" calcext:value-type="float">
            <text:p>110</text:p>
          </table:table-cell>
          <table:table-cell table:formula="of:= [.$E$4] * [.M85]+[.K85]" office:value-type="float" office:value="135.9023008208" calcext:value-type="float">
            <text:p>136</text:p>
          </table:table-cell>
          <table:table-cell table:formula="of:= [.$E$5] * [.M85]+[.K85]" office:value-type="float" office:value="168.8534512312" calcext:value-type="float">
            <text:p>169</text:p>
          </table:table-cell>
          <table:table-cell table:formula="of:= 7 / ([.I85] * ([.$H$10] - [.$H$9]) + [.$H$9])" office:value-type="float" office:value="1.56839228694824" calcext:value-type="float">
            <text:p>1.6</text:p>
          </table:table-cell>
          <table:table-cell table:formula="of:=[.I85]*([.O85]-[.N85]) + [.N85]" office:value-type="float" office:value="160.008853452064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5]+[.P85]" office:value-type="date" office:date-value="2017-11-27T06:05:12.055918" calcext:value-type="date">
            <text:p>Mon, Nov 27</text:p>
          </table:table-cell>
          <table:table-cell table:formula="of:= [.Q86] - MAX([.$E$6] - ([.O86]-[.Q86]); 0)" office:value-type="float" office:value="156.850803965369" calcext:value-type="float">
            <text:p>157</text:p>
          </table:table-cell>
          <table:table-cell table:formula="of:=[.I86]*([.$E$10]-[.$E$9]) + [.$E$9]" office:value-type="float" office:value="48.3134029395787" calcext:value-type="float">
            <text:p>48</text:p>
          </table:table-cell>
          <table:table-cell table:formula="of:=MIN(([.F86]-[.$B$9])/([.$B$10]-[.$B$9]);1)" office:value-type="percentage" office:value="0.74029784310175" calcext:value-type="percentage">
            <text:p>74%</text:p>
          </table:table-cell>
          <table:table-cell table:formula="of:=([.F86]-[.$B$4])/365.25" office:value-type="float" office:value="37.9062384989961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6])" office:value-type="float" office:value="179.834226628188" calcext:value-type="float">
            <text:p>180</text:p>
          </table:table-cell>
          <table:table-cell table:formula="of:=[.L86]-[.K86]" office:value-type="float" office:value="109.834226628188" calcext:value-type="float">
            <text:p>110</text:p>
          </table:table-cell>
          <table:table-cell table:formula="of:= [.$E$4] * [.M86]+[.K86]" office:value-type="float" office:value="135.900535976913" calcext:value-type="float">
            <text:p>136</text:p>
          </table:table-cell>
          <table:table-cell table:formula="of:= [.$E$5] * [.M86]+[.K86]" office:value-type="float" office:value="168.850803965369" calcext:value-type="float">
            <text:p>169</text:p>
          </table:table-cell>
          <table:table-cell table:formula="of:= 7 / ([.I86] * ([.$H$10] - [.$H$9]) + [.$H$9])" office:value-type="float" office:value="1.56229226876109" calcext:value-type="float">
            <text:p>1.6</text:p>
          </table:table-cell>
          <table:table-cell table:formula="of:=[.I86]*([.O86]-[.N86]) + [.N86]" office:value-type="float" office:value="160.293548298391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6]+[.P86]" office:value-type="date" office:date-value="2017-11-28T19:34:54.107939" calcext:value-type="date">
            <text:p>Tue, Nov 28</text:p>
          </table:table-cell>
          <table:table-cell table:formula="of:= [.Q87] - MAX([.$E$6] - ([.O87]-[.Q87]); 0)" office:value-type="float" office:value="156.848166995667" calcext:value-type="float">
            <text:p>157</text:p>
          </table:table-cell>
          <table:table-cell table:formula="of:=[.I87]*([.$E$10]-[.$E$9]) + [.$E$9]" office:value-type="float" office:value="48.7039760067692" calcext:value-type="float">
            <text:p>49</text:p>
          </table:table-cell>
          <table:table-cell table:formula="of:=MIN(([.F87]-[.$B$9])/([.$B$10]-[.$B$9]);1)" office:value-type="percentage" office:value="0.74897724459487" calcext:value-type="percentage">
            <text:p>75%</text:p>
          </table:table-cell>
          <table:table-cell table:formula="of:=([.F87]-[.$B$4])/365.25" office:value-type="float" office:value="37.91051582211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7])" office:value-type="float" office:value="179.831296661852" calcext:value-type="float">
            <text:p>180</text:p>
          </table:table-cell>
          <table:table-cell table:formula="of:=[.L87]-[.K87]" office:value-type="float" office:value="109.831296661852" calcext:value-type="float">
            <text:p>110</text:p>
          </table:table-cell>
          <table:table-cell table:formula="of:= [.$E$4] * [.M87]+[.K87]" office:value-type="float" office:value="135.898777997111" calcext:value-type="float">
            <text:p>136</text:p>
          </table:table-cell>
          <table:table-cell table:formula="of:= [.$E$5] * [.M87]+[.K87]" office:value-type="float" office:value="168.848166995667" calcext:value-type="float">
            <text:p>169</text:p>
          </table:table-cell>
          <table:table-cell table:formula="of:= 7 / ([.I87] * ([.$H$10] - [.$H$9]) + [.$H$9])" office:value-type="float" office:value="1.55626296727181" calcext:value-type="float">
            <text:p>1.6</text:p>
          </table:table-cell>
          <table:table-cell table:formula="of:=[.I87]*([.O87]-[.N87]) + [.N87]" office:value-type="float" office:value="160.577120580334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7]+[.P87]" office:value-type="date" office:date-value="2017-11-30T08:55:55.228312" calcext:value-type="date">
            <text:p>Thu, Nov 30</text:p>
          </table:table-cell>
          <table:table-cell table:formula="of:= [.Q88] - MAX([.$E$6] - ([.O88]-[.Q88]); 0)" office:value-type="float" office:value="156.845540202732" calcext:value-type="float">
            <text:p>157</text:p>
          </table:table-cell>
          <table:table-cell table:formula="of:=[.I88]*([.$E$10]-[.$E$9]) + [.$E$9]" office:value-type="float" office:value="49.093041748587" calcext:value-type="float">
            <text:p>49</text:p>
          </table:table-cell>
          <table:table-cell table:formula="of:=MIN(([.F88]-[.$B$9])/([.$B$10]-[.$B$9]);1)" office:value-type="percentage" office:value="0.7576231499686" calcext:value-type="percentage">
            <text:p>76%</text:p>
          </table:table-cell>
          <table:table-cell table:formula="of:=([.F88]-[.$B$4])/365.25" office:value-type="float" office:value="37.91477663790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8])" office:value-type="float" office:value="179.828378003036" calcext:value-type="float">
            <text:p>180</text:p>
          </table:table-cell>
          <table:table-cell table:formula="of:=[.L88]-[.K88]" office:value-type="float" office:value="109.828378003036" calcext:value-type="float">
            <text:p>110</text:p>
          </table:table-cell>
          <table:table-cell table:formula="of:= [.$E$4] * [.M88]+[.K88]" office:value-type="float" office:value="135.897026801822" calcext:value-type="float">
            <text:p>136</text:p>
          </table:table-cell>
          <table:table-cell table:formula="of:= [.$E$5] * [.M88]+[.K88]" office:value-type="float" office:value="168.845540202732" calcext:value-type="float">
            <text:p>169</text:p>
          </table:table-cell>
          <table:table-cell table:formula="of:= 7 / ([.I88] * ([.$H$10] - [.$H$9]) + [.$H$9])" office:value-type="float" office:value="1.55030302557301" calcext:value-type="float">
            <text:p>1.6</text:p>
          </table:table-cell>
          <table:table-cell table:formula="of:=[.I88]*([.O88]-[.N88]) + [.N88]" office:value-type="float" office:value="160.859583311402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8]+[.P88]" office:value-type="date" office:date-value="2017-12-01T22:08:21.409721" calcext:value-type="date">
            <text:p>Fri, Dec 1</text:p>
          </table:table-cell>
          <table:table-cell table:formula="of:= [.Q89] - MAX([.$E$6] - ([.O89]-[.Q89]); 0)" office:value-type="float" office:value="156.842923469494" calcext:value-type="float">
            <text:p>157</text:p>
          </table:table-cell>
          <table:table-cell table:formula="of:=[.I89]*([.$E$10]-[.$E$9]) + [.$E$9]" office:value-type="float" office:value="49.4806175049798" calcext:value-type="float">
            <text:p>49</text:p>
          </table:table-cell>
          <table:table-cell table:formula="of:=MIN(([.F89]-[.$B$9])/([.$B$10]-[.$B$9]);1)" office:value-type="percentage" office:value="0.766235944555107" calcext:value-type="percentage">
            <text:p>77%</text:p>
          </table:table-cell>
          <table:table-cell table:formula="of:=([.F89]-[.$B$4])/365.25" office:value-type="float" office:value="37.9190211362626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9])" office:value-type="float" office:value="179.82547052166" calcext:value-type="float">
            <text:p>180</text:p>
          </table:table-cell>
          <table:table-cell table:formula="of:=[.L89]-[.K89]" office:value-type="float" office:value="109.82547052166" calcext:value-type="float">
            <text:p>110</text:p>
          </table:table-cell>
          <table:table-cell table:formula="of:= [.$E$4] * [.M89]+[.K89]" office:value-type="float" office:value="135.895282312996" calcext:value-type="float">
            <text:p>136</text:p>
          </table:table-cell>
          <table:table-cell table:formula="of:= [.$E$5] * [.M89]+[.K89]" office:value-type="float" office:value="168.842923469494" calcext:value-type="float">
            <text:p>169</text:p>
          </table:table-cell>
          <table:table-cell table:formula="of:= 7 / ([.I89] * ([.$H$10] - [.$H$9]) + [.$H$9])" office:value-type="float" office:value="1.54441112295" calcext:value-type="float">
            <text:p>1.5</text:p>
          </table:table-cell>
          <table:table-cell table:formula="of:=[.I89]*([.O89]-[.N89]) + [.N89]" office:value-type="float" office:value="161.140949255408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9]+[.P89]" office:value-type="date" office:date-value="2017-12-03T11:12:18.530744" calcext:value-type="date">
            <text:p>Sun, Dec 3</text:p>
          </table:table-cell>
          <table:table-cell table:formula="of:= [.Q90] - MAX([.$E$6] - ([.O90]-[.Q90]); 0)" office:value-type="float" office:value="156.84031668111" calcext:value-type="float">
            <text:p>157</text:p>
          </table:table-cell>
          <table:table-cell table:formula="of:=[.I90]*([.$E$10]-[.$E$9]) + [.$E$9]" office:value-type="float" office:value="49.8667202857178" calcext:value-type="float">
            <text:p>50</text:p>
          </table:table-cell>
          <table:table-cell table:formula="of:=MIN(([.F90]-[.$B$9])/([.$B$10]-[.$B$9]);1)" office:value-type="percentage" office:value="0.774816006349283" calcext:value-type="percentage">
            <text:p>77%</text:p>
          </table:table-cell>
          <table:table-cell table:formula="of:=([.F90]-[.$B$4])/365.25" office:value-type="float" office:value="37.9232495034712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0])" office:value-type="float" office:value="179.822574090122" calcext:value-type="float">
            <text:p>180</text:p>
          </table:table-cell>
          <table:table-cell table:formula="of:=[.L90]-[.K90]" office:value-type="float" office:value="109.822574090122" calcext:value-type="float">
            <text:p>110</text:p>
          </table:table-cell>
          <table:table-cell table:formula="of:= [.$E$4] * [.M90]+[.K90]" office:value-type="float" office:value="135.893544454073" calcext:value-type="float">
            <text:p>136</text:p>
          </table:table-cell>
          <table:table-cell table:formula="of:= [.$E$5] * [.M90]+[.K90]" office:value-type="float" office:value="168.84031668111" calcext:value-type="float">
            <text:p>169</text:p>
          </table:table-cell>
          <table:table-cell table:formula="of:= 7 / ([.I90] * ([.$H$10] - [.$H$9]) + [.$H$9])" office:value-type="float" office:value="1.53858597364845" calcext:value-type="float">
            <text:p>1.5</text:p>
          </table:table-cell>
          <table:table-cell table:formula="of:=[.I90]*([.O90]-[.N90]) + [.N90]" office:value-type="float" office:value="161.421230933125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0]+[.P90]" office:value-type="date" office:date-value="2017-12-05T00:07:52.358867" calcext:value-type="date">
            <text:p>Tue, Dec 5</text:p>
          </table:table-cell>
          <table:table-cell table:formula="of:= [.Q91] - MAX([.$E$6] - ([.O91]-[.Q91]); 0)" office:value-type="float" office:value="156.837719724908" calcext:value-type="float">
            <text:p>157</text:p>
          </table:table-cell>
          <table:table-cell table:formula="of:=[.I91]*([.$E$10]-[.$E$9]) + [.$E$9]" office:value-type="float" office:value="50.25136677913" calcext:value-type="float">
            <text:p>50</text:p>
          </table:table-cell>
          <table:table-cell table:formula="of:=MIN(([.F91]-[.$B$9])/([.$B$10]-[.$B$9]);1)" office:value-type="percentage" office:value="0.783363706202888" calcext:value-type="percentage">
            <text:p>78%</text:p>
          </table:table-cell>
          <table:table-cell table:formula="of:=([.F91]-[.$B$4])/365.25" office:value-type="float" office:value="37.9274619222903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1])" office:value-type="float" office:value="179.819688583231" calcext:value-type="float">
            <text:p>180</text:p>
          </table:table-cell>
          <table:table-cell table:formula="of:=[.L91]-[.K91]" office:value-type="float" office:value="109.819688583231" calcext:value-type="float">
            <text:p>110</text:p>
          </table:table-cell>
          <table:table-cell table:formula="of:= [.$E$4] * [.M91]+[.K91]" office:value-type="float" office:value="135.891813149939" calcext:value-type="float">
            <text:p>136</text:p>
          </table:table-cell>
          <table:table-cell table:formula="of:= [.$E$5] * [.M91]+[.K91]" office:value-type="float" office:value="168.837719724908" calcext:value-type="float">
            <text:p>169</text:p>
          </table:table-cell>
          <table:table-cell table:formula="of:= 7 / ([.I91] * ([.$H$10] - [.$H$9]) + [.$H$9])" office:value-type="float" office:value="1.53282632569312" calcext:value-type="float">
            <text:p>1.5</text:p>
          </table:table-cell>
          <table:table-cell table:formula="of:=[.I91]*([.O91]-[.N91]) + [.N91]" office:value-type="float" office:value="161.700440628721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1]+[.P91]" office:value-type="date" office:date-value="2017-12-06T12:55:08.553407" calcext:value-type="date">
            <text:p>Wed, Dec 6</text:p>
          </table:table-cell>
          <table:table-cell table:formula="of:= [.Q92] - MAX([.$E$6] - ([.O92]-[.Q92]); 0)" office:value-type="float" office:value="156.83513249033" calcext:value-type="float">
            <text:p>157</text:p>
          </table:table-cell>
          <table:table-cell table:formula="of:=[.I92]*([.$E$10]-[.$E$9]) + [.$E$9]" office:value-type="float" office:value="50.634573360554" calcext:value-type="float">
            <text:p>51</text:p>
          </table:table-cell>
          <table:table-cell table:formula="of:=MIN(([.F92]-[.$B$9])/([.$B$10]-[.$B$9]);1)" office:value-type="percentage" office:value="0.791879408012311" calcext:value-type="percentage">
            <text:p>79%</text:p>
          </table:table-cell>
          <table:table-cell table:formula="of:=([.F92]-[.$B$4])/365.25" office:value-type="float" office:value="37.9316585720526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2])" office:value-type="float" office:value="179.816813878144" calcext:value-type="float">
            <text:p>180</text:p>
          </table:table-cell>
          <table:table-cell table:formula="of:=[.L92]-[.K92]" office:value-type="float" office:value="109.816813878144" calcext:value-type="float">
            <text:p>110</text:p>
          </table:table-cell>
          <table:table-cell table:formula="of:= [.$E$4] * [.M92]+[.K92]" office:value-type="float" office:value="135.890088326886" calcext:value-type="float">
            <text:p>136</text:p>
          </table:table-cell>
          <table:table-cell table:formula="of:= [.$E$5] * [.M92]+[.K92]" office:value-type="float" office:value="168.83513249033" calcext:value-type="float">
            <text:p>169</text:p>
          </table:table-cell>
          <table:table-cell table:formula="of:= 7 / ([.I92] * ([.$H$10] - [.$H$9]) + [.$H$9])" office:value-type="float" office:value="1.52713095975476" calcext:value-type="float">
            <text:p>1.5</text:p>
          </table:table-cell>
          <table:table-cell table:formula="of:=[.I92]*([.O92]-[.N92]) + [.N92]" office:value-type="float" office:value="161.978590395973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2]+[.P92]" office:value-type="date" office:date-value="2017-12-08T01:34:12.66833" calcext:value-type="date">
            <text:p>Fri, Dec 8</text:p>
          </table:table-cell>
          <table:table-cell table:formula="of:= [.Q93] - MAX([.$E$6] - ([.O93]-[.Q93]); 0)" office:value-type="float" office:value="156.832554868874" calcext:value-type="float">
            <text:p>157</text:p>
          </table:table-cell>
          <table:table-cell table:formula="of:=[.I93]*([.$E$10]-[.$E$9]) + [.$E$9]" office:value-type="float" office:value="51.016356100492" calcext:value-type="float">
            <text:p>51</text:p>
          </table:table-cell>
          <table:table-cell table:formula="of:=MIN(([.F93]-[.$B$9])/([.$B$10]-[.$B$9]);1)" office:value-type="percentage" office:value="0.800363468899822" calcext:value-type="percentage">
            <text:p>80%</text:p>
          </table:table-cell>
          <table:table-cell table:formula="of:=([.F93]-[.$B$4])/365.25" office:value-type="float" office:value="37.9358396287528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3])" office:value-type="float" office:value="179.813949854304" calcext:value-type="float">
            <text:p>180</text:p>
          </table:table-cell>
          <table:table-cell table:formula="of:=[.L93]-[.K93]" office:value-type="float" office:value="109.813949854304" calcext:value-type="float">
            <text:p>110</text:p>
          </table:table-cell>
          <table:table-cell table:formula="of:= [.$E$4] * [.M93]+[.K93]" office:value-type="float" office:value="135.888369912583" calcext:value-type="float">
            <text:p>136</text:p>
          </table:table-cell>
          <table:table-cell table:formula="of:= [.$E$5] * [.M93]+[.K93]" office:value-type="float" office:value="168.832554868874" calcext:value-type="float">
            <text:p>169</text:p>
          </table:table-cell>
          <table:table-cell table:formula="of:= 7 / ([.I93] * ([.$H$10] - [.$H$9]) + [.$H$9])" office:value-type="float" office:value="1.52149868806338" calcext:value-type="float">
            <text:p>1.5</text:p>
          </table:table-cell>
          <table:table-cell table:formula="of:=[.I93]*([.O93]-[.N93]) + [.N93]" office:value-type="float" office:value="162.255692064277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3]+[.P93]" office:value-type="date" office:date-value="2017-12-09T14:05:10.154978" calcext:value-type="date">
            <text:p>Sat, Dec 9</text:p>
          </table:table-cell>
          <table:table-cell table:formula="of:= [.Q94] - MAX([.$E$6] - ([.O94]-[.Q94]); 0)" office:value-type="float" office:value="156.829986754045" calcext:value-type="float">
            <text:p>157</text:p>
          </table:table-cell>
          <table:table-cell table:formula="of:=[.I94]*([.$E$10]-[.$E$9]) + [.$E$9]" office:value-type="float" office:value="51.396730772507" calcext:value-type="float">
            <text:p>51</text:p>
          </table:table-cell>
          <table:table-cell table:formula="of:=MIN(([.F94]-[.$B$9])/([.$B$10]-[.$B$9]);1)" office:value-type="percentage" office:value="0.808816239389044" calcext:value-type="percentage">
            <text:p>81%</text:p>
          </table:table-cell>
          <table:table-cell table:formula="of:=([.F94]-[.$B$4])/365.25" office:value-type="float" office:value="37.9400052651336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4])" office:value-type="float" office:value="179.811096393384" calcext:value-type="float">
            <text:p>180</text:p>
          </table:table-cell>
          <table:table-cell table:formula="of:=[.L94]-[.K94]" office:value-type="float" office:value="109.811096393384" calcext:value-type="float">
            <text:p>110</text:p>
          </table:table-cell>
          <table:table-cell table:formula="of:= [.$E$4] * [.M94]+[.K94]" office:value-type="float" office:value="135.88665783603" calcext:value-type="float">
            <text:p>136</text:p>
          </table:table-cell>
          <table:table-cell table:formula="of:= [.$E$5] * [.M94]+[.K94]" office:value-type="float" office:value="168.829986754045" calcext:value-type="float">
            <text:p>169</text:p>
          </table:table-cell>
          <table:table-cell table:formula="of:= 7 / ([.I94] * ([.$H$10] - [.$H$9]) + [.$H$9])" office:value-type="float" office:value="1.51592835336526" calcext:value-type="float">
            <text:p>1.5</text:p>
          </table:table-cell>
          <table:table-cell table:formula="of:=[.I94]*([.O94]-[.N94]) + [.N94]" office:value-type="float" office:value="162.531757244455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4]+[.P94]" office:value-type="date" office:date-value="2017-12-11T02:28:06.364709" calcext:value-type="date">
            <text:p>Mon, Dec 11</text:p>
          </table:table-cell>
          <table:table-cell table:formula="of:= [.Q95] - MAX([.$E$6] - ([.O95]-[.Q95]); 0)" office:value-type="float" office:value="156.827428041301" calcext:value-type="float">
            <text:p>157</text:p>
          </table:table-cell>
          <table:table-cell table:formula="of:=[.I95]*([.$E$10]-[.$E$9]) + [.$E$9]" office:value-type="float" office:value="51.7757128608482" calcext:value-type="float">
            <text:p>52</text:p>
          </table:table-cell>
          <table:table-cell table:formula="of:=MIN(([.F95]-[.$B$9])/([.$B$10]-[.$B$9]);1)" office:value-type="percentage" office:value="0.817238063574405" calcext:value-type="percentage">
            <text:p>82%</text:p>
          </table:table-cell>
          <table:table-cell table:formula="of:=([.F95]-[.$B$4])/365.25" office:value-type="float" office:value="37.944155650769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5])" office:value-type="float" office:value="179.808253379223" calcext:value-type="float">
            <text:p>180</text:p>
          </table:table-cell>
          <table:table-cell table:formula="of:=[.L95]-[.K95]" office:value-type="float" office:value="109.808253379223" calcext:value-type="float">
            <text:p>110</text:p>
          </table:table-cell>
          <table:table-cell table:formula="of:= [.$E$4] * [.M95]+[.K95]" office:value-type="float" office:value="135.884952027534" calcext:value-type="float">
            <text:p>136</text:p>
          </table:table-cell>
          <table:table-cell table:formula="of:= [.$E$5] * [.M95]+[.K95]" office:value-type="float" office:value="168.827428041301" calcext:value-type="float">
            <text:p>169</text:p>
          </table:table-cell>
          <table:table-cell table:formula="of:= 7 / ([.I95] * ([.$H$10] - [.$H$9]) + [.$H$9])" office:value-type="float" office:value="1.51041882792187" calcext:value-type="float">
            <text:p>1.5</text:p>
          </table:table-cell>
          <table:table-cell table:formula="of:=[.I95]*([.O95]-[.N95]) + [.N95]" office:value-type="float" office:value="162.806797334371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5]+[.P95]" office:value-type="date" office:date-value="2017-12-12T14:43:06.551442" calcext:value-type="date">
            <text:p>Tue, Dec 12</text:p>
          </table:table-cell>
          <table:table-cell table:formula="of:= [.Q96] - MAX([.$E$6] - ([.O96]-[.Q96]); 0)" office:value-type="float" office:value="156.824878628002" calcext:value-type="float">
            <text:p>157</text:p>
          </table:table-cell>
          <table:table-cell table:formula="of:=[.I96]*([.$E$10]-[.$E$9]) + [.$E$9]" office:value-type="float" office:value="52.1533175678287" calcext:value-type="float">
            <text:p>52</text:p>
          </table:table-cell>
          <table:table-cell table:formula="of:=MIN(([.F96]-[.$B$9])/([.$B$10]-[.$B$9]);1)" office:value-type="percentage" office:value="0.825629279285082" calcext:value-type="percentage">
            <text:p>83%</text:p>
          </table:table-cell>
          <table:table-cell table:formula="of:=([.F96]-[.$B$4])/365.25" office:value-type="float" office:value="37.94829095214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6])" office:value-type="float" office:value="179.80542069778" calcext:value-type="float">
            <text:p>180</text:p>
          </table:table-cell>
          <table:table-cell table:formula="of:=[.L96]-[.K96]" office:value-type="float" office:value="109.80542069778" calcext:value-type="float">
            <text:p>110</text:p>
          </table:table-cell>
          <table:table-cell table:formula="of:= [.$E$4] * [.M96]+[.K96]" office:value-type="float" office:value="135.883252418668" calcext:value-type="float">
            <text:p>136</text:p>
          </table:table-cell>
          <table:table-cell table:formula="of:= [.$E$5] * [.M96]+[.K96]" office:value-type="float" office:value="168.824878628002" calcext:value-type="float">
            <text:p>169</text:p>
          </table:table-cell>
          <table:table-cell table:formula="of:= 7 / ([.I96] * ([.$H$10] - [.$H$9]) + [.$H$9])" office:value-type="float" office:value="1.50496901254869" calcext:value-type="float">
            <text:p>1.5</text:p>
          </table:table-cell>
          <table:table-cell table:formula="of:=[.I96]*([.O96]-[.N96]) + [.N96]" office:value-type="float" office:value="163.080823524359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6]+[.P96]" office:value-type="date" office:date-value="2017-12-14T02:50:15.874126" calcext:value-type="date">
            <text:p>Thu, Dec 14</text:p>
          </table:table-cell>
          <table:table-cell table:formula="of:= [.Q97] - MAX([.$E$6] - ([.O97]-[.Q97]); 0)" office:value-type="float" office:value="156.822338413365" calcext:value-type="float">
            <text:p>157</text:p>
          </table:table-cell>
          <table:table-cell table:formula="of:=[.I97]*([.$E$10]-[.$E$9]) + [.$E$9]" office:value-type="float" office:value="52.529559820965" calcext:value-type="float">
            <text:p>53</text:p>
          </table:table-cell>
          <table:table-cell table:formula="of:=MIN(([.F97]-[.$B$9])/([.$B$10]-[.$B$9]);1)" office:value-type="percentage" office:value="0.833990218243667" calcext:value-type="percentage">
            <text:p>83%</text:p>
          </table:table-cell>
          <table:table-cell table:formula="of:=([.F97]-[.$B$4])/365.25" office:value-type="float" office:value="37.952411332741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7])" office:value-type="float" office:value="179.802598237072" calcext:value-type="float">
            <text:p>180</text:p>
          </table:table-cell>
          <table:table-cell table:formula="of:=[.L97]-[.K97]" office:value-type="float" office:value="109.802598237072" calcext:value-type="float">
            <text:p>110</text:p>
          </table:table-cell>
          <table:table-cell table:formula="of:= [.$E$4] * [.M97]+[.K97]" office:value-type="float" office:value="135.881558942243" calcext:value-type="float">
            <text:p>136</text:p>
          </table:table-cell>
          <table:table-cell table:formula="of:= [.$E$5] * [.M97]+[.K97]" office:value-type="float" office:value="168.822338413365" calcext:value-type="float">
            <text:p>169</text:p>
          </table:table-cell>
          <table:table-cell table:formula="of:= 7 / ([.I97] * ([.$H$10] - [.$H$9]) + [.$H$9])" office:value-type="float" office:value="1.49957783569194" calcext:value-type="float">
            <text:p>1.5</text:p>
          </table:table-cell>
          <table:table-cell table:formula="of:=[.I97]*([.O97]-[.N97]) + [.N97]" office:value-type="float" office:value="163.35384680248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7]+[.P97]" office:value-type="date" office:date-value="2017-12-15T14:49:39.399129" calcext:value-type="date">
            <text:p>Fri, Dec 15</text:p>
          </table:table-cell>
          <table:table-cell table:formula="of:= [.Q98] - MAX([.$E$6] - ([.O98]-[.Q98]); 0)" office:value-type="float" office:value="156.819807298414" calcext:value-type="float">
            <text:p>157</text:p>
          </table:table-cell>
          <table:table-cell table:formula="of:=[.I98]*([.$E$10]-[.$E$9]) + [.$E$9]" office:value-type="float" office:value="52.9044542798874" calcext:value-type="float">
            <text:p>53</text:p>
          </table:table-cell>
          <table:table-cell table:formula="of:=MIN(([.F98]-[.$B$9])/([.$B$10]-[.$B$9]);1)" office:value-type="percentage" office:value="0.842321206219721" calcext:value-type="percentage">
            <text:p>84%</text:p>
          </table:table-cell>
          <table:table-cell table:formula="of:=([.F98]-[.$B$4])/365.25" office:value-type="float" office:value="37.956516953099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8])" office:value-type="float" office:value="179.799785887127" calcext:value-type="float">
            <text:p>180</text:p>
          </table:table-cell>
          <table:table-cell table:formula="of:=[.L98]-[.K98]" office:value-type="float" office:value="109.799785887127" calcext:value-type="float">
            <text:p>110</text:p>
          </table:table-cell>
          <table:table-cell table:formula="of:= [.$E$4] * [.M98]+[.K98]" office:value-type="float" office:value="135.879871532276" calcext:value-type="float">
            <text:p>136</text:p>
          </table:table-cell>
          <table:table-cell table:formula="of:= [.$E$5] * [.M98]+[.K98]" office:value-type="float" office:value="168.819807298414" calcext:value-type="float">
            <text:p>169</text:p>
          </table:table-cell>
          <table:table-cell table:formula="of:= 7 / ([.I98] * ([.$H$10] - [.$H$9]) + [.$H$9])" office:value-type="float" office:value="1.49424425254155" calcext:value-type="float">
            <text:p>1.5</text:p>
          </table:table-cell>
          <table:table-cell table:formula="of:=[.I98]*([.O98]-[.N98]) + [.N98]" office:value-type="float" office:value="163.62587795961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8]+[.P98]" office:value-type="date" office:date-value="2017-12-17T02:41:22.102549" calcext:value-type="date">
            <text:p>Sun, Dec 17</text:p>
          </table:table-cell>
          <table:table-cell table:formula="of:= [.Q99] - MAX([.$E$6] - ([.O99]-[.Q99]); 0)" office:value-type="float" office:value="156.817285185939" calcext:value-type="float">
            <text:p>157</text:p>
          </table:table-cell>
          <table:table-cell table:formula="of:=[.I99]*([.$E$10]-[.$E$9]) + [.$E$9]" office:value-type="float" office:value="53.2780153430231" calcext:value-type="float">
            <text:p>53</text:p>
          </table:table-cell>
          <table:table-cell table:formula="of:=MIN(([.F99]-[.$B$9])/([.$B$10]-[.$B$9]);1)" office:value-type="percentage" office:value="0.85062256317829" calcext:value-type="percentage">
            <text:p>85%</text:p>
          </table:table-cell>
          <table:table-cell table:formula="of:=([.F99]-[.$B$4])/365.25" office:value-type="float" office:value="37.960607970902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9])" office:value-type="float" office:value="179.796983539932" calcext:value-type="float">
            <text:p>180</text:p>
          </table:table-cell>
          <table:table-cell table:formula="of:=[.L99]-[.K99]" office:value-type="float" office:value="109.796983539932" calcext:value-type="float">
            <text:p>110</text:p>
          </table:table-cell>
          <table:table-cell table:formula="of:= [.$E$4] * [.M99]+[.K99]" office:value-type="float" office:value="135.878190123959" calcext:value-type="float">
            <text:p>136</text:p>
          </table:table-cell>
          <table:table-cell table:formula="of:= [.$E$5] * [.M99]+[.K99]" office:value-type="float" office:value="168.817285185939" calcext:value-type="float">
            <text:p>169</text:p>
          </table:table-cell>
          <table:table-cell table:formula="of:= 7 / ([.I99] * ([.$H$10] - [.$H$9]) + [.$H$9])" office:value-type="float" office:value="1.48896724417876" calcext:value-type="float">
            <text:p>1.5</text:p>
          </table:table-cell>
          <table:table-cell table:formula="of:=[.I99]*([.O99]-[.N99]) + [.N99]" office:value-type="float" office:value="163.896927594354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9]+[.P99]" office:value-type="date" office:date-value="2017-12-18T14:25:28.872446" calcext:value-type="date">
            <text:p>Mon, Dec 18</text:p>
          </table:table-cell>
          <table:table-cell table:formula="of:= [.Q100] - MAX([.$E$6] - ([.O100]-[.Q100]); 0)" office:value-type="float" office:value="156.814771980446" calcext:value-type="float">
            <text:p>157</text:p>
          </table:table-cell>
          <table:table-cell table:formula="of:=[.I100]*([.$E$10]-[.$E$9]) + [.$E$9]" office:value-type="float" office:value="53.6502571540677" calcext:value-type="float">
            <text:p>54</text:p>
          </table:table-cell>
          <table:table-cell table:formula="of:=MIN(([.F100]-[.$B$9])/([.$B$10]-[.$B$9]);1)" office:value-type="percentage" office:value="0.858894603423727" calcext:value-type="percentage">
            <text:p>86%</text:p>
          </table:table-cell>
          <table:table-cell table:formula="of:=([.F100]-[.$B$4])/365.25" office:value-type="float" office:value="37.9646845410439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0])" office:value-type="float" office:value="179.794191089385" calcext:value-type="float">
            <text:p>180</text:p>
          </table:table-cell>
          <table:table-cell table:formula="of:=[.L100]-[.K100]" office:value-type="float" office:value="109.794191089385" calcext:value-type="float">
            <text:p>110</text:p>
          </table:table-cell>
          <table:table-cell table:formula="of:= [.$E$4] * [.M100]+[.K100]" office:value-type="float" office:value="135.876514653631" calcext:value-type="float">
            <text:p>136</text:p>
          </table:table-cell>
          <table:table-cell table:formula="of:= [.$E$5] * [.M100]+[.K100]" office:value-type="float" office:value="168.814771980446" calcext:value-type="float">
            <text:p>169</text:p>
          </table:table-cell>
          <table:table-cell table:formula="of:= 7 / ([.I100] * ([.$H$10] - [.$H$9]) + [.$H$9])" office:value-type="float" office:value="1.48374581675674" calcext:value-type="float">
            <text:p>1.5</text:p>
          </table:table-cell>
          <table:table-cell table:formula="of:=[.I100]*([.O100]-[.N100]) + [.N100]" office:value-type="float" office:value="164.167006117815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0]+[.P100]" office:value-type="date" office:date-value="2017-12-20T02:02:04.511014" calcext:value-type="date">
            <text:p>Wed, Dec 20</text:p>
          </table:table-cell>
          <table:table-cell table:formula="of:= [.Q101] - MAX([.$E$6] - ([.O101]-[.Q101]); 0)" office:value-type="float" office:value="156.812267588123" calcext:value-type="float">
            <text:p>157</text:p>
          </table:table-cell>
          <table:table-cell table:formula="of:=[.I101]*([.$E$10]-[.$E$9]) + [.$E$9]" office:value-type="float" office:value="54.0211936082578" calcext:value-type="float">
            <text:p>54</text:p>
          </table:table-cell>
          <table:table-cell table:formula="of:=MIN(([.F101]-[.$B$9])/([.$B$10]-[.$B$9]);1)" office:value-type="percentage" office:value="0.867137635739063" calcext:value-type="percentage">
            <text:p>87%</text:p>
          </table:table-cell>
          <table:table-cell table:formula="of:=([.F101]-[.$B$4])/365.25" office:value-type="float" office:value="37.9687468156962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1])" office:value-type="float" office:value="179.791408431248" calcext:value-type="float">
            <text:p>180</text:p>
          </table:table-cell>
          <table:table-cell table:formula="of:=[.L101]-[.K101]" office:value-type="float" office:value="109.791408431248" calcext:value-type="float">
            <text:p>110</text:p>
          </table:table-cell>
          <table:table-cell table:formula="of:= [.$E$4] * [.M101]+[.K101]" office:value-type="float" office:value="135.874845058749" calcext:value-type="float">
            <text:p>136</text:p>
          </table:table-cell>
          <table:table-cell table:formula="of:= [.$E$5] * [.M101]+[.K101]" office:value-type="float" office:value="168.812267588123" calcext:value-type="float">
            <text:p>169</text:p>
          </table:table-cell>
          <table:table-cell table:formula="of:= 7 / ([.I101] * ([.$H$10] - [.$H$9]) + [.$H$9])" office:value-type="float" office:value="1.47857900071249" calcext:value-type="float">
            <text:p>1.5</text:p>
          </table:table-cell>
          <table:table-cell table:formula="of:=[.I101]*([.O101]-[.N101]) + [.N101]" office:value-type="float" office:value="164.436123758209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1]+[.P101]" office:value-type="date" office:date-value="2017-12-21T13:31:13.736676" calcext:value-type="date">
            <text:p>Thu, Dec 21</text:p>
          </table:table-cell>
          <table:table-cell table:formula="of:= [.Q102] - MAX([.$E$6] - ([.O102]-[.Q102]); 0)" office:value-type="float" office:value="156.809771916792" calcext:value-type="float">
            <text:p>157</text:p>
          </table:table-cell>
          <table:table-cell table:formula="of:=[.I102]*([.$E$10]-[.$E$9]) + [.$E$9]" office:value-type="float" office:value="54.3908383584367" calcext:value-type="float">
            <text:p>54</text:p>
          </table:table-cell>
          <table:table-cell table:formula="of:=MIN(([.F102]-[.$B$9])/([.$B$10]-[.$B$9]);1)" office:value-type="percentage" office:value="0.875351963520815" calcext:value-type="percentage">
            <text:p>88%</text:p>
          </table:table-cell>
          <table:table-cell table:formula="of:=([.F102]-[.$B$4])/365.25" office:value-type="float" office:value="37.9727949443771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2])" office:value-type="float" office:value="179.788635463102" calcext:value-type="float">
            <text:p>180</text:p>
          </table:table-cell>
          <table:table-cell table:formula="of:=[.L102]-[.K102]" office:value-type="float" office:value="109.788635463102" calcext:value-type="float">
            <text:p>110</text:p>
          </table:table-cell>
          <table:table-cell table:formula="of:= [.$E$4] * [.M102]+[.K102]" office:value-type="float" office:value="135.873181277861" calcext:value-type="float">
            <text:p>136</text:p>
          </table:table-cell>
          <table:table-cell table:formula="of:= [.$E$5] * [.M102]+[.K102]" office:value-type="float" office:value="168.809771916792" calcext:value-type="float">
            <text:p>169</text:p>
          </table:table-cell>
          <table:table-cell table:formula="of:= 7 / ([.I102] * ([.$H$10] - [.$H$9]) + [.$H$9])" office:value-type="float" office:value="1.47346585000911" calcext:value-type="float">
            <text:p>1.5</text:p>
          </table:table-cell>
          <table:table-cell table:formula="of:=[.I102]*([.O102]-[.N102]) + [.N102]" office:value-type="float" office:value="164.70429056533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2]+[.P102]" office:value-type="date" office:date-value="2017-12-23T00:53:01.186117" calcext:value-type="date">
            <text:p>Sat, Dec 23</text:p>
          </table:table-cell>
          <table:table-cell table:formula="of:= [.Q103] - MAX([.$E$6] - ([.O103]-[.Q103]); 0)" office:value-type="float" office:value="156.80728487587" calcext:value-type="float">
            <text:p>157</text:p>
          </table:table-cell>
          <table:table-cell table:formula="of:=[.I103]*([.$E$10]-[.$E$9]) + [.$E$9]" office:value-type="float" office:value="54.759204820939" calcext:value-type="float">
            <text:p>55</text:p>
          </table:table-cell>
          <table:table-cell table:formula="of:=MIN(([.F103]-[.$B$9])/([.$B$10]-[.$B$9]);1)" office:value-type="percentage" office:value="0.883537884909755" calcext:value-type="percentage">
            <text:p>88%</text:p>
          </table:table-cell>
          <table:table-cell table:formula="of:=([.F103]-[.$B$4])/365.25" office:value-type="float" office:value="37.9768290740144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3])" office:value-type="float" office:value="179.7858720843" calcext:value-type="float">
            <text:p>180</text:p>
          </table:table-cell>
          <table:table-cell table:formula="of:=[.L103]-[.K103]" office:value-type="float" office:value="109.7858720843" calcext:value-type="float">
            <text:p>110</text:p>
          </table:table-cell>
          <table:table-cell table:formula="of:= [.$E$4] * [.M103]+[.K103]" office:value-type="float" office:value="135.87152325058" calcext:value-type="float">
            <text:p>136</text:p>
          </table:table-cell>
          <table:table-cell table:formula="of:= [.$E$5] * [.M103]+[.K103]" office:value-type="float" office:value="168.80728487587" calcext:value-type="float">
            <text:p>169</text:p>
          </table:table-cell>
          <table:table-cell table:formula="of:= 7 / ([.I103] * ([.$H$10] - [.$H$9]) + [.$H$9])" office:value-type="float" office:value="1.46840544140649" calcext:value-type="float">
            <text:p>1.5</text:p>
          </table:table-cell>
          <table:table-cell table:formula="of:=[.I103]*([.O103]-[.N103]) + [.N103]" office:value-type="float" office:value="164.971516414881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3]+[.P103]" office:value-type="date" office:date-value="2017-12-24T12:07:31.416254" calcext:value-type="date">
            <text:p>Sun, Dec 24</text:p>
          </table:table-cell>
          <table:table-cell table:formula="of:= [.Q104] - MAX([.$E$6] - ([.O104]-[.Q104]); 0)" office:value-type="float" office:value="156.804806376337" calcext:value-type="float">
            <text:p>157</text:p>
          </table:table-cell>
          <table:table-cell table:formula="of:=[.I104]*([.$E$10]-[.$E$9]) + [.$E$9]" office:value-type="float" office:value="55.1263061812897" calcext:value-type="float">
            <text:p>55</text:p>
          </table:table-cell>
          <table:table-cell table:formula="of:=MIN(([.F104]-[.$B$9])/([.$B$10]-[.$B$9]);1)" office:value-type="percentage" office:value="0.891695692917549" calcext:value-type="percentage">
            <text:p>89%</text:p>
          </table:table-cell>
          <table:table-cell table:formula="of:=([.F104]-[.$B$4])/365.25" office:value-type="float" office:value="37.980849349008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4])" office:value-type="float" office:value="179.78311819593" calcext:value-type="float">
            <text:p>180</text:p>
          </table:table-cell>
          <table:table-cell table:formula="of:=[.L104]-[.K104]" office:value-type="float" office:value="109.78311819593" calcext:value-type="float">
            <text:p>110</text:p>
          </table:table-cell>
          <table:table-cell table:formula="of:= [.$E$4] * [.M104]+[.K104]" office:value-type="float" office:value="135.869870917558" calcext:value-type="float">
            <text:p>136</text:p>
          </table:table-cell>
          <table:table-cell table:formula="of:= [.$E$5] * [.M104]+[.K104]" office:value-type="float" office:value="168.804806376337" calcext:value-type="float">
            <text:p>169</text:p>
          </table:table-cell>
          <table:table-cell table:formula="of:= 7 / ([.I104] * ([.$H$10] - [.$H$9]) + [.$H$9])" office:value-type="float" office:value="1.46339687375967" calcext:value-type="float">
            <text:p>1.5</text:p>
          </table:table-cell>
          <table:table-cell table:formula="of:=[.I104]*([.O104]-[.N104]) + [.N104]" office:value-type="float" office:value="165.237811012668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4]+[.P104]" office:value-type="date" office:date-value="2017-12-25T23:14:48.906147" calcext:value-type="date">
            <text:p>Mon, Dec 25</text:p>
          </table:table-cell>
          <table:table-cell table:formula="of:= [.Q105] - MAX([.$E$6] - ([.O105]-[.Q105]); 0)" office:value-type="float" office:value="156.802336330689" calcext:value-type="float">
            <text:p>157</text:p>
          </table:table-cell>
          <table:table-cell table:formula="of:=[.I105]*([.$E$10]-[.$E$9]) + [.$E$9]" office:value-type="float" office:value="55.4921553997301" calcext:value-type="float">
            <text:p>55</text:p>
          </table:table-cell>
          <table:table-cell table:formula="of:=MIN(([.F105]-[.$B$9])/([.$B$10]-[.$B$9]);1)" office:value-type="percentage" office:value="0.899825675549558" calcext:value-type="percentage">
            <text:p>90%</text:p>
          </table:table-cell>
          <table:table-cell table:formula="of:=([.F105]-[.$B$4])/365.25" office:value-type="float" office:value="37.9848559112907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5])" office:value-type="float" office:value="179.780373700766" calcext:value-type="float">
            <text:p>180</text:p>
          </table:table-cell>
          <table:table-cell table:formula="of:=[.L105]-[.K105]" office:value-type="float" office:value="109.780373700766" calcext:value-type="float">
            <text:p>110</text:p>
          </table:table-cell>
          <table:table-cell table:formula="of:= [.$E$4] * [.M105]+[.K105]" office:value-type="float" office:value="135.86822422046" calcext:value-type="float">
            <text:p>136</text:p>
          </table:table-cell>
          <table:table-cell table:formula="of:= [.$E$5] * [.M105]+[.K105]" office:value-type="float" office:value="168.802336330689" calcext:value-type="float">
            <text:p>169</text:p>
          </table:table-cell>
          <table:table-cell table:formula="of:= 7 / ([.I105] * ([.$H$10] - [.$H$9]) + [.$H$9])" office:value-type="float" office:value="1.45843926734324" calcext:value-type="float">
            <text:p>1.5</text:p>
          </table:table-cell>
          <table:table-cell table:formula="of:=[.I105]*([.O105]-[.N105]) + [.N105]" office:value-type="float" office:value="165.503183898672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5]+[.P105]" office:value-type="date" office:date-value="2017-12-27T10:14:58.058845" calcext:value-type="date">
            <text:p>Wed, Dec 27</text:p>
          </table:table-cell>
          <table:table-cell table:formula="of:= [.Q106] - MAX([.$E$6] - ([.O106]-[.Q106]); 0)" office:value-type="float" office:value="156.799874652912" calcext:value-type="float">
            <text:p>157</text:p>
          </table:table-cell>
          <table:table-cell table:formula="of:=[.I106]*([.$E$10]-[.$E$9]) + [.$E$9]" office:value-type="float" office:value="55.8567652165657" calcext:value-type="float">
            <text:p>56</text:p>
          </table:table-cell>
          <table:table-cell table:formula="of:=MIN(([.F106]-[.$B$9])/([.$B$10]-[.$B$9]);1)" office:value-type="percentage" office:value="0.907928115923682" calcext:value-type="percentage">
            <text:p>91%</text:p>
          </table:table-cell>
          <table:table-cell table:formula="of:=([.F106]-[.$B$4])/365.25" office:value-type="float" office:value="37.988848900386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6])" office:value-type="float" office:value="179.777638503235" calcext:value-type="float">
            <text:p>180</text:p>
          </table:table-cell>
          <table:table-cell table:formula="of:=[.L106]-[.K106]" office:value-type="float" office:value="109.777638503235" calcext:value-type="float">
            <text:p>110</text:p>
          </table:table-cell>
          <table:table-cell table:formula="of:= [.$E$4] * [.M106]+[.K106]" office:value-type="float" office:value="135.866583101941" calcext:value-type="float">
            <text:p>136</text:p>
          </table:table-cell>
          <table:table-cell table:formula="of:= [.$E$5] * [.M106]+[.K106]" office:value-type="float" office:value="168.799874652912" calcext:value-type="float">
            <text:p>169</text:p>
          </table:table-cell>
          <table:table-cell table:formula="of:= 7 / ([.I106] * ([.$H$10] - [.$H$9]) + [.$H$9])" office:value-type="float" office:value="1.45353176320108" calcext:value-type="float">
            <text:p>1.5</text:p>
          </table:table-cell>
          <table:table-cell table:formula="of:=[.I106]*([.O106]-[.N106]) + [.N106]" office:value-type="float" office:value="165.767644450979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6]+[.P106]" office:value-type="date" office:date-value="2017-12-28T21:08:03.203186" calcext:value-type="date">
            <text:p>Thu, Dec 28</text:p>
          </table:table-cell>
          <table:table-cell table:formula="of:= [.Q107] - MAX([.$E$6] - ([.O107]-[.Q107]); 0)" office:value-type="float" office:value="156.797421258437" calcext:value-type="float">
            <text:p>157</text:p>
          </table:table-cell>
          <table:table-cell table:formula="of:=[.I107]*([.$E$10]-[.$E$9]) + [.$E$9]" office:value-type="float" office:value="56.2201481573666" calcext:value-type="float">
            <text:p>56</text:p>
          </table:table-cell>
          <table:table-cell table:formula="of:=MIN(([.F107]-[.$B$9])/([.$B$10]-[.$B$9]);1)" office:value-type="percentage" office:value="0.916003292385924" calcext:value-type="percentage">
            <text:p>92%</text:p>
          </table:table-cell>
          <table:table-cell table:formula="of:=([.F107]-[.$B$4])/365.25" office:value-type="float" office:value="37.992828453468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7])" office:value-type="float" office:value="179.774912509374" calcext:value-type="float">
            <text:p>180</text:p>
          </table:table-cell>
          <table:table-cell table:formula="of:=[.L107]-[.K107]" office:value-type="float" office:value="109.774912509374" calcext:value-type="float">
            <text:p>110</text:p>
          </table:table-cell>
          <table:table-cell table:formula="of:= [.$E$4] * [.M107]+[.K107]" office:value-type="float" office:value="135.864947505624" calcext:value-type="float">
            <text:p>136</text:p>
          </table:table-cell>
          <table:table-cell table:formula="of:= [.$E$5] * [.M107]+[.K107]" office:value-type="float" office:value="168.797421258437" calcext:value-type="float">
            <text:p>169</text:p>
          </table:table-cell>
          <table:table-cell table:formula="of:= 7 / ([.I107] * ([.$H$10] - [.$H$9]) + [.$H$9])" office:value-type="float" office:value="1.44867352251974" calcext:value-type="float">
            <text:p>1.4</text:p>
          </table:table-cell>
          <table:table-cell table:formula="of:=[.I107]*([.O107]-[.N107]) + [.N107]" office:value-type="float" office:value="166.031201889613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7]+[.P107]" office:value-type="date" office:date-value="2017-12-30T07:54:08.595532" calcext:value-type="date">
            <text:p>Sat, Dec 30</text:p>
          </table:table-cell>
          <table:table-cell table:formula="of:= [.Q108] - MAX([.$E$6] - ([.O108]-[.Q108]); 0)" office:value-type="float" office:value="156.794976064113" calcext:value-type="float">
            <text:p>157</text:p>
          </table:table-cell>
          <table:table-cell table:formula="of:=[.I108]*([.$E$10]-[.$E$9]) + [.$E$9]" office:value-type="float" office:value="56.582316537997" calcext:value-type="float">
            <text:p>57</text:p>
          </table:table-cell>
          <table:table-cell table:formula="of:=MIN(([.F108]-[.$B$9])/([.$B$10]-[.$B$9]);1)" office:value-type="percentage" office:value="0.924051478622156" calcext:value-type="percentage">
            <text:p>92%</text:p>
          </table:table-cell>
          <table:table-cell table:formula="of:=([.F108]-[.$B$4])/365.25" office:value-type="float" office:value="37.99679470541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8])" office:value-type="float" office:value="179.772195626792" calcext:value-type="float">
            <text:p>180</text:p>
          </table:table-cell>
          <table:table-cell table:formula="of:=[.L108]-[.K108]" office:value-type="float" office:value="109.772195626792" calcext:value-type="float">
            <text:p>110</text:p>
          </table:table-cell>
          <table:table-cell table:formula="of:= [.$E$4] * [.M108]+[.K108]" office:value-type="float" office:value="135.863317376075" calcext:value-type="float">
            <text:p>136</text:p>
          </table:table-cell>
          <table:table-cell table:formula="of:= [.$E$5] * [.M108]+[.K108]" office:value-type="float" office:value="168.794976064113" calcext:value-type="float">
            <text:p>169</text:p>
          </table:table-cell>
          <table:table-cell table:formula="of:= 7 / ([.I108] * ([.$H$10] - [.$H$9]) + [.$H$9])" office:value-type="float" office:value="1.44386372602508" calcext:value-type="float">
            <text:p>1.4</text:p>
          </table:table-cell>
          <table:table-cell table:formula="of:=[.I108]*([.O108]-[.N108]) + [.N108]" office:value-type="float" office:value="166.293865280237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8]+[.P108]" office:value-type="date" office:date-value="2017-12-31T18:33:18.42146" calcext:value-type="date">
            <text:p>Sun, Dec 31</text:p>
          </table:table-cell>
          <table:table-cell table:formula="of:= [.Q109] - MAX([.$E$6] - ([.O109]-[.Q109]); 0)" office:value-type="float" office:value="156.792538988173" calcext:value-type="float">
            <text:p>157</text:p>
          </table:table-cell>
          <table:table-cell table:formula="of:=[.I109]*([.$E$10]-[.$E$9]) + [.$E$9]" office:value-type="float" office:value="56.9432824695032" calcext:value-type="float">
            <text:p>57</text:p>
          </table:table-cell>
          <table:table-cell table:formula="of:=MIN(([.F109]-[.$B$9])/([.$B$10]-[.$B$9]);1)" office:value-type="percentage" office:value="0.932072943766737" calcext:value-type="percentage">
            <text:p>93%</text:p>
          </table:table-cell>
          <table:table-cell table:formula="of:=([.F109]-[.$B$4])/365.25" office:value-type="float" office:value="38.0007477888515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9])" office:value-type="float" office:value="179.769487764637" calcext:value-type="float">
            <text:p>180</text:p>
          </table:table-cell>
          <table:table-cell table:formula="of:=[.L109]-[.K109]" office:value-type="float" office:value="109.769487764637" calcext:value-type="float">
            <text:p>110</text:p>
          </table:table-cell>
          <table:table-cell table:formula="of:= [.$E$4] * [.M109]+[.K109]" office:value-type="float" office:value="135.861692658782" calcext:value-type="float">
            <text:p>136</text:p>
          </table:table-cell>
          <table:table-cell table:formula="of:= [.$E$5] * [.M109]+[.K109]" office:value-type="float" office:value="168.792538988173" calcext:value-type="float">
            <text:p>169</text:p>
          </table:table-cell>
          <table:table-cell table:formula="of:= 7 / ([.I109] * ([.$H$10] - [.$H$9]) + [.$H$9])" office:value-type="float" office:value="1.43910157340071" calcext:value-type="float">
            <text:p>1.4</text:p>
          </table:table-cell>
          <table:table-cell table:formula="of:=[.I109]*([.O109]-[.N109]) + [.N109]" office:value-type="float" office:value="166.555643537748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9]+[.P109]" office:value-type="date" office:date-value="2018-01-02T05:05:36.797402" calcext:value-type="date">
            <text:p>Tue, Jan 2</text:p>
          </table:table-cell>
          <table:table-cell table:formula="of:= [.Q110] - MAX([.$E$6] - ([.O110]-[.Q110]); 0)" office:value-type="float" office:value="156.790109950199" calcext:value-type="float">
            <text:p>157</text:p>
          </table:table-cell>
          <table:table-cell table:formula="of:=[.I110]*([.$E$10]-[.$E$9]) + [.$E$9]" office:value-type="float" office:value="57.3030578628532" calcext:value-type="float">
            <text:p>57</text:p>
          </table:table-cell>
          <table:table-cell table:formula="of:=MIN(([.F110]-[.$B$9])/([.$B$10]-[.$B$9]);1)" office:value-type="percentage" office:value="0.940067952507848" calcext:value-type="percentage">
            <text:p>94%</text:p>
          </table:table-cell>
          <table:table-cell table:formula="of:=([.F110]-[.$B$4])/365.25" office:value-type="float" office:value="38.0046878342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0])" office:value-type="float" office:value="179.766788833555" calcext:value-type="float">
            <text:p>180</text:p>
          </table:table-cell>
          <table:table-cell table:formula="of:=[.L110]-[.K110]" office:value-type="float" office:value="109.766788833555" calcext:value-type="float">
            <text:p>110</text:p>
          </table:table-cell>
          <table:table-cell table:formula="of:= [.$E$4] * [.M110]+[.K110]" office:value-type="float" office:value="135.860073300133" calcext:value-type="float">
            <text:p>136</text:p>
          </table:table-cell>
          <table:table-cell table:formula="of:= [.$E$5] * [.M110]+[.K110]" office:value-type="float" office:value="168.790109950199" calcext:value-type="float">
            <text:p>169</text:p>
          </table:table-cell>
          <table:table-cell table:formula="of:= 7 / ([.I110] * ([.$H$10] - [.$H$9]) + [.$H$9])" office:value-type="float" office:value="1.4343862827274" calcext:value-type="float">
            <text:p>1.4</text:p>
          </table:table-cell>
          <table:table-cell table:formula="of:=[.I110]*([.O110]-[.N110]) + [.N110]" office:value-type="float" office:value="166.816545429769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0]+[.P110]" office:value-type="date" office:date-value="2018-01-03T15:31:07.77223" calcext:value-type="date">
            <text:p>Wed, Jan 3</text:p>
          </table:table-cell>
          <table:table-cell table:formula="of:= [.Q111] - MAX([.$E$6] - ([.O111]-[.Q111]); 0)" office:value-type="float" office:value="156.787688871094" calcext:value-type="float">
            <text:p>157</text:p>
          </table:table-cell>
          <table:table-cell table:formula="of:=[.I111]*([.$E$10]-[.$E$9]) + [.$E$9]" office:value-type="float" office:value="57.6616544335357" calcext:value-type="float">
            <text:p>58</text:p>
          </table:table-cell>
          <table:table-cell table:formula="of:=MIN(([.F111]-[.$B$9])/([.$B$10]-[.$B$9]);1)" office:value-type="percentage" office:value="0.948036765189681" calcext:value-type="percentage">
            <text:p>95%</text:p>
          </table:table-cell>
          <table:table-cell table:formula="of:=([.F111]-[.$B$4])/365.25" office:value-type="float" office:value="38.0086149698402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1])" office:value-type="float" office:value="179.764098745659" calcext:value-type="float">
            <text:p>180</text:p>
          </table:table-cell>
          <table:table-cell table:formula="of:=[.L111]-[.K111]" office:value-type="float" office:value="109.764098745659" calcext:value-type="float">
            <text:p>110</text:p>
          </table:table-cell>
          <table:table-cell table:formula="of:= [.$E$4] * [.M111]+[.K111]" office:value-type="float" office:value="135.858459247396" calcext:value-type="float">
            <text:p>136</text:p>
          </table:table-cell>
          <table:table-cell table:formula="of:= [.$E$5] * [.M111]+[.K111]" office:value-type="float" office:value="168.787688871094" calcext:value-type="float">
            <text:p>169</text:p>
          </table:table-cell>
          <table:table-cell table:formula="of:= 7 / ([.I111] * ([.$H$10] - [.$H$9]) + [.$H$9])" office:value-type="float" office:value="1.42971708994281" calcext:value-type="float">
            <text:p>1.4</text:p>
          </table:table-cell>
          <table:table-cell table:formula="of:=[.I111]*([.O111]-[.N111]) + [.N111]" office:value-type="float" office:value="167.076579580034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1]+[.P111]" office:value-type="date" office:date-value="2018-01-05T01:49:55.328801" calcext:value-type="date">
            <text:p>Fri, Jan 5</text:p>
          </table:table-cell>
          <table:table-cell table:formula="of:= [.Q112] - MAX([.$E$6] - ([.O112]-[.Q112]); 0)" office:value-type="float" office:value="156.785275673048" calcext:value-type="float">
            <text:p>157</text:p>
          </table:table-cell>
          <table:table-cell table:formula="of:=[.I112]*([.$E$10]-[.$E$9]) + [.$E$9]" office:value-type="float" office:value="58.0190837060218" calcext:value-type="float">
            <text:p>58</text:p>
          </table:table-cell>
          <table:table-cell table:formula="of:=MIN(([.F112]-[.$B$9])/([.$B$10]-[.$B$9]);1)" office:value-type="percentage" office:value="0.955979637911595" calcext:value-type="percentage">
            <text:p>96%</text:p>
          </table:table-cell>
          <table:table-cell table:formula="of:=([.F112]-[.$B$4])/365.25" office:value-type="float" office:value="38.0125293219003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2])" office:value-type="float" office:value="179.761417414498" calcext:value-type="float">
            <text:p>180</text:p>
          </table:table-cell>
          <table:table-cell table:formula="of:=[.L112]-[.K112]" office:value-type="float" office:value="109.761417414498" calcext:value-type="float">
            <text:p>110</text:p>
          </table:table-cell>
          <table:table-cell table:formula="of:= [.$E$4] * [.M112]+[.K112]" office:value-type="float" office:value="135.856850448699" calcext:value-type="float">
            <text:p>136</text:p>
          </table:table-cell>
          <table:table-cell table:formula="of:= [.$E$5] * [.M112]+[.K112]" office:value-type="float" office:value="168.785275673048" calcext:value-type="float">
            <text:p>169</text:p>
          </table:table-cell>
          <table:table-cell table:formula="of:= 7 / ([.I112] * ([.$H$10] - [.$H$9]) + [.$H$9])" office:value-type="float" office:value="1.42509324832032" calcext:value-type="float">
            <text:p>1.4</text:p>
          </table:table-cell>
          <table:table-cell table:formula="of:=[.I112]*([.O112]-[.N112]) + [.N112]" office:value-type="float" office:value="167.335754471672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2]+[.P112]" office:value-type="date" office:date-value="2018-01-06T12:02:03.385456" calcext:value-type="date">
            <text:p>Sat, Jan 6</text:p>
          </table:table-cell>
          <table:table-cell table:formula="of:= [.Q113] - MAX([.$E$6] - ([.O113]-[.Q113]); 0)" office:value-type="float" office:value="156.782870279516" calcext:value-type="float">
            <text:p>157</text:p>
          </table:table-cell>
          <table:table-cell table:formula="of:=[.I113]*([.$E$10]-[.$E$9]) + [.$E$9]" office:value-type="float" office:value="58.3753570181016" calcext:value-type="float">
            <text:p>58</text:p>
          </table:table-cell>
          <table:table-cell table:formula="of:=MIN(([.F113]-[.$B$9])/([.$B$10]-[.$B$9]);1)" office:value-type="percentage" office:value="0.963896822624479" calcext:value-type="percentage">
            <text:p>96%</text:p>
          </table:table-cell>
          <table:table-cell table:formula="of:=([.F113]-[.$B$4])/365.25" office:value-type="float" office:value="38.016431014572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3])" office:value-type="float" office:value="179.758744755018" calcext:value-type="float">
            <text:p>180</text:p>
          </table:table-cell>
          <table:table-cell table:formula="of:=[.L113]-[.K113]" office:value-type="float" office:value="109.758744755018" calcext:value-type="float">
            <text:p>110</text:p>
          </table:table-cell>
          <table:table-cell table:formula="of:= [.$E$4] * [.M113]+[.K113]" office:value-type="float" office:value="135.855246853011" calcext:value-type="float">
            <text:p>136</text:p>
          </table:table-cell>
          <table:table-cell table:formula="of:= [.$E$5] * [.M113]+[.K113]" office:value-type="float" office:value="168.782870279516" calcext:value-type="float">
            <text:p>169</text:p>
          </table:table-cell>
          <table:table-cell table:formula="of:= 7 / ([.I113] * ([.$H$10] - [.$H$9]) + [.$H$9])" office:value-type="float" office:value="1.42051402796644" calcext:value-type="float">
            <text:p>1.4</text:p>
          </table:table-cell>
          <table:table-cell table:formula="of:=[.I113]*([.O113]-[.N113]) + [.N113]" office:value-type="float" office:value="167.594078450395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3]+[.P113]" office:value-type="date" office:date-value="2018-01-07T22:07:35.797472" calcext:value-type="date">
            <text:p>Sun, Jan 7</text:p>
          </table:table-cell>
          <table:table-cell table:formula="of:= [.Q114] - MAX([.$E$6] - ([.O114]-[.Q114]); 0)" office:value-type="float" office:value="156.780472615182" calcext:value-type="float">
            <text:p>157</text:p>
          </table:table-cell>
          <table:table-cell table:formula="of:=[.I114]*([.$E$10]-[.$E$9]) + [.$E$9]" office:value-type="float" office:value="58.7304855250932" calcext:value-type="float">
            <text:p>59</text:p>
          </table:table-cell>
          <table:table-cell table:formula="of:=MIN(([.F114]-[.$B$9])/([.$B$10]-[.$B$9]);1)" office:value-type="percentage" office:value="0.971788567224293" calcext:value-type="percentage">
            <text:p>97%</text:p>
          </table:table-cell>
          <table:table-cell table:formula="of:=([.F114]-[.$B$4])/365.25" office:value-type="float" office:value="38.0203201700216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4])" office:value-type="float" office:value="179.756080683535" calcext:value-type="float">
            <text:p>180</text:p>
          </table:table-cell>
          <table:table-cell table:formula="of:=[.L114]-[.K114]" office:value-type="float" office:value="109.756080683535" calcext:value-type="float">
            <text:p>110</text:p>
          </table:table-cell>
          <table:table-cell table:formula="of:= [.$E$4] * [.M114]+[.K114]" office:value-type="float" office:value="135.853648410121" calcext:value-type="float">
            <text:p>136</text:p>
          </table:table-cell>
          <table:table-cell table:formula="of:= [.$E$5] * [.M114]+[.K114]" office:value-type="float" office:value="168.780472615182" calcext:value-type="float">
            <text:p>169</text:p>
          </table:table-cell>
          <table:table-cell table:formula="of:= 7 / ([.I114] * ([.$H$10] - [.$H$9]) + [.$H$9])" office:value-type="float" office:value="1.41597871533581" calcext:value-type="float">
            <text:p>1.4</text:p>
          </table:table-cell>
          <table:table-cell table:formula="of:=[.I114]*([.O114]-[.N114]) + [.N114]" office:value-type="float" office:value="167.851559727603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4]+[.P114]" office:value-type="date" office:date-value="2018-01-09T08:06:36.358477" calcext:value-type="date">
            <text:p>Tue, Jan 9</text:p>
          </table:table-cell>
          <table:table-cell table:formula="of:= [.Q115] - MAX([.$E$6] - ([.O115]-[.Q115]); 0)" office:value-type="float" office:value="156.778082605933" calcext:value-type="float">
            <text:p>157</text:p>
          </table:table-cell>
          <table:table-cell table:formula="of:=[.I115]*([.$E$10]-[.$E$9]) + [.$E$9]" office:value-type="float" office:value="59.0844802039264" calcext:value-type="float">
            <text:p>59</text:p>
          </table:table-cell>
          <table:table-cell table:formula="of:=MIN(([.F115]-[.$B$9])/([.$B$10]-[.$B$9]);1)" office:value-type="percentage" office:value="0.97965511564281" calcext:value-type="percentage">
            <text:p>98%</text:p>
          </table:table-cell>
          <table:table-cell table:formula="of:=([.F115]-[.$B$4])/365.25" office:value-type="float" office:value="38.0241969084619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5])" office:value-type="float" office:value="179.753425117704" calcext:value-type="float">
            <text:p>180</text:p>
          </table:table-cell>
          <table:table-cell table:formula="of:=[.L115]-[.K115]" office:value-type="float" office:value="109.753425117704" calcext:value-type="float">
            <text:p>110</text:p>
          </table:table-cell>
          <table:table-cell table:formula="of:= [.$E$4] * [.M115]+[.K115]" office:value-type="float" office:value="135.852055070622" calcext:value-type="float">
            <text:p>136</text:p>
          </table:table-cell>
          <table:table-cell table:formula="of:= [.$E$5] * [.M115]+[.K115]" office:value-type="float" office:value="168.778082605933" calcext:value-type="float">
            <text:p>169</text:p>
          </table:table-cell>
          <table:table-cell table:formula="of:= 7 / ([.I115] * ([.$H$10] - [.$H$9]) + [.$H$9])" office:value-type="float" office:value="1.41148661276336" calcext:value-type="float">
            <text:p>1.4</text:p>
          </table:table-cell>
          <table:table-cell table:formula="of:=[.I115]*([.O115]-[.N115]) + [.N115]" office:value-type="float" office:value="168.108206383386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5]+[.P115]" office:value-type="date" office:date-value="2018-01-10T17:59:08.80182" calcext:value-type="date">
            <text:p>Wed, Jan 10</text:p>
          </table:table-cell>
          <table:table-cell table:formula="of:= [.Q116] - MAX([.$E$6] - ([.O116]-[.Q116]); 0)" office:value-type="float" office:value="156.775700178837" calcext:value-type="float">
            <text:p>157</text:p>
          </table:table-cell>
          <table:table-cell table:formula="of:=[.I116]*([.$E$10]-[.$E$9]) + [.$E$9]" office:value-type="float" office:value="59.4373518571174" calcext:value-type="float">
            <text:p>59</text:p>
          </table:table-cell>
          <table:table-cell table:formula="of:=MIN(([.F116]-[.$B$9])/([.$B$10]-[.$B$9]);1)" office:value-type="percentage" office:value="0.987496707935942" calcext:value-type="percentage">
            <text:p>99%</text:p>
          </table:table-cell>
          <table:table-cell table:formula="of:=([.F116]-[.$B$4])/365.25" office:value-type="float" office:value="38.028061348195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6])" office:value-type="float" office:value="179.750777976486" calcext:value-type="float">
            <text:p>180</text:p>
          </table:table-cell>
          <table:table-cell table:formula="of:=[.L116]-[.K116]" office:value-type="float" office:value="109.750777976486" calcext:value-type="float">
            <text:p>110</text:p>
          </table:table-cell>
          <table:table-cell table:formula="of:= [.$E$4] * [.M116]+[.K116]" office:value-type="float" office:value="135.850466785892" calcext:value-type="float">
            <text:p>136</text:p>
          </table:table-cell>
          <table:table-cell table:formula="of:= [.$E$5] * [.M116]+[.K116]" office:value-type="float" office:value="168.775700178837" calcext:value-type="float">
            <text:p>169</text:p>
          </table:table-cell>
          <table:table-cell table:formula="of:= 7 / ([.I116] * ([.$H$10] - [.$H$9]) + [.$H$9])" office:value-type="float" office:value="1.40703703801249" calcext:value-type="float">
            <text:p>1.4</text:p>
          </table:table-cell>
          <table:table-cell table:formula="of:=[.I116]*([.O116]-[.N116]) + [.N116]" office:value-type="float" office:value="168.364026369448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6]+[.P116]" office:value-type="date" office:date-value="2018-01-12T03:45:16.801904" calcext:value-type="date">
            <text:p>Fri, Jan 12</text:p>
          </table:table-cell>
          <table:table-cell table:formula="of:= [.Q117] - MAX([.$E$6] - ([.O117]-[.Q117]); 0)" office:value-type="float" office:value="156.773325262112" calcext:value-type="float">
            <text:p>157</text:p>
          </table:table-cell>
          <table:table-cell table:formula="of:=[.I117]*([.$E$10]-[.$E$9]) + [.$E$9]" office:value-type="float" office:value="59.7891111166209" calcext:value-type="float">
            <text:p>60</text:p>
          </table:table-cell>
          <table:table-cell table:formula="of:=MIN(([.F117]-[.$B$9])/([.$B$10]-[.$B$9]);1)" office:value-type="percentage" office:value="0.995313580369354" calcext:value-type="percentage">
            <text:p>100%</text:p>
          </table:table-cell>
          <table:table-cell table:formula="of:=([.F117]-[.$B$4])/365.25" office:value-type="float" office:value="38.031913605657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7])" office:value-type="float" office:value="179.748139180124" calcext:value-type="float">
            <text:p>180</text:p>
          </table:table-cell>
          <table:table-cell table:formula="of:=[.L117]-[.K117]" office:value-type="float" office:value="109.748139180124" calcext:value-type="float">
            <text:p>110</text:p>
          </table:table-cell>
          <table:table-cell table:formula="of:= [.$E$4] * [.M117]+[.K117]" office:value-type="float" office:value="135.848883508075" calcext:value-type="float">
            <text:p>136</text:p>
          </table:table-cell>
          <table:table-cell table:formula="of:= [.$E$5] * [.M117]+[.K117]" office:value-type="float" office:value="168.773325262112" calcext:value-type="float">
            <text:p>169</text:p>
          </table:table-cell>
          <table:table-cell table:formula="of:= 7 / ([.I117] * ([.$H$10] - [.$H$9]) + [.$H$9])" office:value-type="float" office:value="1.4026293238391" calcext:value-type="float">
            <text:p>1.4</text:p>
          </table:table-cell>
          <table:table-cell table:formula="of:=[.I117]*([.O117]-[.N117]) + [.N117]" office:value-type="float" office:value="168.619027511948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7]+[.P117]" office:value-type="date" office:date-value="2018-01-13T13:25:03.975484" calcext:value-type="date">
            <text:p>Sat, Jan 13</text:p>
          </table:table-cell>
          <table:table-cell table:formula="of:= [.Q118] - MAX([.$E$6] - ([.O118]-[.Q118]); 0)" office:value-type="float" office:value="156.770957785101" calcext:value-type="float">
            <text:p>157</text:p>
          </table:table-cell>
          <table:table-cell table:formula="of:=[.I118]*([.$E$10]-[.$E$9]) + [.$E$9]" office:value-type="float" office:value="60" calcext:value-type="float">
            <text:p>60</text:p>
          </table:table-cell>
          <table:table-cell table:formula="of:=MIN(([.F118]-[.$B$9])/([.$B$10]-[.$B$9]);1)" office:value-type="percentage" office:value="1" calcext:value-type="percentage">
            <text:p>100%</text:p>
          </table:table-cell>
          <table:table-cell table:formula="of:=([.F118]-[.$B$4])/365.25" office:value-type="float" office:value="38.0357537954561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8])" office:value-type="float" office:value="179.745508650113" calcext:value-type="float">
            <text:p>180</text:p>
          </table:table-cell>
          <table:table-cell table:formula="of:=[.L118]-[.K118]" office:value-type="float" office:value="109.745508650113" calcext:value-type="float">
            <text:p>110</text:p>
          </table:table-cell>
          <table:table-cell table:formula="of:= [.$E$4] * [.M118]+[.K118]" office:value-type="float" office:value="135.847305190068" calcext:value-type="float">
            <text:p>136</text:p>
          </table:table-cell>
          <table:table-cell table:formula="of:= [.$E$5] * [.M118]+[.K118]" office:value-type="float" office:value="168.770957785101" calcext:value-type="float">
            <text:p>169</text:p>
          </table:table-cell>
          <table:table-cell table:formula="of:= 7 / ([.I118] * ([.$H$10] - [.$H$9]) + [.$H$9])" office:value-type="float" office:value="1.4" calcext:value-type="float">
            <text:p>1.4</text:p>
          </table:table-cell>
          <table:table-cell table:formula="of:=[.I118]*([.O118]-[.N118]) + [.N118]" office:value-type="float" office:value="168.770957785101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8]+[.P118]" office:value-type="date" office:date-value="2018-01-14T23:01:03.975484" calcext:value-type="date">
            <text:p>Sun, Jan 14</text:p>
          </table:table-cell>
          <table:table-cell table:formula="of:= [.Q119] - MAX([.$E$6] - ([.O119]-[.Q119]); 0)" office:value-type="float" office:value="156.768594746087" calcext:value-type="float">
            <text:p>157</text:p>
          </table:table-cell>
          <table:table-cell table:formula="of:=[.I119]*([.$E$10]-[.$E$9]) + [.$E$9]" office:value-type="float" office:value="60" calcext:value-type="float">
            <text:p>60</text:p>
          </table:table-cell>
          <table:table-cell table:formula="of:=MIN(([.F119]-[.$B$9])/([.$B$10]-[.$B$9]);1)" office:value-type="percentage" office:value="1" calcext:value-type="percentage">
            <text:p>100%</text:p>
          </table:table-cell>
          <table:table-cell table:formula="of:=([.F119]-[.$B$4])/365.25" office:value-type="float" office:value="38.039586786558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9])" office:value-type="float" office:value="179.742883051208" calcext:value-type="float">
            <text:p>180</text:p>
          </table:table-cell>
          <table:table-cell table:formula="of:=[.L119]-[.K119]" office:value-type="float" office:value="109.742883051208" calcext:value-type="float">
            <text:p>110</text:p>
          </table:table-cell>
          <table:table-cell table:formula="of:= [.$E$4] * [.M119]+[.K119]" office:value-type="float" office:value="135.845729830725" calcext:value-type="float">
            <text:p>136</text:p>
          </table:table-cell>
          <table:table-cell table:formula="of:= [.$E$5] * [.M119]+[.K119]" office:value-type="float" office:value="168.768594746087" calcext:value-type="float">
            <text:p>169</text:p>
          </table:table-cell>
          <table:table-cell table:formula="of:= 7 / ([.I119] * ([.$H$10] - [.$H$9]) + [.$H$9])" office:value-type="float" office:value="1.4" calcext:value-type="float">
            <text:p>1.4</text:p>
          </table:table-cell>
          <table:table-cell table:formula="of:=[.I119]*([.O119]-[.N119]) + [.N119]" office:value-type="float" office:value="168.768594746087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9]+[.P119]" office:value-type="date" office:date-value="2018-01-16T08:37:03.975484" calcext:value-type="date">
            <text:p>Tue, Jan 16</text:p>
          </table:table-cell>
          <table:table-cell table:formula="of:= [.Q120] - MAX([.$E$6] - ([.O120]-[.Q120]); 0)" office:value-type="float" office:value="156.766231707073" calcext:value-type="float">
            <text:p>157</text:p>
          </table:table-cell>
          <table:table-cell table:formula="of:=[.I120]*([.$E$10]-[.$E$9]) + [.$E$9]" office:value-type="float" office:value="60" calcext:value-type="float">
            <text:p>60</text:p>
          </table:table-cell>
          <table:table-cell table:formula="of:=MIN(([.F120]-[.$B$9])/([.$B$10]-[.$B$9]);1)" office:value-type="percentage" office:value="1" calcext:value-type="percentage">
            <text:p>100%</text:p>
          </table:table-cell>
          <table:table-cell table:formula="of:=([.F120]-[.$B$4])/365.25" office:value-type="float" office:value="38.04341977766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20])" office:value-type="float" office:value="179.740257452303" calcext:value-type="float">
            <text:p>180</text:p>
          </table:table-cell>
          <table:table-cell table:formula="of:=[.L120]-[.K120]" office:value-type="float" office:value="109.740257452303" calcext:value-type="float">
            <text:p>110</text:p>
          </table:table-cell>
          <table:table-cell table:formula="of:= [.$E$4] * [.M120]+[.K120]" office:value-type="float" office:value="135.844154471382" calcext:value-type="float">
            <text:p>136</text:p>
          </table:table-cell>
          <table:table-cell table:formula="of:= [.$E$5] * [.M120]+[.K120]" office:value-type="float" office:value="168.766231707073" calcext:value-type="float">
            <text:p>169</text:p>
          </table:table-cell>
          <table:table-cell table:formula="of:= 7 / ([.I120] * ([.$H$10] - [.$H$9]) + [.$H$9])" office:value-type="float" office:value="1.4" calcext:value-type="float">
            <text:p>1.4</text:p>
          </table:table-cell>
          <table:table-cell table:formula="of:=[.I120]*([.O120]-[.N120]) + [.N120]" office:value-type="float" office:value="168.766231707073" calcext:value-type="float">
            <text:p>16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21:37:33.56573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7-17T21:47:38.462795467</dc:date>
    <meta:editing-duration>P27DT15H8M22S</meta:editing-duration>
    <meta:editing-cycles>66</meta:editing-cycles>
    <meta:generator>LibreOffice/4.3.3.2$Linux_X86_64 LibreOffice_project/430m0$Build-2</meta:generator>
    <dc:creator>Adam Mackler</dc:creator>
    <meta:document-statistic meta:table-count="1" meta:cell-count="1324" meta:object-count="0"/>
  </office:meta>
</office:document-meta>
</file>